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may-break-between-rows="true" table:border-model="collapsing"/>
    </style:style>
    <style:style style:name="Table1.A" style:family="table-column">
      <style:table-column-properties style:column-width="0.5597in" style:rel-column-width="5296*"/>
    </style:style>
    <style:style style:name="Table1.B" style:family="table-column">
      <style:table-column-properties style:column-width="6.3653in" style:rel-column-width="60239*"/>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0.4403in" style:rel-column-width="4166*"/>
    </style:style>
    <style:style style:name="Table2.B" style:family="table-column">
      <style:table-column-properties style:column-width="1.8681in" style:rel-column-width="17678*"/>
    </style:style>
    <style:style style:name="Table2.F" style:family="table-column">
      <style:table-column-properties style:column-width="1.8681in" style:rel-column-width="17681*"/>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F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201in" fo:border="0.05pt solid #000000" style:writing-mode="page"/>
    </style:style>
    <style:style style:name="Table3.A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style>
    <style:style style:name="Table4.A" style:family="table-column">
      <style:table-column-properties style:column-width="1.2542in" style:rel-column-width="11868*"/>
    </style:style>
    <style:style style:name="Table4.B" style:family="table-column">
      <style:table-column-properties style:column-width="5.6708in" style:rel-column-width="53667*"/>
    </style:style>
    <style:style style:name="Table4.A1" style:family="table-cell">
      <style:table-cell-properties fo:padding="0.0201in" fo:border-left="0.05pt solid #000000" fo:border-right="none" fo:border-top="0.05pt solid #000000" fo:border-bottom="0.05pt solid #000000" style:writing-mode="page"/>
    </style:style>
    <style:style style:name="Table4.B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B2" style:family="table-cell">
      <style:table-cell-properties fo:padding="0.0201in" fo:border-left="0.05pt solid #000000" fo:border-right="0.05pt solid #000000" fo:border-top="none" fo:border-bottom="0.05pt solid #000000" style:writing-mode="page"/>
    </style:style>
    <style:style style:name="P1" style:family="paragraph" style:parent-style-name="Footer">
      <style:text-properties officeooo:rsid="0091d7f9" officeooo:paragraph-rsid="0091d7f9"/>
    </style:style>
    <style:style style:name="P2" style:family="paragraph" style:parent-style-name="Footer">
      <style:text-properties officeooo:rsid="00971a12" officeooo:paragraph-rsid="00971a12"/>
    </style:style>
    <style:style style:name="P3" style:family="paragraph" style:parent-style-name="Subtitle">
      <style:text-properties officeooo:rsid="00047941" officeooo:paragraph-rsid="00047941"/>
    </style:style>
    <style:style style:name="P4" style:family="paragraph" style:parent-style-name="Text_20_body">
      <style:text-properties officeooo:rsid="00047941" officeooo:paragraph-rsid="00047941"/>
    </style:style>
    <style:style style:name="P5" style:family="paragraph" style:parent-style-name="Text_20_body">
      <loext:graphic-properties draw:fill-gradient-name="gradient" draw:fill-hatch-name="hatch"/>
      <style:paragraph-properties fo:text-align="end" style:justify-single-word="false"/>
      <style:text-properties officeooo:rsid="00047941" officeooo:paragraph-rsid="00066b86"/>
    </style:style>
    <style:style style:name="P6" style:family="paragraph" style:parent-style-name="Text_20_body">
      <loext:graphic-properties draw:fill-gradient-name="gradient" draw:fill-hatch-name="hatch"/>
      <style:paragraph-properties fo:text-align="center" style:justify-single-word="false"/>
    </style:style>
    <style:style style:name="P7" style:family="paragraph" style:parent-style-name="Text_20_body">
      <style:text-properties officeooo:rsid="0008ffbe" officeooo:paragraph-rsid="0008ffbe"/>
    </style:style>
    <style:style style:name="P8" style:family="paragraph" style:parent-style-name="Text_20_body">
      <loext:graphic-properties draw:fill-hatch-name="hatch"/>
      <style:paragraph-properties fo:padding="0.0201in" fo:border="0.06pt solid #000000"/>
      <style:text-properties officeooo:rsid="000bcf13" officeooo:paragraph-rsid="000bcf13"/>
    </style:style>
    <style:style style:name="P9" style:family="paragraph" style:parent-style-name="Text_20_body">
      <style:text-properties officeooo:rsid="000d90e5" officeooo:paragraph-rsid="000d90e5"/>
    </style:style>
    <style:style style:name="P10" style:family="paragraph" style:parent-style-name="Text_20_body">
      <loext:graphic-properties draw:fill-hatch-name="hatch"/>
      <style:paragraph-properties fo:padding="0.0201in" fo:border="0.06pt solid #000000"/>
      <style:text-properties officeooo:rsid="000d90e5" officeooo:paragraph-rsid="000d90e5"/>
    </style:style>
    <style:style style:name="P11" style:family="paragraph" style:parent-style-name="Text_20_body">
      <style:text-properties officeooo:rsid="000d90e5" officeooo:paragraph-rsid="0038ecc3"/>
    </style:style>
    <style:style style:name="P12" style:family="paragraph" style:parent-style-name="Text_20_body">
      <loext:graphic-properties draw:fill-hatch-name="hatch"/>
      <style:paragraph-properties fo:padding="0.0201in" fo:border="none"/>
      <style:text-properties officeooo:rsid="000d90e5" officeooo:paragraph-rsid="0038ecc3"/>
    </style:style>
    <style:style style:name="P13" style:family="paragraph" style:parent-style-name="Text_20_body">
      <style:text-properties officeooo:rsid="000d90e5" officeooo:paragraph-rsid="0069ff47"/>
    </style:style>
    <style:style style:name="P14" style:family="paragraph" style:parent-style-name="Text_20_body">
      <style:text-properties officeooo:rsid="000ac44f" officeooo:paragraph-rsid="000ac44f"/>
    </style:style>
    <style:style style:name="P15" style:family="paragraph" style:parent-style-name="Text_20_body">
      <style:text-properties officeooo:rsid="000de96a" officeooo:paragraph-rsid="000de96a"/>
    </style:style>
    <style:style style:name="P16" style:family="paragraph" style:parent-style-name="Text_20_body" style:master-page-name="">
      <loext:graphic-properties draw:fill-gradient-name="gradient" draw:fill-hatch-name="hatch"/>
      <style:paragraph-properties style:page-number="auto" fo:padding="0.0201in" fo:border="0.06pt solid #000000"/>
      <style:text-properties officeooo:paragraph-rsid="000bcf13"/>
    </style:style>
    <style:style style:name="P17" style:family="paragraph" style:parent-style-name="Text_20_body">
      <style:text-properties officeooo:rsid="0012bf0e" officeooo:paragraph-rsid="00136dbf"/>
    </style:style>
    <style:style style:name="P18" style:family="paragraph" style:parent-style-name="Text_20_body">
      <style:text-properties officeooo:rsid="00136dbf" officeooo:paragraph-rsid="00136dbf"/>
    </style:style>
    <style:style style:name="P19" style:family="paragraph" style:parent-style-name="Text_20_body">
      <loext:graphic-properties draw:fill-hatch-name="hatch"/>
      <style:paragraph-properties fo:margin-top="0in" fo:margin-bottom="0in" style:contextual-spacing="false" fo:padding="0.0201in" fo:border="0.06pt solid #000000"/>
      <style:text-properties officeooo:rsid="0019f23c" officeooo:paragraph-rsid="0019f23c"/>
    </style:style>
    <style:style style:name="P20" style:family="paragraph" style:parent-style-name="Text_20_body">
      <loext:graphic-properties draw:fill-hatch-name="hatch"/>
      <style:paragraph-properties fo:padding="0.0201in" fo:border="0.06pt solid #000000"/>
      <style:text-properties officeooo:rsid="0019f23c" officeooo:paragraph-rsid="0019f23c"/>
    </style:style>
    <style:style style:name="P21" style:family="paragraph" style:parent-style-name="Text_20_body">
      <loext:graphic-properties draw:fill-hatch-name="hatch"/>
      <style:paragraph-properties fo:padding="0.0201in" fo:border="none"/>
      <style:text-properties officeooo:rsid="0019f23c" officeooo:paragraph-rsid="0038ecc3"/>
    </style:style>
    <style:style style:name="P22" style:family="paragraph" style:parent-style-name="Text_20_body">
      <style:text-properties officeooo:rsid="00155354" officeooo:paragraph-rsid="00155354"/>
    </style:style>
    <style:style style:name="P23" style:family="paragraph" style:parent-style-name="Text_20_body">
      <style:text-properties officeooo:rsid="0016c468" officeooo:paragraph-rsid="0016c468"/>
    </style:style>
    <style:style style:name="P24" style:family="paragraph" style:parent-style-name="Text_20_body">
      <style:text-properties officeooo:rsid="0019692c" officeooo:paragraph-rsid="0019692c"/>
    </style:style>
    <style:style style:name="P25" style:family="paragraph" style:parent-style-name="Text_20_body">
      <style:text-properties officeooo:rsid="00199374" officeooo:paragraph-rsid="00199374"/>
    </style:style>
    <style:style style:name="P26" style:family="paragraph" style:parent-style-name="Text_20_body">
      <style:text-properties officeooo:rsid="001a00b3" officeooo:paragraph-rsid="001a00b3"/>
    </style:style>
    <style:style style:name="P27" style:family="paragraph" style:parent-style-name="Text_20_body">
      <style:text-properties officeooo:rsid="001ae3a2" officeooo:paragraph-rsid="001ae3a2"/>
    </style:style>
    <style:style style:name="P28" style:family="paragraph" style:parent-style-name="Text_20_body">
      <style:text-properties officeooo:rsid="001f7a6d" officeooo:paragraph-rsid="001f7a6d"/>
    </style:style>
    <style:style style:name="P29" style:family="paragraph" style:parent-style-name="Text_20_body">
      <style:text-properties officeooo:rsid="001ff96a" officeooo:paragraph-rsid="001ff96a"/>
    </style:style>
    <style:style style:name="P30" style:family="paragraph" style:parent-style-name="Table">
      <style:paragraph-properties fo:keep-with-next="always"/>
    </style:style>
    <style:style style:name="P31" style:family="paragraph" style:parent-style-name="Text_20_body">
      <style:text-properties officeooo:rsid="001bf41d" officeooo:paragraph-rsid="001bf41d"/>
    </style:style>
    <style:style style:name="P32" style:family="paragraph" style:parent-style-name="Text_20_body">
      <style:text-properties officeooo:rsid="001da342" officeooo:paragraph-rsid="001da342"/>
    </style:style>
    <style:style style:name="P33" style:family="paragraph" style:parent-style-name="Text_20_body">
      <loext:graphic-properties draw:fill-hatch-name="hatch"/>
      <style:paragraph-properties fo:padding="0.0201in" fo:border="0.06pt solid #000000"/>
      <style:text-properties officeooo:paragraph-rsid="002210c2"/>
    </style:style>
    <style:style style:name="P34" style:family="paragraph" style:parent-style-name="Text_20_body">
      <loext:graphic-properties draw:fill-hatch-name="hatch"/>
      <style:paragraph-properties fo:margin-top="0in" fo:margin-bottom="0in" style:contextual-spacing="false" fo:padding="0.0201in" fo:border="0.06pt solid #000000"/>
      <style:text-properties officeooo:paragraph-rsid="002210c2"/>
    </style:style>
    <style:style style:name="P35" style:family="paragraph" style:parent-style-name="Text_20_body">
      <loext:graphic-properties draw:fill-hatch-name="hatch"/>
      <style:paragraph-properties fo:margin-top="0in" fo:margin-bottom="0in" style:contextual-spacing="false" fo:padding="0.0201in" fo:border="0.06pt solid #000000"/>
      <style:text-properties officeooo:rsid="002210c2" officeooo:paragraph-rsid="002210c2"/>
    </style:style>
    <style:style style:name="P36" style:family="paragraph" style:parent-style-name="Text_20_body">
      <loext:graphic-properties draw:fill-hatch-name="hatch"/>
      <style:paragraph-properties fo:padding="0.0201in" fo:border="0.06pt solid #000000"/>
      <style:text-properties officeooo:rsid="002210c2" officeooo:paragraph-rsid="002210c2"/>
    </style:style>
    <style:style style:name="P37" style:family="paragraph" style:parent-style-name="Text_20_body">
      <loext:graphic-properties draw:fill-hatch-name="hatch"/>
      <style:paragraph-properties fo:padding="0.0201in" fo:border="0.06pt solid #000000"/>
      <style:text-properties officeooo:paragraph-rsid="001f7a6d"/>
    </style:style>
    <style:style style:name="P38" style:family="paragraph" style:parent-style-name="Text_20_body">
      <loext:graphic-properties draw:fill-hatch-name="hatch"/>
      <style:paragraph-properties fo:padding="0.0201in" fo:border="0.06pt solid #000000"/>
      <style:text-properties officeooo:paragraph-rsid="001ff96a"/>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46ee" officeooo:paragraph-rsid="003f46e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e864" officeooo:paragraph-rsid="003fe864"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6ee" officeooo:paragraph-rsid="0040b6e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27ca1a" officeooo:paragraph-rsid="0027ca1a"/>
    </style:style>
    <style:style style:name="P44" style:family="paragraph" style:parent-style-name="Text_20_body">
      <style:text-properties officeooo:rsid="0023c2b8" officeooo:paragraph-rsid="0023c2b8"/>
    </style:style>
    <style:style style:name="P45" style:family="paragraph" style:parent-style-name="Text_20_body">
      <loext:graphic-properties draw:fill-hatch-name="hatch"/>
      <style:paragraph-properties fo:padding="0.0201in" fo:border="0.06pt solid #000000"/>
      <style:text-properties officeooo:rsid="0023c2b8" officeooo:paragraph-rsid="0023c2b8"/>
    </style:style>
    <style:style style:name="P46" style:family="paragraph" style:parent-style-name="Text_20_body">
      <style:text-properties officeooo:rsid="002472b0" officeooo:paragraph-rsid="002472b0"/>
    </style:style>
    <style:style style:name="P47" style:family="paragraph" style:parent-style-name="Text_20_body">
      <loext:graphic-properties draw:fill-hatch-name="hatch"/>
      <style:paragraph-properties fo:margin-top="0in" fo:margin-bottom="0in" style:contextual-spacing="false" fo:padding="0.0201in" fo:border="0.06pt solid #000000"/>
      <style:text-properties officeooo:rsid="002472b0" officeooo:paragraph-rsid="002472b0"/>
    </style:style>
    <style:style style:name="P48" style:family="paragraph" style:parent-style-name="Text_20_body">
      <loext:graphic-properties draw:fill-hatch-name="hatch"/>
      <style:paragraph-properties fo:padding="0.0201in" fo:border="0.06pt solid #000000"/>
      <style:text-properties officeooo:rsid="002472b0" officeooo:paragraph-rsid="002472b0"/>
    </style:style>
    <style:style style:name="P49" style:family="paragraph" style:parent-style-name="Text_20_body">
      <loext:graphic-properties draw:fill-hatch-name="hatch"/>
      <style:paragraph-properties fo:padding="0.0201in" fo:border="0.06pt solid #000000"/>
      <style:text-properties officeooo:paragraph-rsid="002472b0"/>
    </style:style>
    <style:style style:name="P50" style:family="paragraph" style:parent-style-name="Text_20_body">
      <style:text-properties officeooo:rsid="0029e71c" officeooo:paragraph-rsid="0029e71c"/>
    </style:style>
    <style:style style:name="P51" style:family="paragraph" style:parent-style-name="Text_20_body">
      <loext:graphic-properties draw:fill-hatch-name="hatch"/>
      <style:paragraph-properties fo:padding="0.0201in" fo:border="0.06pt solid #000000"/>
      <style:text-properties officeooo:rsid="0029e71c" officeooo:paragraph-rsid="0029e71c"/>
    </style:style>
    <style:style style:name="P52" style:family="paragraph" style:parent-style-name="Text_20_body">
      <loext:graphic-properties draw:fill-hatch-name="hatch"/>
      <style:paragraph-properties fo:margin-top="0in" fo:margin-bottom="0in" style:contextual-spacing="false" fo:padding="0.0201in" fo:border="0.06pt solid #000000"/>
      <style:text-properties officeooo:rsid="0029e71c" officeooo:paragraph-rsid="0029e71c"/>
    </style:style>
    <style:style style:name="P53" style:family="paragraph" style:parent-style-name="Text_20_body">
      <style:text-properties officeooo:rsid="002bf0e9" officeooo:paragraph-rsid="002bf0e9"/>
    </style:style>
    <style:style style:name="P54" style:family="paragraph" style:parent-style-name="Text_20_body">
      <loext:graphic-properties draw:fill-hatch-name="hatch"/>
      <style:paragraph-properties fo:padding="0.0201in" fo:border="0.06pt solid #000000"/>
      <style:text-properties officeooo:rsid="002bf0e9" officeooo:paragraph-rsid="002bf0e9"/>
    </style:style>
    <style:style style:name="P55" style:family="paragraph" style:parent-style-name="Text_20_body">
      <loext:graphic-properties draw:fill-hatch-name="hatch"/>
      <style:paragraph-properties fo:margin-top="0in" fo:margin-bottom="0in" style:contextual-spacing="false" fo:padding="0.0201in" fo:border="0.06pt solid #000000"/>
      <style:text-properties officeooo:rsid="002bf0e9" officeooo:paragraph-rsid="002bf0e9"/>
    </style:style>
    <style:style style:name="P56" style:family="paragraph" style:parent-style-name="Text_20_body">
      <style:text-properties officeooo:rsid="002bf0e9" officeooo:paragraph-rsid="002d10b6"/>
    </style:style>
    <style:style style:name="P57" style:family="paragraph" style:parent-style-name="Text_20_body">
      <loext:graphic-properties draw:fill-hatch-name="hatch"/>
      <style:paragraph-properties fo:padding="0.0201in" fo:border="0.06pt solid #000000"/>
      <style:text-properties officeooo:paragraph-rsid="0027ca1a"/>
    </style:style>
    <style:style style:name="P58" style:family="paragraph" style:parent-style-name="Text_20_body">
      <style:text-properties officeooo:rsid="002a5698" officeooo:paragraph-rsid="002a5698"/>
    </style:style>
    <style:style style:name="P59" style:family="paragraph" style:parent-style-name="Text_20_body">
      <style:text-properties officeooo:rsid="002d10b6" officeooo:paragraph-rsid="002d10b6"/>
    </style:style>
    <style:style style:name="P60" style:family="paragraph" style:parent-style-name="Text_20_body">
      <loext:graphic-properties draw:fill-hatch-name="hatch"/>
      <style:paragraph-properties fo:padding="0.0201in" fo:border="0.06pt solid #000000"/>
      <style:text-properties officeooo:rsid="002d10b6" officeooo:paragraph-rsid="002d10b6"/>
    </style:style>
    <style:style style:name="P61" style:family="paragraph" style:parent-style-name="Text_20_body">
      <style:text-properties officeooo:rsid="002e571d" officeooo:paragraph-rsid="002e571d"/>
    </style:style>
    <style:style style:name="P62" style:family="paragraph" style:parent-style-name="Text_20_body">
      <loext:graphic-properties draw:fill-hatch-name="hatch"/>
      <style:paragraph-properties fo:padding="0.0201in" fo:border="0.06pt solid #000000"/>
      <style:text-properties officeooo:rsid="002e571d" officeooo:paragraph-rsid="002e571d"/>
    </style:style>
    <style:style style:name="P63" style:family="paragraph" style:parent-style-name="Text_20_body">
      <style:text-properties officeooo:rsid="002fc45f" officeooo:paragraph-rsid="002fc45f"/>
    </style:style>
    <style:style style:name="P64" style:family="paragraph" style:parent-style-name="Text_20_body">
      <loext:graphic-properties draw:fill-hatch-name="hatch"/>
      <style:paragraph-properties fo:padding="0.0201in" fo:border="0.06pt solid #000000"/>
      <style:text-properties officeooo:rsid="002fc45f" officeooo:paragraph-rsid="002fc45f"/>
    </style:style>
    <style:style style:name="P65" style:family="paragraph" style:parent-style-name="Text_20_body">
      <loext:graphic-properties draw:fill-hatch-name="hatch"/>
      <style:paragraph-properties fo:padding="0.0201in" fo:border="0.06pt solid #000000"/>
      <style:text-properties officeooo:paragraph-rsid="00315349"/>
    </style:style>
    <style:style style:name="P66" style:family="paragraph" style:parent-style-name="Text_20_body">
      <loext:graphic-properties draw:fill-hatch-name="hatch"/>
      <style:paragraph-properties fo:margin-top="0in" fo:margin-bottom="0in" style:contextual-spacing="false" fo:padding="0.0201in" fo:border="0.06pt solid #000000"/>
      <style:text-properties officeooo:rsid="0031df7e" officeooo:paragraph-rsid="0031df7e"/>
    </style:style>
    <style:style style:name="P67" style:family="paragraph" style:parent-style-name="Text_20_body">
      <loext:graphic-properties draw:fill-hatch-name="hatch"/>
      <style:paragraph-properties fo:margin-top="0in" fo:margin-bottom="0in" style:contextual-spacing="false" fo:padding="0.0201in" fo:border="0.06pt solid #000000"/>
      <style:text-properties officeooo:rsid="003441ed" officeooo:paragraph-rsid="003441ed"/>
    </style:style>
    <style:style style:name="P68" style:family="paragraph" style:parent-style-name="Text_20_body">
      <loext:graphic-properties draw:fill-hatch-name="hatch"/>
      <style:paragraph-properties fo:padding="0.0201in" fo:border="0.06pt solid #000000"/>
      <style:text-properties officeooo:rsid="003441ed" officeooo:paragraph-rsid="003441ed"/>
    </style:style>
    <style:style style:name="P69" style:family="paragraph" style:parent-style-name="Text_20_body">
      <style:text-properties officeooo:rsid="000d6336" officeooo:paragraph-rsid="0038ecc3"/>
    </style:style>
    <style:style style:name="P70" style:family="paragraph" style:parent-style-name="Text_20_body">
      <loext:graphic-properties draw:fill-hatch-name="hatch"/>
      <style:paragraph-properties fo:padding="0.0201in" fo:border="0.06pt solid #000000"/>
      <style:text-properties officeooo:rsid="0033d5e8" officeooo:paragraph-rsid="0033d5e8"/>
    </style:style>
    <style:style style:name="P71" style:family="paragraph" style:parent-style-name="Text_20_body">
      <loext:graphic-properties draw:fill-hatch-name="hatch"/>
      <style:paragraph-properties fo:padding="0.0201in" fo:border="none"/>
      <style:text-properties officeooo:rsid="0033d5e8" officeooo:paragraph-rsid="0038ecc3"/>
    </style:style>
    <style:style style:name="P72" style:family="paragraph" style:parent-style-name="Text_20_body">
      <style:text-properties officeooo:rsid="003738ee" officeooo:paragraph-rsid="003738ee"/>
    </style:style>
    <style:style style:name="P73" style:family="paragraph" style:parent-style-name="Text_20_body">
      <loext:graphic-properties draw:fill-hatch-name="hatch"/>
      <style:paragraph-properties fo:padding="0.0201in" fo:border="0.06pt solid #000000"/>
      <style:text-properties officeooo:rsid="003738ee" officeooo:paragraph-rsid="003738ee"/>
    </style:style>
    <style:style style:name="P74" style:family="paragraph" style:parent-style-name="Text_20_body">
      <style:text-properties officeooo:rsid="003c1d31" officeooo:paragraph-rsid="003c1d31"/>
    </style:style>
    <style:style style:name="P75" style:family="paragraph" style:parent-style-name="Text_20_body">
      <loext:graphic-properties draw:fill-hatch-name="hatch"/>
      <style:paragraph-properties fo:margin-top="0in" fo:margin-bottom="0in" style:contextual-spacing="false" fo:padding="0.0201in" fo:border="0.06pt solid #000000"/>
      <style:text-properties officeooo:rsid="003c1d31" officeooo:paragraph-rsid="003c1d31"/>
    </style:style>
    <style:style style:name="P76" style:family="paragraph" style:parent-style-name="Text_20_body">
      <loext:graphic-properties draw:fill-hatch-name="hatch"/>
      <style:paragraph-properties fo:padding="0.0201in" fo:border="0.06pt solid #000000"/>
      <style:text-properties officeooo:rsid="003c1d31" officeooo:paragraph-rsid="003c1d31"/>
    </style:style>
    <style:style style:name="P77" style:family="paragraph" style:parent-style-name="Text_20_body">
      <style:text-properties officeooo:rsid="003cf35d" officeooo:paragraph-rsid="003cf35d"/>
    </style:style>
    <style:style style:name="P78" style:family="paragraph" style:parent-style-name="Text_20_body">
      <loext:graphic-properties draw:fill-hatch-name="hatch"/>
      <style:paragraph-properties fo:margin-top="0in" fo:margin-bottom="0in" style:contextual-spacing="false" fo:padding="0.0201in" fo:border="0.06pt solid #000000"/>
      <style:text-properties officeooo:rsid="003cf35d" officeooo:paragraph-rsid="003cf35d"/>
    </style:style>
    <style:style style:name="P79" style:family="paragraph" style:parent-style-name="Text_20_body">
      <loext:graphic-properties draw:fill-hatch-name="hatch"/>
      <style:paragraph-properties fo:padding="0.0201in" fo:border="0.06pt solid #000000"/>
      <style:text-properties officeooo:rsid="003cf35d" officeooo:paragraph-rsid="003cf35d"/>
    </style:style>
    <style:style style:name="P80" style:family="paragraph" style:parent-style-name="Text_20_body">
      <loext:graphic-properties draw:fill-hatch-name="hatch"/>
      <style:paragraph-properties fo:margin-top="0in" fo:margin-bottom="0in" style:contextual-spacing="false" fo:padding="0.0201in" fo:border="0.06pt solid #000000"/>
      <style:text-properties officeooo:rsid="003cf35d" officeooo:paragraph-rsid="0043df80"/>
    </style:style>
    <style:style style:name="P81" style:family="paragraph" style:parent-style-name="Text_20_body">
      <loext:graphic-properties draw:fill-hatch-name="hatch"/>
      <style:paragraph-properties fo:margin-top="0in" fo:margin-bottom="0.1in" style:contextual-spacing="false" fo:padding="0.0201in" fo:border="0.06pt solid #000000"/>
      <style:text-properties officeooo:rsid="003cf35d" officeooo:paragraph-rsid="0043df80"/>
    </style:style>
    <style:style style:name="P82" style:family="paragraph" style:parent-style-name="Text_20_body">
      <loext:graphic-properties draw:fill-hatch-name="hatch"/>
      <style:paragraph-properties fo:padding="0.0201in" fo:border="0.06pt solid #000000"/>
      <style:text-properties officeooo:rsid="0038ecc3" officeooo:paragraph-rsid="0038ecc3"/>
    </style:style>
    <style:style style:name="P83" style:family="paragraph" style:parent-style-name="Text_20_body">
      <loext:graphic-properties draw:fill-hatch-name="hatch"/>
      <style:paragraph-properties fo:margin-top="0in" fo:margin-bottom="0in" style:contextual-spacing="false" fo:padding="0.0201in" fo:border="0.06pt solid #000000"/>
      <style:text-properties officeooo:rsid="0038ecc3" officeooo:paragraph-rsid="0038ecc3"/>
    </style:style>
    <style:style style:name="P84" style:family="paragraph" style:parent-style-name="Text_20_body">
      <style:text-properties officeooo:rsid="0038ecc3" officeooo:paragraph-rsid="0038ecc3"/>
    </style:style>
    <style:style style:name="P85" style:family="paragraph" style:parent-style-name="Text_20_body">
      <style:text-properties officeooo:rsid="003d47be" officeooo:paragraph-rsid="003d47be"/>
    </style:style>
    <style:style style:name="P86" style:family="paragraph" style:parent-style-name="Text_20_body">
      <style:text-properties officeooo:rsid="003f46ee" officeooo:paragraph-rsid="003f46ee"/>
    </style:style>
    <style:style style:name="P87" style:family="paragraph" style:parent-style-name="Text_20_body">
      <style:text-properties officeooo:rsid="0040b6ee" officeooo:paragraph-rsid="0040b6ee"/>
    </style:style>
    <style:style style:name="P88" style:family="paragraph" style:parent-style-name="Text_20_body">
      <loext:graphic-properties draw:fill-hatch-name="hatch"/>
      <style:paragraph-properties fo:margin-top="0.1in" fo:margin-bottom="0.1in" style:contextual-spacing="false"/>
      <style:text-properties officeooo:rsid="0040b6ee" officeooo:paragraph-rsid="0040b6ee"/>
    </style:style>
    <style:style style:name="P89" style:family="paragraph" style:parent-style-name="Text_20_body">
      <style:text-properties officeooo:rsid="0041b0d3" officeooo:paragraph-rsid="0041b0d3"/>
    </style:style>
    <style:style style:name="P90" style:family="paragraph" style:parent-style-name="Text_20_body">
      <style:text-properties officeooo:rsid="0042e739" officeooo:paragraph-rsid="0042e739"/>
    </style:style>
    <style:style style:name="P91" style:family="paragraph" style:parent-style-name="Text_20_body">
      <style:text-properties officeooo:rsid="0043df80" officeooo:paragraph-rsid="0043df80"/>
    </style:style>
    <style:style style:name="P92" style:family="paragraph" style:parent-style-name="Text_20_body">
      <style:text-properties officeooo:rsid="0043e93b" officeooo:paragraph-rsid="0043e93b"/>
    </style:style>
    <style:style style:name="P93" style:family="paragraph" style:parent-style-name="Text_20_body">
      <style:text-properties officeooo:rsid="004530dd" officeooo:paragraph-rsid="004530dd"/>
    </style:style>
    <style:style style:name="P94" style:family="paragraph" style:parent-style-name="Text_20_body">
      <style:text-properties officeooo:rsid="0046a41e" officeooo:paragraph-rsid="0046a41e"/>
    </style:style>
    <style:style style:name="P95" style:family="paragraph" style:parent-style-name="Text_20_body">
      <style:text-properties officeooo:rsid="0048570b" officeooo:paragraph-rsid="0048570b"/>
    </style:style>
    <style:style style:name="P96" style:family="paragraph" style:parent-style-name="Text_20_body">
      <style:text-properties officeooo:rsid="00315349" officeooo:paragraph-rsid="00315349"/>
    </style:style>
    <style:style style:name="P97" style:family="paragraph" style:parent-style-name="Text_20_body">
      <style:text-properties officeooo:rsid="004ffcf6" officeooo:paragraph-rsid="004ffcf6"/>
    </style:style>
    <style:style style:name="P98" style:family="paragraph" style:parent-style-name="Text_20_body">
      <loext:graphic-properties draw:fill-gradient-name="gradient" draw:fill-hatch-name="hatch"/>
      <style:paragraph-properties fo:padding="0.0201in" fo:border="none"/>
      <style:text-properties officeooo:rsid="004ffcf6" officeooo:paragraph-rsid="004ffcf6"/>
    </style:style>
    <style:style style:name="P99" style:family="paragraph" style:parent-style-name="Text_20_body">
      <style:text-properties officeooo:rsid="004b1d71" officeooo:paragraph-rsid="004b1d71"/>
    </style:style>
    <style:style style:name="P100" style:family="paragraph" style:parent-style-name="Text_20_body">
      <style:text-properties officeooo:rsid="004cca70" officeooo:paragraph-rsid="004cca70"/>
    </style:style>
    <style:style style:name="P101" style:family="paragraph" style:parent-style-name="Text_20_body">
      <loext:graphic-properties draw:fill-hatch-name="hatch"/>
      <style:paragraph-properties fo:margin-top="0in" fo:margin-bottom="0in" style:contextual-spacing="false" fo:padding="0.0201in" fo:border="0.06pt solid #000000"/>
      <style:text-properties officeooo:rsid="004cca70" officeooo:paragraph-rsid="004cca70"/>
    </style:style>
    <style:style style:name="P102" style:family="paragraph" style:parent-style-name="Text_20_body">
      <loext:graphic-properties draw:fill-hatch-name="hatch"/>
      <style:paragraph-properties fo:padding="0.0201in" fo:border="0.06pt solid #000000"/>
      <style:text-properties officeooo:rsid="004cca70" officeooo:paragraph-rsid="004cca70"/>
    </style:style>
    <style:style style:name="P103" style:family="paragraph" style:parent-style-name="Text_20_body">
      <style:text-properties officeooo:rsid="004cf22c" officeooo:paragraph-rsid="004cf22c"/>
    </style:style>
    <style:style style:name="P104" style:family="paragraph" style:parent-style-name="Text_20_body">
      <loext:graphic-properties draw:fill-hatch-name="hatch"/>
      <style:paragraph-properties fo:margin-top="0in" fo:margin-bottom="0in" style:contextual-spacing="false" fo:padding="0.0201in" fo:border="0.06pt solid #000000"/>
      <style:text-properties officeooo:rsid="004cf22c" officeooo:paragraph-rsid="004cf22c"/>
    </style:style>
    <style:style style:name="P105" style:family="paragraph" style:parent-style-name="Text_20_body">
      <loext:graphic-properties draw:fill-hatch-name="hatch"/>
      <style:paragraph-properties fo:padding="0.0201in" fo:border="0.06pt solid #000000"/>
      <style:text-properties officeooo:rsid="004cf22c" officeooo:paragraph-rsid="004cf22c"/>
    </style:style>
    <style:style style:name="P106" style:family="paragraph" style:parent-style-name="Text_20_body">
      <style:text-properties officeooo:rsid="004e82b6" officeooo:paragraph-rsid="004e82b6"/>
    </style:style>
    <style:style style:name="P107" style:family="paragraph" style:parent-style-name="Text_20_body">
      <loext:graphic-properties draw:fill-gradient-name="gradient" draw:fill-hatch-name="hatch"/>
      <style:paragraph-properties fo:margin-top="0in" fo:margin-bottom="0in" style:contextual-spacing="false" fo:padding="0.0201in" fo:border="0.06pt solid #000000"/>
      <style:text-properties officeooo:rsid="004e82b6" officeooo:paragraph-rsid="004e82b6"/>
    </style:style>
    <style:style style:name="P108" style:family="paragraph" style:parent-style-name="Text_20_body">
      <loext:graphic-properties draw:fill-gradient-name="gradient" draw:fill-hatch-name="hatch"/>
      <style:paragraph-properties fo:padding="0.0201in" fo:border="0.06pt solid #000000"/>
      <style:text-properties officeooo:rsid="004e82b6" officeooo:paragraph-rsid="004e82b6"/>
    </style:style>
    <style:style style:name="P109" style:family="paragraph" style:parent-style-name="Text_20_body">
      <loext:graphic-properties draw:fill-hatch-name="hatch"/>
      <style:paragraph-properties fo:padding="0.0201in" fo:border="0.06pt solid #000000"/>
      <style:text-properties officeooo:rsid="004e82b6" officeooo:paragraph-rsid="004e82b6"/>
    </style:style>
    <style:style style:name="P110" style:family="paragraph" style:parent-style-name="Text_20_body">
      <loext:graphic-properties draw:fill-hatch-name="hatch"/>
      <style:paragraph-properties fo:padding="0.0201in" fo:border="none"/>
      <style:text-properties officeooo:rsid="0048f32e" officeooo:paragraph-rsid="0048f32e"/>
    </style:style>
    <style:style style:name="P111" style:family="paragraph" style:parent-style-name="Text_20_body">
      <loext:graphic-properties draw:fill-gradient-name="gradient" draw:fill-hatch-name="hatch"/>
      <style:paragraph-properties fo:padding="0.0201in" fo:border="none"/>
      <style:text-properties officeooo:rsid="0050bb8e" officeooo:paragraph-rsid="0050bb8e"/>
    </style:style>
    <style:style style:name="P112" style:family="paragraph" style:parent-style-name="Text_20_body">
      <loext:graphic-properties draw:fill-gradient-name="gradient" draw:fill-hatch-name="hatch"/>
      <style:paragraph-properties fo:margin-top="0in" fo:margin-bottom="0in" style:contextual-spacing="false" fo:padding="0.0201in" fo:border="0.06pt solid #000000"/>
      <style:text-properties officeooo:rsid="0050bb8e" officeooo:paragraph-rsid="0050bb8e"/>
    </style:style>
    <style:style style:name="P113" style:family="paragraph" style:parent-style-name="Text_20_body">
      <loext:graphic-properties draw:fill-gradient-name="gradient" draw:fill-hatch-name="hatch"/>
      <style:paragraph-properties fo:padding="0.0201in" fo:border="0.06pt solid #000000"/>
      <style:text-properties officeooo:rsid="0050bb8e" officeooo:paragraph-rsid="0050bb8e"/>
    </style:style>
    <style:style style:name="P114" style:family="paragraph" style:parent-style-name="Text_20_body">
      <loext:graphic-properties draw:fill-gradient-name="gradient" draw:fill-hatch-name="hatch"/>
      <style:paragraph-properties fo:padding="0.0201in" fo:border="none"/>
      <style:text-properties officeooo:rsid="0050bb8e" officeooo:paragraph-rsid="0050c53b"/>
    </style:style>
    <style:style style:name="P115" style:family="paragraph" style:parent-style-name="Text_20_body">
      <loext:graphic-properties draw:fill-gradient-name="gradient" draw:fill-hatch-name="hatch"/>
      <style:paragraph-properties fo:padding="0.0201in" fo:border="none"/>
      <style:text-properties officeooo:rsid="0050c53b" officeooo:paragraph-rsid="0050c53b"/>
    </style:style>
    <style:style style:name="P116" style:family="paragraph" style:parent-style-name="Text_20_body">
      <loext:graphic-properties draw:fill-gradient-name="gradient" draw:fill-hatch-name="hatch"/>
      <style:paragraph-properties fo:padding="0.0201in" fo:border="none"/>
      <style:text-properties officeooo:rsid="0051c64c" officeooo:paragraph-rsid="0051c64c"/>
    </style:style>
    <style:style style:name="P117" style:family="paragraph" style:parent-style-name="Text_20_body">
      <style:text-properties officeooo:rsid="00564c39" officeooo:paragraph-rsid="00564c39"/>
    </style:style>
    <style:style style:name="P118" style:family="paragraph" style:parent-style-name="Text_20_body">
      <style:text-properties officeooo:rsid="00587c22" officeooo:paragraph-rsid="00587c22"/>
    </style:style>
    <style:style style:name="P119" style:family="paragraph" style:parent-style-name="Text_20_body">
      <style:text-properties officeooo:rsid="0059dcb8" officeooo:paragraph-rsid="0059dcb8"/>
    </style:style>
    <style:style style:name="P120" style:family="paragraph" style:parent-style-name="Text_20_body">
      <loext:graphic-properties draw:fill-hatch-name="hatch"/>
      <style:paragraph-properties fo:margin-top="0in" fo:margin-bottom="0in" style:contextual-spacing="false" fo:padding="0.0201in" fo:border="0.06pt solid #000000"/>
      <style:text-properties officeooo:rsid="0059dcb8" officeooo:paragraph-rsid="0059dcb8"/>
    </style:style>
    <style:style style:name="P121" style:family="paragraph" style:parent-style-name="Text_20_body">
      <loext:graphic-properties draw:fill-hatch-name="hatch"/>
      <style:paragraph-properties fo:padding="0.0201in" fo:border="0.06pt solid #000000"/>
      <style:text-properties officeooo:rsid="0059dcb8" officeooo:paragraph-rsid="0059dcb8"/>
    </style:style>
    <style:style style:name="P122" style:family="paragraph" style:parent-style-name="Text_20_body">
      <style:text-properties officeooo:rsid="005ad31a" officeooo:paragraph-rsid="005ad31a"/>
    </style:style>
    <style:style style:name="P123" style:family="paragraph" style:parent-style-name="Text_20_body">
      <style:text-properties officeooo:rsid="005c4f05" officeooo:paragraph-rsid="005c4f05"/>
    </style:style>
    <style:style style:name="P124" style:family="paragraph" style:parent-style-name="Text_20_body">
      <style:text-properties officeooo:rsid="005d1818" officeooo:paragraph-rsid="005d1818"/>
    </style:style>
    <style:style style:name="P125" style:family="paragraph" style:parent-style-name="Text_20_body">
      <style:text-properties officeooo:rsid="005fd250" officeooo:paragraph-rsid="005fd250"/>
    </style:style>
    <style:style style:name="P126" style:family="paragraph" style:parent-style-name="Text_20_body">
      <style:text-properties officeooo:rsid="005fd250" officeooo:paragraph-rsid="00622b28"/>
    </style:style>
    <style:style style:name="P127" style:family="paragraph" style:parent-style-name="Text_20_body">
      <style:text-properties officeooo:rsid="00622b28" officeooo:paragraph-rsid="00622b28"/>
    </style:style>
    <style:style style:name="P128" style:family="paragraph" style:parent-style-name="Text_20_body">
      <style:text-properties officeooo:rsid="00637c27" officeooo:paragraph-rsid="00637c27"/>
    </style:style>
    <style:style style:name="P129" style:family="paragraph" style:parent-style-name="Text_20_body">
      <style:text-properties officeooo:rsid="00637c27" officeooo:paragraph-rsid="00ab43bf"/>
    </style:style>
    <style:style style:name="P130" style:family="paragraph" style:parent-style-name="Text_20_body">
      <style:text-properties officeooo:rsid="006549b1" officeooo:paragraph-rsid="006549b1"/>
    </style:style>
    <style:style style:name="P131" style:family="paragraph" style:parent-style-name="Text_20_body">
      <style:text-properties officeooo:rsid="00658cf0" officeooo:paragraph-rsid="00658cf0"/>
    </style:style>
    <style:style style:name="P132" style:family="paragraph" style:parent-style-name="Text_20_body">
      <style:text-properties officeooo:rsid="006623cf" officeooo:paragraph-rsid="006623cf"/>
    </style:style>
    <style:style style:name="P133" style:family="paragraph" style:parent-style-name="Text_20_body">
      <style:text-properties officeooo:rsid="0075f854" officeooo:paragraph-rsid="0075f854"/>
    </style:style>
    <style:style style:name="P134" style:family="paragraph" style:parent-style-name="Text_20_body">
      <style:text-properties officeooo:rsid="0076d47f" officeooo:paragraph-rsid="0076d47f"/>
    </style:style>
    <style:style style:name="P135" style:family="paragraph" style:parent-style-name="Text_20_body">
      <style:text-properties officeooo:rsid="0076d47f" officeooo:paragraph-rsid="007c059a"/>
    </style:style>
    <style:style style:name="P136" style:family="paragraph" style:parent-style-name="Text_20_body">
      <style:text-properties officeooo:rsid="007918ed" officeooo:paragraph-rsid="007918ed"/>
    </style:style>
    <style:style style:name="P137" style:family="paragraph" style:parent-style-name="Text_20_body">
      <style:text-properties officeooo:rsid="007af5cb" officeooo:paragraph-rsid="007af5cb"/>
    </style:style>
    <style:style style:name="P138" style:family="paragraph" style:parent-style-name="Text_20_body">
      <style:text-properties officeooo:rsid="007c059a" officeooo:paragraph-rsid="007c059a"/>
    </style:style>
    <style:style style:name="P139" style:family="paragraph" style:parent-style-name="Text_20_body">
      <style:text-properties officeooo:rsid="007cb118" officeooo:paragraph-rsid="007cb118"/>
    </style:style>
    <style:style style:name="P140" style:family="paragraph" style:parent-style-name="Table_20_Contents">
      <style:text-properties officeooo:rsid="00767978" officeooo:paragraph-rsid="00767978"/>
    </style:style>
    <style:style style:name="P141" style:family="paragraph" style:parent-style-name="Table_20_Contents">
      <style:text-properties officeooo:rsid="007e3f67" officeooo:paragraph-rsid="007e3f67"/>
    </style:style>
    <style:style style:name="P142" style:family="paragraph" style:parent-style-name="Text_20_body">
      <loext:graphic-properties draw:fill-hatch-name="hatch"/>
      <style:paragraph-properties fo:margin-top="0.1in" fo:margin-bottom="0.1in" style:contextual-spacing="false"/>
      <style:text-properties officeooo:rsid="007e3f67" officeooo:paragraph-rsid="007e3f67"/>
    </style:style>
    <style:style style:name="P143" style:family="paragraph" style:parent-style-name="Table_20_Contents">
      <style:text-properties officeooo:rsid="007e3f67" officeooo:paragraph-rsid="00d3ad5a"/>
    </style:style>
    <style:style style:name="P144" style:family="paragraph" style:parent-style-name="Text_20_body">
      <style:text-properties officeooo:rsid="0078b896" officeooo:paragraph-rsid="0078b896"/>
    </style:style>
    <style:style style:name="P145" style:family="paragraph" style:parent-style-name="Text_20_body">
      <style:text-properties officeooo:rsid="0081a372" officeooo:paragraph-rsid="0081a372"/>
    </style:style>
    <style:style style:name="P146" style:family="paragraph" style:parent-style-name="Text_20_body">
      <loext:graphic-properties draw:fill-hatch-name="hatch"/>
      <style:paragraph-properties fo:padding="0.0201in" fo:border="0.06pt solid #000000"/>
      <style:text-properties officeooo:rsid="0081a372" officeooo:paragraph-rsid="0081a372"/>
    </style:style>
    <style:style style:name="P147" style:family="paragraph" style:parent-style-name="Text_20_body">
      <loext:graphic-properties draw:fill-hatch-name="hatch"/>
      <style:paragraph-properties fo:padding="0.0201in" fo:border="0.06pt solid #000000"/>
      <style:text-properties officeooo:rsid="0081a372" officeooo:paragraph-rsid="0087eed1"/>
    </style:style>
    <style:style style:name="P148" style:family="paragraph" style:parent-style-name="Text_20_body">
      <loext:graphic-properties draw:fill-hatch-name="hatch"/>
      <style:paragraph-properties fo:padding="0.0201in" fo:border="none"/>
      <style:text-properties officeooo:rsid="0081a372" officeooo:paragraph-rsid="009d0f58"/>
    </style:style>
    <style:style style:name="P149" style:family="paragraph" style:parent-style-name="Text_20_body">
      <style:text-properties officeooo:rsid="0084313e" officeooo:paragraph-rsid="0084313e"/>
    </style:style>
    <style:style style:name="P150" style:family="paragraph" style:parent-style-name="Text_20_body">
      <style:text-properties officeooo:rsid="0080455c" officeooo:paragraph-rsid="0080455c"/>
    </style:style>
    <style:style style:name="P151" style:family="paragraph" style:parent-style-name="Text_20_body">
      <style:text-properties officeooo:rsid="0080455c" officeooo:paragraph-rsid="0084313e"/>
    </style:style>
    <style:style style:name="P152" style:family="paragraph" style:parent-style-name="Text_20_body">
      <style:text-properties officeooo:rsid="0080c803" officeooo:paragraph-rsid="0080c803"/>
    </style:style>
    <style:style style:name="P153" style:family="paragraph" style:parent-style-name="Text_20_body">
      <loext:graphic-properties draw:fill-hatch-name="hatch"/>
      <style:paragraph-properties fo:margin-top="0in" fo:margin-bottom="0in" style:contextual-spacing="false" fo:padding="0.0201in" fo:border="0.06pt solid #000000"/>
      <style:text-properties officeooo:rsid="0080c803" officeooo:paragraph-rsid="0080c803"/>
    </style:style>
    <style:style style:name="P154" style:family="paragraph" style:parent-style-name="Text_20_body">
      <loext:graphic-properties draw:fill-hatch-name="hatch"/>
      <style:paragraph-properties fo:padding="0.0201in" fo:border="0.06pt solid #000000"/>
      <style:text-properties officeooo:rsid="0080c803" officeooo:paragraph-rsid="0080c803"/>
    </style:style>
    <style:style style:name="P155" style:family="paragraph" style:parent-style-name="Text_20_body">
      <style:text-properties officeooo:rsid="00821db8" officeooo:paragraph-rsid="0082ca05"/>
    </style:style>
    <style:style style:name="P156" style:family="paragraph" style:parent-style-name="Text_20_body">
      <style:text-properties officeooo:rsid="0084eda0" officeooo:paragraph-rsid="0084eda0"/>
    </style:style>
    <style:style style:name="P157" style:family="paragraph" style:parent-style-name="Text_20_body">
      <loext:graphic-properties draw:fill-hatch-name="hatch"/>
      <style:paragraph-properties fo:margin-top="0in" fo:margin-bottom="0in" style:contextual-spacing="false" fo:padding="0.0201in" fo:border="0.06pt solid #000000"/>
      <style:text-properties officeooo:rsid="0084eda0" officeooo:paragraph-rsid="0084eda0"/>
    </style:style>
    <style:style style:name="P158" style:family="paragraph" style:parent-style-name="Text_20_body">
      <loext:graphic-properties draw:fill-hatch-name="hatch"/>
      <style:paragraph-properties fo:padding="0.0201in" fo:border="0.06pt solid #000000"/>
      <style:text-properties officeooo:rsid="0084eda0" officeooo:paragraph-rsid="0084eda0"/>
    </style:style>
    <style:style style:name="P159" style:family="paragraph" style:parent-style-name="Text_20_body">
      <style:text-properties officeooo:rsid="008838f7" officeooo:paragraph-rsid="008838f7"/>
    </style:style>
    <style:style style:name="P160" style:family="paragraph" style:parent-style-name="Text_20_body">
      <style:text-properties officeooo:rsid="0089df35" officeooo:paragraph-rsid="0089df35"/>
    </style:style>
    <style:style style:name="P161" style:family="paragraph" style:parent-style-name="Text_20_body">
      <style:text-properties officeooo:rsid="0089df35" officeooo:paragraph-rsid="008a73cf"/>
    </style:style>
    <style:style style:name="P162" style:family="paragraph" style:parent-style-name="Text_20_body">
      <loext:graphic-properties draw:fill-hatch-name="hatch"/>
      <style:paragraph-properties fo:padding="0.0201in" fo:border="none"/>
      <style:text-properties officeooo:rsid="00868928" officeooo:paragraph-rsid="00868928"/>
    </style:style>
    <style:style style:name="P163" style:family="paragraph" style:parent-style-name="Text_20_body">
      <style:text-properties officeooo:rsid="008a73cf" officeooo:paragraph-rsid="008a73cf"/>
    </style:style>
    <style:style style:name="P164" style:family="paragraph" style:parent-style-name="Text_20_body">
      <style:text-properties officeooo:rsid="008a9578" officeooo:paragraph-rsid="008a9578"/>
    </style:style>
    <style:style style:name="P165" style:family="paragraph" style:parent-style-name="Text_20_body">
      <loext:graphic-properties draw:fill-hatch-name="hatch"/>
      <style:paragraph-properties fo:padding="0.0201in" fo:border="none"/>
      <style:text-properties officeooo:rsid="008c452e" officeooo:paragraph-rsid="008c452e"/>
    </style:style>
    <style:style style:name="P166" style:family="paragraph" style:parent-style-name="Text_20_body">
      <style:text-properties officeooo:rsid="0066ee03" officeooo:paragraph-rsid="008f5960"/>
    </style:style>
    <style:style style:name="P167" style:family="paragraph" style:parent-style-name="Text_20_body">
      <style:text-properties officeooo:rsid="0091fa22" officeooo:paragraph-rsid="0091fa22"/>
    </style:style>
    <style:style style:name="P168" style:family="paragraph" style:parent-style-name="Text_20_body">
      <loext:graphic-properties draw:fill-hatch-name="hatch"/>
      <style:paragraph-properties fo:margin-top="0in" fo:margin-bottom="0in" style:contextual-spacing="false" fo:padding="0.0201in" fo:border="0.06pt solid #000000"/>
      <style:text-properties officeooo:rsid="0091fa22" officeooo:paragraph-rsid="0091fa22"/>
    </style:style>
    <style:style style:name="P169" style:family="paragraph" style:parent-style-name="Text_20_body" style:master-page-name="">
      <loext:graphic-properties draw:fill-hatch-name="hatch"/>
      <style:paragraph-properties fo:margin-top="0in" fo:margin-bottom="0in" style:contextual-spacing="false" style:page-number="auto" fo:padding="0.0201in" fo:border="0.06pt solid #000000"/>
      <style:text-properties officeooo:rsid="0091fa22" officeooo:paragraph-rsid="0091fa22"/>
    </style:style>
    <style:style style:name="P170" style:family="paragraph" style:parent-style-name="Text_20_body">
      <loext:graphic-properties draw:fill-hatch-name="hatch"/>
      <style:paragraph-properties fo:margin-top="0in" fo:margin-bottom="0.1in" style:contextual-spacing="false" fo:padding="0.0201in" fo:border="0.06pt solid #000000"/>
      <style:text-properties officeooo:rsid="0091fa22" officeooo:paragraph-rsid="0091fa22"/>
    </style:style>
    <style:style style:name="P171" style:family="paragraph" style:parent-style-name="Text_20_body">
      <loext:graphic-properties draw:fill-gradient-name="gradient" draw:fill-hatch-name="hatch"/>
      <style:paragraph-properties fo:text-align="end" style:justify-single-word="false"/>
      <style:text-properties officeooo:paragraph-rsid="00066b86"/>
    </style:style>
    <style:style style:name="P172" style:family="paragraph" style:parent-style-name="Text_20_body" style:master-page-name="">
      <loext:graphic-properties draw:fill-gradient-name="gradient" draw:fill-hatch-name="hatch"/>
      <style:paragraph-properties fo:text-align="end" style:justify-single-word="false" style:page-number="auto" fo:break-before="auto" fo:break-after="auto"/>
      <style:text-properties officeooo:paragraph-rsid="00066b86"/>
    </style:style>
    <style:style style:name="P173" style:family="paragraph" style:parent-style-name="Text_20_body" style:master-page-name="">
      <style:paragraph-properties style:page-number="auto"/>
    </style:style>
    <style:style style:name="P174" style:family="paragraph" style:parent-style-name="Caption">
      <style:text-properties fo:font-size="10.5pt" style:font-size-asian="10.5pt" style:font-size-complex="10.5pt"/>
    </style:style>
    <style:style style:name="P175" style:family="paragraph" style:parent-style-name="Text_20_body">
      <loext:graphic-properties draw:fill-gradient-name="gradient" draw:fill-hatch-name="hatch"/>
      <style:paragraph-properties fo:padding="0.0201in" fo:border="0.06pt solid #000000"/>
      <style:text-properties fo:font-size="11pt" officeooo:rsid="0050c53b" officeooo:paragraph-rsid="0050c53b" style:font-size-asian="11pt" style:font-size-complex="11pt"/>
    </style:style>
    <style:style style:name="P176" style:family="paragraph" style:parent-style-name="Text_20_body">
      <loext:graphic-properties draw:fill-gradient-name="gradient" draw:fill-hatch-name="hatch"/>
      <style:paragraph-properties fo:margin-top="0in" fo:margin-bottom="0in" style:contextual-spacing="false" fo:padding="0.0201in" fo:border="0.06pt solid #000000"/>
      <style:text-properties fo:font-size="11pt" officeooo:rsid="0050c53b" officeooo:paragraph-rsid="0050c53b" style:font-size-asian="11pt" style:font-size-complex="11pt"/>
    </style:style>
    <style:style style:name="P177" style:family="paragraph" style:parent-style-name="Text_20_body">
      <style:text-properties officeooo:rsid="00a1b03c" officeooo:paragraph-rsid="00a1b03c"/>
    </style:style>
    <style:style style:name="P178" style:family="paragraph" style:parent-style-name="Text_20_body" style:master-page-name="">
      <loext:graphic-properties draw:fill-gradient-name="gradient" draw:fill-hatch-name="hatch"/>
      <style:paragraph-properties fo:margin-top="0in" fo:margin-bottom="0in" style:contextual-spacing="false" style:page-number="auto" fo:padding="0.0201in" fo:border="0.06pt solid #000000"/>
      <style:text-properties officeooo:rsid="00a1b03c" officeooo:paragraph-rsid="00a1b03c"/>
    </style:style>
    <style:style style:name="P179" style:family="paragraph" style:parent-style-name="Text_20_body">
      <loext:graphic-properties draw:fill-gradient-name="gradient" draw:fill-hatch-name="hatch"/>
      <style:paragraph-properties fo:margin-top="0in" fo:margin-bottom="0in" style:contextual-spacing="false" fo:padding="0.0201in" fo:border="0.06pt solid #000000"/>
      <style:text-properties officeooo:rsid="00a1b03c" officeooo:paragraph-rsid="00a1b03c"/>
    </style:style>
    <style:style style:name="P180" style:family="paragraph" style:parent-style-name="Text_20_body">
      <loext:graphic-properties draw:fill-gradient-name="gradient" draw:fill-hatch-name="hatch"/>
      <style:paragraph-properties fo:padding="0.0201in" fo:border="0.06pt solid #000000"/>
      <style:text-properties officeooo:rsid="00a1b03c" officeooo:paragraph-rsid="00a1b03c"/>
    </style:style>
    <style:style style:name="P181" style:family="paragraph" style:parent-style-name="Text_20_body">
      <style:text-properties officeooo:rsid="00a1b03c" officeooo:paragraph-rsid="00dd2d28"/>
    </style:style>
    <style:style style:name="P182" style:family="paragraph" style:parent-style-name="Text_20_body">
      <style:text-properties officeooo:rsid="00a323e6" officeooo:paragraph-rsid="00a323e6"/>
    </style:style>
    <style:style style:name="P183" style:family="paragraph" style:parent-style-name="Text_20_body">
      <loext:graphic-properties draw:fill-gradient-name="gradient" draw:fill-hatch-name="hatch"/>
      <style:paragraph-properties fo:margin-top="0in" fo:margin-bottom="0in" style:contextual-spacing="false" fo:padding="0.0201in" fo:border="0.06pt solid #000000"/>
      <style:text-properties officeooo:rsid="00a323e6" officeooo:paragraph-rsid="00a323e6"/>
    </style:style>
    <style:style style:name="P184" style:family="paragraph" style:parent-style-name="Text_20_body">
      <loext:graphic-properties draw:fill-gradient-name="gradient" draw:fill-hatch-name="hatch"/>
      <style:paragraph-properties fo:padding="0.0201in" fo:border="0.06pt solid #000000"/>
      <style:text-properties officeooo:rsid="00a323e6" officeooo:paragraph-rsid="00a323e6"/>
    </style:style>
    <style:style style:name="P185" style:family="paragraph" style:parent-style-name="Text_20_body">
      <loext:graphic-properties draw:fill-gradient-name="gradient" draw:fill-hatch-name="hatch"/>
      <style:paragraph-properties fo:padding="0.0201in" fo:border="none"/>
      <style:text-properties officeooo:rsid="00a323e6" officeooo:paragraph-rsid="00a323e6"/>
    </style:style>
    <style:style style:name="P186" style:family="paragraph" style:parent-style-name="Text_20_body">
      <loext:graphic-properties draw:fill-gradient-name="gradient" draw:fill-hatch-name="hatch"/>
      <style:paragraph-properties fo:padding="0.0201in" fo:border="none"/>
      <style:text-properties officeooo:rsid="00a7685e" officeooo:paragraph-rsid="00a7685e"/>
    </style:style>
    <style:style style:name="P187" style:family="paragraph" style:parent-style-name="Text_20_body">
      <loext:graphic-properties draw:fill-hatch-name="hatch"/>
      <style:paragraph-properties fo:margin-top="0in" fo:margin-bottom="0in" style:contextual-spacing="false" fo:padding="0.0201in" fo:border="0.06pt solid #000000"/>
      <style:text-properties officeooo:rsid="00a7685e" officeooo:paragraph-rsid="00a7685e"/>
    </style:style>
    <style:style style:name="P188" style:family="paragraph" style:parent-style-name="Text_20_body">
      <loext:graphic-properties draw:fill-hatch-name="hatch"/>
      <style:paragraph-properties fo:padding="0.0201in" fo:border="0.06pt solid #000000"/>
      <style:text-properties officeooo:rsid="00a7685e" officeooo:paragraph-rsid="00a7685e"/>
    </style:style>
    <style:style style:name="P189" style:family="paragraph" style:parent-style-name="Text_20_body">
      <loext:graphic-properties draw:fill-gradient-name="gradient" draw:fill-hatch-name="hatch"/>
      <style:paragraph-properties fo:padding="0.0201in" fo:border="none"/>
      <style:text-properties officeooo:rsid="00b3f951" officeooo:paragraph-rsid="00b3f951"/>
    </style:style>
    <style:style style:name="P190" style:family="paragraph" style:parent-style-name="Text_20_body">
      <style:text-properties officeooo:rsid="00baf5c6" officeooo:paragraph-rsid="00baf5c6"/>
    </style:style>
    <style:style style:name="P191" style:family="paragraph" style:parent-style-name="Text_20_body">
      <style:text-properties officeooo:rsid="00bba890" officeooo:paragraph-rsid="00bba890"/>
    </style:style>
    <style:style style:name="P192" style:family="paragraph" style:parent-style-name="Text_20_body">
      <style:text-properties officeooo:rsid="00bc85b1" officeooo:paragraph-rsid="00bc85b1"/>
    </style:style>
    <style:style style:name="P193" style:family="paragraph" style:parent-style-name="Text_20_body">
      <style:text-properties officeooo:rsid="00be65c8" officeooo:paragraph-rsid="00be65c8"/>
    </style:style>
    <style:style style:name="P194" style:family="paragraph" style:parent-style-name="Text_20_body">
      <style:text-properties officeooo:rsid="00bfe2b3" officeooo:paragraph-rsid="00bfe2b3"/>
    </style:style>
    <style:style style:name="P195" style:family="paragraph" style:parent-style-name="Table_20_Contents">
      <style:text-properties officeooo:rsid="00c68d13" officeooo:paragraph-rsid="00c68d13"/>
    </style:style>
    <style:style style:name="P196" style:family="paragraph" style:parent-style-name="Text_20_body">
      <loext:graphic-properties draw:fill-hatch-name="hatch"/>
      <style:paragraph-properties fo:margin-top="0in" fo:margin-bottom="0in" style:contextual-spacing="false" fo:padding="0.0201in" fo:border="0.06pt solid #000000"/>
      <style:text-properties officeooo:paragraph-rsid="0019f23c"/>
    </style:style>
    <style:style style:name="P197" style:family="paragraph" style:parent-style-name="Text_20_body">
      <loext:graphic-properties draw:fill-hatch-name="hatch"/>
      <style:paragraph-properties fo:margin-top="0.1in" fo:margin-bottom="0.1in" style:contextual-spacing="false"/>
      <style:text-properties officeooo:rsid="00ca1dd1" officeooo:paragraph-rsid="00ca1dd1"/>
    </style:style>
    <style:style style:name="P198" style:family="paragraph" style:parent-style-name="Text_20_body">
      <style:text-properties officeooo:rsid="00262d78" officeooo:paragraph-rsid="00262d78"/>
    </style:style>
    <style:style style:name="P199" style:family="paragraph" style:parent-style-name="Text_20_body">
      <style:text-properties officeooo:rsid="00cee86c" officeooo:paragraph-rsid="00cee86c"/>
    </style:style>
    <style:style style:name="P200" style:family="paragraph" style:parent-style-name="Text_20_body">
      <style:text-properties officeooo:rsid="00d5b960" officeooo:paragraph-rsid="00d5b960"/>
    </style:style>
    <style:style style:name="P201" style:family="paragraph" style:parent-style-name="Text_20_body">
      <loext:graphic-properties draw:fill-hatch-name="hatch"/>
      <style:paragraph-properties fo:padding="0.0201in" fo:border="0.06pt solid #000000"/>
      <style:text-properties officeooo:rsid="00d5b960" officeooo:paragraph-rsid="00d5b960"/>
    </style:style>
    <style:style style:name="P202" style:family="paragraph" style:parent-style-name="Text_20_body">
      <style:text-properties officeooo:rsid="00d6813c" officeooo:paragraph-rsid="00d6813c"/>
    </style:style>
    <style:style style:name="P203" style:family="paragraph" style:parent-style-name="Text_20_body">
      <loext:graphic-properties draw:fill-hatch-name="hatch"/>
      <style:paragraph-properties fo:padding="0.0201in" fo:border="0.06pt solid #000000"/>
      <style:text-properties officeooo:rsid="00d6813c" officeooo:paragraph-rsid="00d6813c"/>
    </style:style>
    <style:style style:name="P204" style:family="paragraph" style:parent-style-name="Text_20_body">
      <loext:graphic-properties draw:fill-hatch-name="hatch"/>
      <style:paragraph-properties fo:padding="0.0201in" fo:border="none"/>
      <style:text-properties officeooo:rsid="00d6813c" officeooo:paragraph-rsid="00d6813c"/>
    </style:style>
    <style:style style:name="P205" style:family="paragraph" style:parent-style-name="Text_20_body">
      <loext:graphic-properties draw:fill-hatch-name="hatch"/>
      <style:paragraph-properties fo:padding="0.0201in" fo:border="none"/>
      <style:text-properties officeooo:rsid="00d7404d" officeooo:paragraph-rsid="00d7404d"/>
    </style:style>
    <style:style style:name="P206" style:family="paragraph" style:parent-style-name="Text_20_body">
      <loext:graphic-properties draw:fill-hatch-name="hatch"/>
      <style:paragraph-properties fo:padding="0.0201in" fo:border="0.06pt solid #000000"/>
      <style:text-properties officeooo:rsid="00d7404d" officeooo:paragraph-rsid="00d7404d"/>
    </style:style>
    <style:style style:name="P207" style:family="paragraph" style:parent-style-name="Text_20_body">
      <style:text-properties officeooo:rsid="00defb42" officeooo:paragraph-rsid="00defb42"/>
    </style:style>
    <style:style style:name="P208" style:family="paragraph" style:parent-style-name="Text_20_body">
      <style:text-properties officeooo:rsid="00e165db" officeooo:paragraph-rsid="00e165db"/>
    </style:style>
    <style:style style:name="P209" style:family="paragraph" style:parent-style-name="Text_20_body">
      <loext:graphic-properties draw:fill-hatch-name="hatch"/>
      <style:paragraph-properties fo:padding="0.0201in" fo:border="0.06pt solid #000000"/>
      <style:text-properties officeooo:rsid="00dd2d28" officeooo:paragraph-rsid="00dd2d28"/>
    </style:style>
    <style:style style:name="P210" style:family="paragraph" style:parent-style-name="Text_20_body">
      <style:text-properties officeooo:rsid="00e05c5f" officeooo:paragraph-rsid="00e05c5f"/>
    </style:style>
    <style:style style:name="P211" style:family="paragraph" style:parent-style-name="Text_20_body">
      <loext:graphic-properties draw:fill-hatch-name="hatch"/>
      <style:paragraph-properties fo:margin-top="0in" fo:margin-bottom="0.1in" style:contextual-spacing="false" fo:padding="0.0201in" fo:border="0.06pt solid #000000"/>
      <style:text-properties officeooo:rsid="00e05c5f" officeooo:paragraph-rsid="00e0e45e"/>
    </style:style>
    <style:style style:name="P212" style:family="paragraph" style:parent-style-name="Text_20_body">
      <loext:graphic-properties draw:fill-hatch-name="hatch"/>
      <style:paragraph-properties fo:padding="0.0201in" fo:border="0.06pt solid #000000"/>
      <style:text-properties officeooo:rsid="00e0e45e" officeooo:paragraph-rsid="00e0e45e"/>
    </style:style>
    <style:style style:name="P213" style:family="paragraph" style:parent-style-name="Text_20_body">
      <style:text-properties officeooo:rsid="00e0e45e" officeooo:paragraph-rsid="00e0e45e"/>
    </style:style>
    <style:style style:name="P214" style:family="paragraph" style:parent-style-name="Text_20_body">
      <style:text-properties officeooo:rsid="00e14de3" officeooo:paragraph-rsid="00e14de3"/>
    </style:style>
    <style:style style:name="P215" style:family="paragraph" style:parent-style-name="Text_20_body">
      <loext:graphic-properties draw:fill-hatch-name="hatch"/>
      <style:paragraph-properties fo:margin-top="0in" fo:margin-bottom="0in" style:contextual-spacing="false" fo:padding="0.0201in" fo:border="0.06pt solid #000000"/>
      <style:text-properties officeooo:rsid="00e14de3" officeooo:paragraph-rsid="00e14de3"/>
    </style:style>
    <style:style style:name="P216" style:family="paragraph" style:parent-style-name="Text_20_body">
      <loext:graphic-properties draw:fill-hatch-name="hatch"/>
      <style:paragraph-properties fo:padding="0.0201in" fo:border="0.06pt solid #000000"/>
      <style:text-properties officeooo:rsid="00e14de3" officeooo:paragraph-rsid="00e14de3"/>
    </style:style>
    <style:style style:name="P217" style:family="paragraph" style:parent-style-name="Title" style:master-page-name="Title_20_Page">
      <style:paragraph-properties style:page-number="auto"/>
      <style:text-properties officeooo:rsid="00047941" officeooo:paragraph-rsid="00047941"/>
    </style:style>
    <style:style style:name="P218" style:family="paragraph" style:parent-style-name="Contents_20_1">
      <style:paragraph-properties>
        <style:tab-stops>
          <style:tab-stop style:position="6in" style:type="right" style:leader-style="dotted" style:leader-text="."/>
        </style:tab-stops>
      </style:paragraph-properties>
    </style:style>
    <style:style style:name="P219" style:family="paragraph" style:parent-style-name="Contents_20_2">
      <style:paragraph-properties>
        <style:tab-stops>
          <style:tab-stop style:position="5.8035in" style:type="right" style:leader-style="dotted" style:leader-text="."/>
        </style:tab-stops>
      </style:paragraph-properties>
    </style:style>
    <style:style style:name="P220" style:family="paragraph" style:parent-style-name="Contents_20_3">
      <style:paragraph-properties>
        <style:tab-stops>
          <style:tab-stop style:position="5.6063in" style:type="right" style:leader-style="dotted" style:leader-text="."/>
        </style:tab-stops>
      </style:paragraph-properties>
    </style:style>
    <style:style style:name="P221" style:family="paragraph" style:parent-style-name="Contents_20_4">
      <style:paragraph-properties>
        <style:tab-stops>
          <style:tab-stop style:position="5.4098in" style:type="right" style:leader-style="dotted" style:leader-text="."/>
        </style:tab-stops>
      </style:paragraph-properties>
    </style:style>
    <style:style style:name="P222" style:family="paragraph" style:parent-style-name="Contents_20_5">
      <style:paragraph-properties>
        <style:tab-stops>
          <style:tab-stop style:position="5.2126in" style:type="right" style:leader-style="dotted" style:leader-text="."/>
        </style:tab-stops>
      </style:paragraph-properties>
    </style:style>
    <style:style style:name="P223" style:family="paragraph" style:parent-style-name="Contents_20_Heading" style:master-page-name="Contents_20_Page">
      <style:paragraph-properties style:page-number="1"/>
    </style:style>
    <style:style style:name="P224" style:family="paragraph" style:parent-style-name="Heading_20_1" style:master-page-name="Standard">
      <loext:graphic-properties draw:fill-hatch-name="hatch"/>
      <style:paragraph-properties style:page-number="1" fo:break-before="auto" fo:break-after="auto"/>
      <style:text-properties officeooo:rsid="0008ffbe" officeooo:paragraph-rsid="0008ffbe"/>
    </style:style>
    <style:style style:name="P225" style:family="paragraph" style:parent-style-name="Heading_20_1">
      <style:text-properties officeooo:rsid="0008ffbe" officeooo:paragraph-rsid="0008ffbe"/>
    </style:style>
    <style:style style:name="P226" style:family="paragraph" style:parent-style-name="Heading_20_1">
      <style:paragraph-properties fo:break-before="page"/>
      <style:text-properties officeooo:rsid="000f8563" officeooo:paragraph-rsid="000bcf13"/>
    </style:style>
    <style:style style:name="P227" style:family="paragraph" style:parent-style-name="Heading_20_1">
      <style:text-properties officeooo:rsid="000bcf13" officeooo:paragraph-rsid="000bcf13"/>
    </style:style>
    <style:style style:name="P228" style:family="paragraph" style:parent-style-name="Heading_20_1">
      <style:text-properties officeooo:rsid="004b11b2" officeooo:paragraph-rsid="004b11b2"/>
    </style:style>
    <style:style style:name="P229" style:family="paragraph" style:parent-style-name="Heading_20_1">
      <style:text-properties officeooo:rsid="005d1818" officeooo:paragraph-rsid="005d1818"/>
    </style:style>
    <style:style style:name="P230" style:family="paragraph" style:parent-style-name="Heading_20_1">
      <style:text-properties officeooo:rsid="00688b6e" officeooo:paragraph-rsid="00688b6e"/>
    </style:style>
    <style:style style:name="P231" style:family="paragraph" style:parent-style-name="Heading_20_1">
      <style:text-properties officeooo:rsid="0081a372" officeooo:paragraph-rsid="0081a372"/>
    </style:style>
    <style:style style:name="P232" style:family="paragraph" style:parent-style-name="Heading_20_1">
      <style:text-properties officeooo:rsid="0087eed1" officeooo:paragraph-rsid="0087eed1"/>
    </style:style>
    <style:style style:name="P233" style:family="paragraph" style:parent-style-name="Heading_20_1">
      <style:text-properties officeooo:rsid="00defb42" officeooo:paragraph-rsid="00defb42"/>
    </style:style>
    <style:style style:name="P234" style:family="paragraph" style:parent-style-name="Heading_20_1">
      <style:text-properties officeooo:rsid="00d5b960" officeooo:paragraph-rsid="00d5b960"/>
    </style:style>
    <style:style style:name="P235" style:family="paragraph" style:parent-style-name="Heading_20_2">
      <style:text-properties officeooo:rsid="000f8563" officeooo:paragraph-rsid="000f8563"/>
    </style:style>
    <style:style style:name="P236" style:family="paragraph" style:parent-style-name="Heading_20_2">
      <style:text-properties officeooo:rsid="003c1d31" officeooo:paragraph-rsid="003c1d31"/>
    </style:style>
    <style:style style:name="P237" style:family="paragraph" style:parent-style-name="Heading_20_2">
      <style:text-properties officeooo:rsid="000bcf13" officeooo:paragraph-rsid="000bcf13"/>
    </style:style>
    <style:style style:name="P238" style:family="paragraph" style:parent-style-name="Heading_20_2">
      <style:text-properties officeooo:rsid="000d6336" officeooo:paragraph-rsid="000d6336"/>
    </style:style>
    <style:style style:name="P239" style:family="paragraph" style:parent-style-name="Heading_20_2">
      <style:text-properties officeooo:rsid="000d90e5" officeooo:paragraph-rsid="000d90e5"/>
    </style:style>
    <style:style style:name="P240" style:family="paragraph" style:parent-style-name="Heading_20_2">
      <style:text-properties officeooo:rsid="0019f23c" officeooo:paragraph-rsid="0019f23c"/>
    </style:style>
    <style:style style:name="P241" style:family="paragraph" style:parent-style-name="Heading_20_2">
      <style:text-properties officeooo:rsid="00262d78" officeooo:paragraph-rsid="00262d78"/>
    </style:style>
    <style:style style:name="P242" style:family="paragraph" style:parent-style-name="Heading_20_2">
      <style:text-properties officeooo:rsid="0033d5e8" officeooo:paragraph-rsid="0033d5e8"/>
    </style:style>
    <style:style style:name="P243" style:family="paragraph" style:parent-style-name="Heading_20_2">
      <style:text-properties officeooo:rsid="003879dc" officeooo:paragraph-rsid="003879dc"/>
    </style:style>
    <style:style style:name="P244" style:family="paragraph" style:parent-style-name="Heading_20_2">
      <style:text-properties officeooo:rsid="003cf35d" officeooo:paragraph-rsid="003cf35d"/>
    </style:style>
    <style:style style:name="P245" style:family="paragraph" style:parent-style-name="Heading_20_2">
      <style:text-properties officeooo:rsid="004995fb" officeooo:paragraph-rsid="004995fb"/>
    </style:style>
    <style:style style:name="P246" style:family="paragraph" style:parent-style-name="Heading_20_2">
      <style:text-properties officeooo:rsid="0091fa22" officeooo:paragraph-rsid="0091fa22"/>
    </style:style>
    <style:style style:name="P247" style:family="paragraph" style:parent-style-name="Heading_20_2">
      <style:text-properties officeooo:rsid="0075f854" officeooo:paragraph-rsid="0075f854"/>
    </style:style>
    <style:style style:name="P248" style:family="paragraph" style:parent-style-name="Heading_20_2">
      <style:text-properties officeooo:rsid="0076d47f" officeooo:paragraph-rsid="0076d47f"/>
    </style:style>
    <style:style style:name="P249" style:family="paragraph" style:parent-style-name="Heading_20_2">
      <style:text-properties officeooo:rsid="0081a372" officeooo:paragraph-rsid="0081a372"/>
    </style:style>
    <style:style style:name="P250" style:family="paragraph" style:parent-style-name="Heading_20_2">
      <style:text-properties officeooo:rsid="0084313e" officeooo:paragraph-rsid="0084313e"/>
    </style:style>
    <style:style style:name="P251" style:family="paragraph" style:parent-style-name="Heading_20_2">
      <style:text-properties officeooo:rsid="008838f7" officeooo:paragraph-rsid="008838f7"/>
    </style:style>
    <style:style style:name="P252" style:family="paragraph" style:parent-style-name="Heading_20_2">
      <style:text-properties officeooo:rsid="0087eed1" officeooo:paragraph-rsid="0087eed1"/>
    </style:style>
    <style:style style:name="P253" style:family="paragraph" style:parent-style-name="Heading_20_2">
      <style:text-properties officeooo:rsid="00e165db" officeooo:paragraph-rsid="00e165db"/>
    </style:style>
    <style:style style:name="P254" style:family="paragraph" style:parent-style-name="Heading_20_2">
      <style:text-properties officeooo:rsid="00e3f9fc" officeooo:paragraph-rsid="00e3f9fc"/>
    </style:style>
    <style:style style:name="P255" style:family="paragraph" style:parent-style-name="Heading_20_3">
      <style:text-properties officeooo:paragraph-rsid="0012bf0e"/>
    </style:style>
    <style:style style:name="P256" style:family="paragraph" style:parent-style-name="Heading_20_3">
      <style:text-properties officeooo:rsid="000d90e5" officeooo:paragraph-rsid="000d90e5"/>
    </style:style>
    <style:style style:name="P257" style:family="paragraph" style:parent-style-name="Heading_20_3">
      <style:text-properties officeooo:rsid="003f46ee" officeooo:paragraph-rsid="003f46ee"/>
    </style:style>
    <style:style style:name="P258" style:family="paragraph" style:parent-style-name="Heading_20_3">
      <style:text-properties officeooo:rsid="0027ca1a" officeooo:paragraph-rsid="0027ca1a"/>
    </style:style>
    <style:style style:name="P259" style:family="paragraph" style:parent-style-name="Heading_20_3">
      <style:text-properties officeooo:rsid="00315349" officeooo:paragraph-rsid="00315349"/>
    </style:style>
    <style:style style:name="P260" style:family="paragraph" style:parent-style-name="Heading_20_3">
      <style:text-properties officeooo:rsid="004ffcf6" officeooo:paragraph-rsid="004ffcf6"/>
    </style:style>
    <style:style style:name="P261" style:family="paragraph" style:parent-style-name="Heading_20_3">
      <style:text-properties officeooo:rsid="00a1b03c" officeooo:paragraph-rsid="00a1b03c"/>
    </style:style>
    <style:style style:name="P262" style:family="paragraph" style:parent-style-name="Heading_20_3">
      <style:text-properties officeooo:rsid="00363010" officeooo:paragraph-rsid="00363010"/>
    </style:style>
    <style:style style:name="P263" style:family="paragraph" style:parent-style-name="Heading_20_3">
      <style:text-properties officeooo:rsid="0076d47f" officeooo:paragraph-rsid="0076d47f"/>
    </style:style>
    <style:style style:name="P264" style:family="paragraph" style:parent-style-name="Heading_20_3">
      <style:text-properties officeooo:rsid="007918ed" officeooo:paragraph-rsid="007918ed"/>
    </style:style>
    <style:style style:name="P265" style:family="paragraph" style:parent-style-name="Heading_20_3">
      <style:text-properties officeooo:rsid="007af5cb" officeooo:paragraph-rsid="007af5cb"/>
    </style:style>
    <style:style style:name="P266" style:family="paragraph" style:parent-style-name="Heading_20_3">
      <style:text-properties officeooo:rsid="007c059a" officeooo:paragraph-rsid="007c059a"/>
    </style:style>
    <style:style style:name="P267" style:family="paragraph" style:parent-style-name="Heading_20_3">
      <style:text-properties officeooo:rsid="007cb118" officeooo:paragraph-rsid="007cb118"/>
    </style:style>
    <style:style style:name="P268" style:family="paragraph" style:parent-style-name="Heading_20_3">
      <style:text-properties officeooo:rsid="008838f7" officeooo:paragraph-rsid="008838f7"/>
    </style:style>
    <style:style style:name="P269" style:family="paragraph" style:parent-style-name="Heading_20_4">
      <style:text-properties officeooo:rsid="0029e71c" officeooo:paragraph-rsid="0029e71c"/>
    </style:style>
    <style:style style:name="P270" style:family="paragraph" style:parent-style-name="Heading_20_4">
      <style:text-properties officeooo:rsid="0027ca1a" officeooo:paragraph-rsid="0027ca1a"/>
    </style:style>
    <style:style style:name="P271" style:family="paragraph" style:parent-style-name="Heading_20_4">
      <style:text-properties officeooo:rsid="0076d47f" officeooo:paragraph-rsid="0076d47f"/>
    </style:style>
    <style:style style:name="P272" style:family="paragraph" style:parent-style-name="Heading_20_4">
      <style:text-properties officeooo:rsid="007c059a" officeooo:paragraph-rsid="007c059a"/>
    </style:style>
    <style:style style:name="P273" style:family="paragraph" style:parent-style-name="Heading_20_4">
      <style:text-properties officeooo:rsid="0089df35" officeooo:paragraph-rsid="0089df35"/>
    </style:style>
    <style:style style:name="P274" style:family="paragraph" style:parent-style-name="Heading_20_5">
      <style:text-properties officeooo:rsid="002bf0e9" officeooo:paragraph-rsid="002bf0e9"/>
    </style:style>
    <style:style style:name="P275" style:family="paragraph" style:parent-style-name="Table_20_index_20_1">
      <style:paragraph-properties>
        <style:tab-stops>
          <style:tab-stop style:position="6in" style:type="right" style:leader-style="dotted" style:leader-text="."/>
        </style:tab-stops>
      </style:paragraph-properties>
    </style:style>
    <style:style style:name="P276" style:family="paragraph" style:parent-style-name="Text_20_body" style:list-style-name="L1">
      <style:text-properties officeooo:rsid="0078b896" officeooo:paragraph-rsid="0078b896"/>
    </style:style>
    <style:style style:name="P277" style:family="paragraph" style:parent-style-name="Text_20_body" style:list-style-name="L1">
      <style:text-properties officeooo:rsid="0078b896" officeooo:paragraph-rsid="007c059a"/>
    </style:style>
    <style:style style:name="P278" style:family="paragraph" style:parent-style-name="Text_20_body">
      <loext:graphic-properties draw:fill-hatch-name="hatch"/>
      <style:paragraph-properties fo:margin-top="0in" fo:margin-bottom="0in" style:contextual-spacing="false" fo:padding="0.0201in" fo:border="0.06pt solid #000000"/>
      <style:text-properties officeooo:rsid="00e0e45e" officeooo:paragraph-rsid="00e0e45e"/>
    </style:style>
    <style:style style:name="P279" style:family="paragraph" style:parent-style-name="Text_20_body">
      <style:text-properties officeooo:rsid="00e165db" officeooo:paragraph-rsid="00e165db"/>
    </style:style>
    <style:style style:name="P280" style:family="paragraph" style:parent-style-name="Text_20_body">
      <style:text-properties officeooo:rsid="00e27766" officeooo:paragraph-rsid="00e27766"/>
    </style:style>
    <style:style style:name="P281" style:family="paragraph" style:parent-style-name="Text_20_body">
      <loext:graphic-properties draw:fill-gradient-name="Gradient_20_1" draw:fill-hatch-name="hatch"/>
      <style:paragraph-properties fo:padding="0.0201in" fo:border="0.06pt solid #000000"/>
      <style:text-properties officeooo:rsid="00e27766" officeooo:paragraph-rsid="00e27766"/>
    </style:style>
    <style:style style:name="P282" style:family="paragraph" style:parent-style-name="Text_20_body">
      <loext:graphic-properties draw:fill-gradient-name="Gradient_20_2" draw:fill-hatch-name="hatch"/>
      <style:paragraph-properties fo:padding="0.0201in" fo:border="0.06pt solid #000000"/>
      <style:text-properties officeooo:rsid="00e27766" officeooo:paragraph-rsid="00e27766"/>
    </style:style>
    <style:style style:name="P283" style:family="paragraph" style:parent-style-name="Text_20_body">
      <style:text-properties officeooo:rsid="00e3f9fc" officeooo:paragraph-rsid="00e3f9fc"/>
    </style:style>
    <style:style style:name="P284" style:family="paragraph" style:parent-style-name="Text_20_body">
      <loext:graphic-properties draw:fill-gradient-name="Gradient_20_4" draw:fill-hatch-name="hatch"/>
      <style:paragraph-properties fo:margin-top="0in" fo:margin-bottom="0in" style:contextual-spacing="false" fo:padding="0.0201in" fo:border="0.06pt solid #000000"/>
      <style:text-properties officeooo:rsid="00e3f9fc" officeooo:paragraph-rsid="00e3f9fc"/>
    </style:style>
    <style:style style:name="P285" style:family="paragraph" style:parent-style-name="Text_20_body" style:master-page-name="">
      <loext:graphic-properties draw:fill-gradient-name="Gradient_20_9" draw:fill-hatch-name="hatch"/>
      <style:paragraph-properties fo:margin-top="0in" fo:margin-bottom="0in" style:contextual-spacing="false" style:page-number="auto" fo:padding="0.0201in" fo:border="0.06pt solid #000000" fo:keep-with-next="auto"/>
      <style:text-properties officeooo:rsid="00e3f9fc" officeooo:paragraph-rsid="00e3f9fc"/>
    </style:style>
    <style:style style:name="P286" style:family="paragraph" style:parent-style-name="Text_20_body">
      <loext:graphic-properties draw:fill-gradient-name="Gradient_20_4" draw:fill-hatch-name="hatch"/>
      <style:paragraph-properties fo:padding="0.0201in" fo:border="0.06pt solid #000000"/>
      <style:text-properties officeooo:rsid="00e3f9fc" officeooo:paragraph-rsid="00e3f9fc"/>
    </style:style>
    <style:style style:name="P287" style:family="paragraph" style:parent-style-name="Text_20_body" style:master-page-name="">
      <loext:graphic-properties draw:fill-gradient-name="Gradient_20_8" draw:fill-hatch-name="hatch"/>
      <style:paragraph-properties style:page-number="auto" fo:keep-with-next="always"/>
      <style:text-properties officeooo:rsid="00e3f9fc" officeooo:paragraph-rsid="00e3f9fc"/>
    </style:style>
    <style:style style:name="P288" style:family="paragraph" style:parent-style-name="Text_20_body" style:list-style-name="L2">
      <style:text-properties officeooo:rsid="00e3f9fc" officeooo:paragraph-rsid="00e3f9fc"/>
    </style:style>
    <style:style style:name="P289" style:family="paragraph" style:parent-style-name="Text_20_body" style:list-style-name="L2">
      <loext:graphic-properties draw:fill-gradient-name="Gradient_20_6" draw:fill-hatch-name="hatch"/>
      <style:paragraph-properties fo:margin-top="0in" fo:margin-bottom="0in" style:contextual-spacing="false"/>
      <style:text-properties officeooo:rsid="00e3f9fc" officeooo:paragraph-rsid="00e3f9fc"/>
    </style:style>
    <style:style style:name="P290" style:family="paragraph" style:parent-style-name="Text_20_body">
      <style:text-properties officeooo:rsid="00e55a0d" officeooo:paragraph-rsid="00e55a0d"/>
    </style:style>
    <style:style style:name="P291" style:family="paragraph" style:parent-style-name="Text_20_body">
      <loext:graphic-properties draw:fill-gradient-name="Gradient_20_5" draw:fill-hatch-name="hatch"/>
      <style:paragraph-properties fo:padding="0.0201in" fo:border="0.06pt solid #000000"/>
      <style:text-properties officeooo:rsid="00e55a0d" officeooo:paragraph-rsid="00e55a0d"/>
    </style:style>
    <style:style style:name="P292" style:family="paragraph" style:parent-style-name="Text_20_body">
      <style:text-properties officeooo:rsid="00e74322" officeooo:paragraph-rsid="00e74322"/>
    </style:style>
    <style:style style:name="T1" style:family="text">
      <style:text-properties officeooo:rsid="0097d97c"/>
    </style:style>
    <style:style style:name="T2" style:family="text">
      <style:text-properties officeooo:rsid="0007a09c"/>
    </style:style>
    <style:style style:name="T3" style:family="text">
      <style:text-properties officeooo:rsid="000ac44f"/>
    </style:style>
    <style:style style:name="T4" style:family="text">
      <style:text-properties officeooo:rsid="000f8563"/>
    </style:style>
    <style:style style:name="T5" style:family="text">
      <style:text-properties officeooo:rsid="00108035"/>
    </style:style>
    <style:style style:name="T6" style:family="text">
      <style:text-properties officeooo:rsid="0011d94c"/>
    </style:style>
    <style:style style:name="T7" style:family="text">
      <style:text-properties officeooo:rsid="00136dbf"/>
    </style:style>
    <style:style style:name="T8" style:family="text">
      <style:text-properties officeooo:rsid="0016c468"/>
    </style:style>
    <style:style style:name="T9" style:family="text">
      <style:text-properties officeooo:rsid="0019692c"/>
    </style:style>
    <style:style style:name="T10" style:family="text">
      <style:text-properties style:text-position="sub 58%"/>
    </style:style>
    <style:style style:name="T11" style:family="text">
      <style:text-properties style:text-position="sub 58%" officeooo:rsid="002210c2"/>
    </style:style>
    <style:style style:name="T12" style:family="text">
      <style:text-properties style:text-position="sub 58%" officeooo:rsid="00363010"/>
    </style:style>
    <style:style style:name="T13" style:family="text">
      <style:text-properties style:text-position="sub 58%" officeooo:rsid="003a904e"/>
    </style:style>
    <style:style style:name="T14" style:family="text">
      <style:text-properties style:text-position="sub 58%" officeooo:rsid="00c9d6f7"/>
    </style:style>
    <style:style style:name="T15" style:family="text">
      <style:text-properties style:text-position="sub 58%" officeooo:rsid="0019f23c"/>
    </style:style>
    <style:style style:name="T16" style:family="text">
      <style:text-properties officeooo:rsid="001ff96a"/>
    </style:style>
    <style:style style:name="T17" style:family="text">
      <style:text-properties officeooo:rsid="002210c2"/>
    </style:style>
    <style:style style:name="T18" style:family="text">
      <style:text-properties officeooo:rsid="002472b0"/>
    </style:style>
    <style:style style:name="T19" style:family="text">
      <style:text-properties officeooo:rsid="00262d78"/>
    </style:style>
    <style:style style:name="T20" style:family="text">
      <style:text-properties officeooo:rsid="0027ca1a"/>
    </style:style>
    <style:style style:name="T21" style:family="text">
      <style:text-properties officeooo:rsid="0029e71c"/>
    </style:style>
    <style:style style:name="T22" style:family="text">
      <style:text-properties officeooo:rsid="002a5698"/>
    </style:style>
    <style:style style:name="T23" style:family="text">
      <style:text-properties officeooo:rsid="002bf0e9"/>
    </style:style>
    <style:style style:name="T24" style:family="text">
      <style:text-properties officeooo:rsid="002d10b6"/>
    </style:style>
    <style:style style:name="T25" style:family="text">
      <style:text-properties officeooo:rsid="002e571d"/>
    </style:style>
    <style:style style:name="T26" style:family="text">
      <style:text-properties officeooo:rsid="002fc45f"/>
    </style:style>
    <style:style style:name="T27" style:family="text">
      <style:text-properties officeooo:rsid="00315349"/>
    </style:style>
    <style:style style:name="T28" style:family="text">
      <style:text-properties fo:font-style="italic" style:font-style-asian="italic" style:font-style-complex="italic"/>
    </style:style>
    <style:style style:name="T29" style:family="text">
      <style:text-properties fo:font-style="italic" officeooo:rsid="002210c2" style:font-style-asian="italic" style:font-style-complex="italic"/>
    </style:style>
    <style:style style:name="T30" style:family="text">
      <style:text-properties fo:font-style="italic" officeooo:rsid="0031fed2" style:font-style-asian="italic" style:font-style-complex="italic"/>
    </style:style>
    <style:style style:name="T31" style:family="text">
      <style:text-properties officeooo:rsid="0031df7e"/>
    </style:style>
    <style:style style:name="T32" style:family="text">
      <style:text-properties officeooo:rsid="0031fed2"/>
    </style:style>
    <style:style style:name="T33" style:family="text">
      <style:text-properties officeooo:rsid="0033d5e8"/>
    </style:style>
    <style:style style:name="T34" style:family="text">
      <style:text-properties officeooo:rsid="003441ed"/>
    </style:style>
    <style:style style:name="T35" style:family="text">
      <style:text-properties officeooo:rsid="00363010"/>
    </style:style>
    <style:style style:name="T36" style:family="text">
      <style:text-properties officeooo:rsid="003879dc"/>
    </style:style>
    <style:style style:name="T37" style:family="text">
      <style:text-properties officeooo:rsid="000bcf13"/>
    </style:style>
    <style:style style:name="T38" style:family="text">
      <style:text-properties officeooo:rsid="000d6336"/>
    </style:style>
    <style:style style:name="T39" style:family="text">
      <style:text-properties officeooo:rsid="003a904e"/>
    </style:style>
    <style:style style:name="T40" style:family="text">
      <style:text-properties officeooo:rsid="003c1d31"/>
    </style:style>
    <style:style style:name="T41" style:family="text">
      <style:text-properties officeooo:rsid="003d47be"/>
    </style:style>
    <style:style style:name="T42" style:family="text">
      <style:text-properties officeooo:rsid="003ec6b3"/>
    </style:style>
    <style:style style:name="T43" style:family="text">
      <style:text-properties officeooo:rsid="0040b6ee"/>
    </style:style>
    <style:style style:name="T44" style:family="text">
      <style:text-properties officeooo:rsid="004109a0"/>
    </style:style>
    <style:style style:name="T45" style:family="text">
      <style:text-properties officeooo:rsid="0041b0d3"/>
    </style:style>
    <style:style style:name="T46" style:family="text">
      <style:text-properties officeooo:rsid="004530dd"/>
    </style:style>
    <style:style style:name="T47" style:family="text">
      <style:text-properties officeooo:rsid="0046a41e"/>
    </style:style>
    <style:style style:name="T48" style:family="text">
      <style:text-properties officeooo:rsid="0048f32e"/>
    </style:style>
    <style:style style:name="T49" style:family="text">
      <style:text-properties officeooo:rsid="004995fb"/>
    </style:style>
    <style:style style:name="T50" style:family="text">
      <style:text-properties officeooo:rsid="004a6cc9"/>
    </style:style>
    <style:style style:name="T51" style:family="text">
      <style:text-properties officeooo:rsid="004cca70"/>
    </style:style>
    <style:style style:name="T52" style:family="text">
      <style:text-properties officeooo:rsid="00505c02"/>
    </style:style>
    <style:style style:name="T53" style:family="text">
      <style:text-properties officeooo:rsid="0050c53b"/>
    </style:style>
    <style:style style:name="T54" style:family="text">
      <style:text-properties officeooo:rsid="0051c64c"/>
    </style:style>
    <style:style style:name="T55" style:family="text">
      <style:text-properties officeooo:rsid="005388f2"/>
    </style:style>
    <style:style style:name="T56" style:family="text">
      <style:text-properties officeooo:rsid="00556cb7"/>
    </style:style>
    <style:style style:name="T57" style:family="text">
      <style:text-properties officeooo:rsid="005ad31a"/>
    </style:style>
    <style:style style:name="T58" style:family="text">
      <style:text-properties officeooo:rsid="005c4f05"/>
    </style:style>
    <style:style style:name="T59" style:family="text">
      <style:text-properties officeooo:rsid="005d0b10"/>
    </style:style>
    <style:style style:name="T60" style:family="text">
      <style:text-properties officeooo:rsid="005d1818"/>
    </style:style>
    <style:style style:name="T61" style:family="text">
      <style:text-properties officeooo:rsid="005ebcf2"/>
    </style:style>
    <style:style style:name="T62" style:family="text">
      <style:text-properties officeooo:rsid="00622b28"/>
    </style:style>
    <style:style style:name="T63" style:family="text">
      <style:text-properties officeooo:rsid="0062f7a0"/>
    </style:style>
    <style:style style:name="T64" style:family="text">
      <style:text-properties officeooo:rsid="006344c1"/>
    </style:style>
    <style:style style:name="T65" style:family="text">
      <style:text-properties officeooo:rsid="00637c27"/>
    </style:style>
    <style:style style:name="T66" style:family="text">
      <style:text-properties officeooo:rsid="00658cf0"/>
    </style:style>
    <style:style style:name="T67" style:family="text">
      <style:text-properties officeooo:rsid="0066ee03"/>
    </style:style>
    <style:style style:name="T68" style:family="text">
      <style:text-properties officeooo:rsid="00679f5f"/>
    </style:style>
    <style:style style:name="T69" style:family="text">
      <style:text-properties officeooo:rsid="00688b6e"/>
    </style:style>
    <style:style style:name="T70" style:family="text">
      <style:text-properties officeooo:rsid="0069a662"/>
    </style:style>
    <style:style style:name="T71" style:family="text">
      <style:text-properties officeooo:rsid="0069ff47"/>
    </style:style>
    <style:style style:name="T72" style:family="text">
      <style:text-properties officeooo:rsid="006a77eb"/>
    </style:style>
    <style:style style:name="T73" style:family="text">
      <style:text-properties officeooo:rsid="006bb3bb"/>
    </style:style>
    <style:style style:name="T74" style:family="text">
      <style:text-properties officeooo:rsid="006d3bb7"/>
    </style:style>
    <style:style style:name="T75" style:family="text">
      <style:text-properties officeooo:rsid="006e06bb"/>
    </style:style>
    <style:style style:name="T76" style:family="text">
      <style:text-properties officeooo:rsid="006f0b18"/>
    </style:style>
    <style:style style:name="T77" style:family="text">
      <style:text-properties officeooo:rsid="006ff7b0"/>
    </style:style>
    <style:style style:name="T78" style:family="text">
      <style:text-properties officeooo:rsid="0070aec9"/>
    </style:style>
    <style:style style:name="T79" style:family="text">
      <style:text-properties style:font-name="Arial" officeooo:rsid="0070aec9"/>
    </style:style>
    <style:style style:name="T80" style:family="text">
      <style:text-properties officeooo:rsid="00724f5b"/>
    </style:style>
    <style:style style:name="T81" style:family="text">
      <style:text-properties officeooo:rsid="007499e5"/>
    </style:style>
    <style:style style:name="T82" style:family="text">
      <style:text-properties officeooo:rsid="0075f854"/>
    </style:style>
    <style:style style:name="T83" style:family="text">
      <style:text-properties officeooo:rsid="00767978"/>
    </style:style>
    <style:style style:name="T84" style:family="text">
      <style:text-properties officeooo:rsid="0078b896"/>
    </style:style>
    <style:style style:name="T85" style:family="text">
      <style:text-properties officeooo:rsid="007918ed"/>
    </style:style>
    <style:style style:name="T86" style:family="text">
      <style:text-properties officeooo:rsid="007af5cb"/>
    </style:style>
    <style:style style:name="T87" style:family="text">
      <style:text-properties officeooo:rsid="007c059a"/>
    </style:style>
    <style:style style:name="T88" style:family="text">
      <style:text-properties officeooo:rsid="007cb118"/>
    </style:style>
    <style:style style:name="T89" style:family="text">
      <style:text-properties officeooo:rsid="007e3f67"/>
    </style:style>
    <style:style style:name="T90" style:family="text">
      <style:text-properties officeooo:rsid="00801bf2"/>
    </style:style>
    <style:style style:name="T91" style:family="text">
      <style:text-properties officeooo:rsid="0080c803"/>
    </style:style>
    <style:style style:name="T92" style:family="text">
      <style:text-properties officeooo:rsid="0081a372"/>
    </style:style>
    <style:style style:name="T93" style:family="text">
      <style:text-properties officeooo:rsid="0082ca05"/>
    </style:style>
    <style:style style:name="T94" style:family="text">
      <style:text-properties officeooo:rsid="0084313e"/>
    </style:style>
    <style:style style:name="T95" style:family="text">
      <style:text-properties officeooo:rsid="00868928"/>
    </style:style>
    <style:style style:name="T96" style:family="text">
      <style:text-properties officeooo:rsid="0087eed1"/>
    </style:style>
    <style:style style:name="T97" style:family="text">
      <style:text-properties officeooo:rsid="008838f7"/>
    </style:style>
    <style:style style:name="T98" style:family="text">
      <style:text-properties officeooo:rsid="008a9578"/>
    </style:style>
    <style:style style:name="T99" style:family="text">
      <style:text-properties officeooo:rsid="008c452e"/>
    </style:style>
    <style:style style:name="T100" style:family="text">
      <style:text-properties officeooo:rsid="008f5960"/>
    </style:style>
    <style:style style:name="T101" style:family="text">
      <style:text-properties officeooo:rsid="00910531"/>
    </style:style>
    <style:style style:name="T102" style:family="text">
      <style:text-properties officeooo:rsid="0091ca3d"/>
    </style:style>
    <style:style style:name="T103" style:family="text">
      <style:text-properties officeooo:rsid="0091fa22"/>
    </style:style>
    <style:style style:name="T104" style:family="text">
      <style:text-properties officeooo:rsid="009b2f94"/>
    </style:style>
    <style:style style:name="T105" style:family="text">
      <style:text-properties officeooo:rsid="009d0f58"/>
    </style:style>
    <style:style style:name="T106" style:family="text">
      <style:text-properties officeooo:rsid="009ffc41"/>
    </style:style>
    <style:style style:name="T107" style:family="text">
      <style:text-properties officeooo:rsid="00a1b03c"/>
    </style:style>
    <style:style style:name="T108" style:family="text">
      <style:text-properties officeooo:rsid="00a48566"/>
    </style:style>
    <style:style style:name="T109" style:family="text">
      <style:text-properties officeooo:rsid="00a7685e"/>
    </style:style>
    <style:style style:name="T110" style:family="text">
      <style:text-properties officeooo:rsid="00a78d75"/>
    </style:style>
    <style:style style:name="T111" style:family="text">
      <style:text-properties officeooo:rsid="00a8dd6d"/>
    </style:style>
    <style:style style:name="T112" style:family="text">
      <style:text-properties officeooo:rsid="00a9a89e"/>
    </style:style>
    <style:style style:name="T113" style:family="text">
      <style:text-properties officeooo:rsid="00ab43bf"/>
    </style:style>
    <style:style style:name="T114" style:family="text">
      <style:text-properties officeooo:rsid="00ac5330"/>
    </style:style>
    <style:style style:name="T115" style:family="text">
      <style:text-properties officeooo:rsid="00ae2fd1"/>
    </style:style>
    <style:style style:name="T116" style:family="text">
      <style:text-properties officeooo:rsid="00af4f89"/>
    </style:style>
    <style:style style:name="T117" style:family="text">
      <style:text-properties officeooo:rsid="00b08606"/>
    </style:style>
    <style:style style:name="T118" style:family="text">
      <style:text-properties officeooo:rsid="00b22a91"/>
    </style:style>
    <style:style style:name="T119" style:family="text">
      <style:text-properties officeooo:rsid="00b3f951"/>
    </style:style>
    <style:style style:name="T120" style:family="text">
      <style:text-properties officeooo:rsid="00b4d379"/>
    </style:style>
    <style:style style:name="T121" style:family="text">
      <style:text-properties officeooo:rsid="00b5973e"/>
    </style:style>
    <style:style style:name="T122" style:family="text">
      <style:text-properties officeooo:rsid="00b66b07"/>
    </style:style>
    <style:style style:name="T123" style:family="text">
      <style:text-properties officeooo:rsid="00b9dd6d"/>
    </style:style>
    <style:style style:name="T124" style:family="text">
      <style:text-properties officeooo:rsid="00bba890"/>
    </style:style>
    <style:style style:name="T125" style:family="text">
      <style:text-properties officeooo:rsid="00bc85b1"/>
    </style:style>
    <style:style style:name="T126" style:family="text">
      <style:text-properties officeooo:rsid="00be65c8"/>
    </style:style>
    <style:style style:name="T127" style:family="text">
      <style:text-properties officeooo:rsid="00bfe2b3"/>
    </style:style>
    <style:style style:name="T128" style:family="text">
      <style:text-properties officeooo:rsid="00c15cce"/>
    </style:style>
    <style:style style:name="T129" style:family="text">
      <style:text-properties officeooo:rsid="00c2ac5c"/>
    </style:style>
    <style:style style:name="T130" style:family="text">
      <style:text-properties officeooo:rsid="00c39500"/>
    </style:style>
    <style:style style:name="T131" style:family="text">
      <style:text-properties officeooo:rsid="00c500ad"/>
    </style:style>
    <style:style style:name="T132" style:family="text">
      <style:text-properties officeooo:rsid="00c5d398"/>
    </style:style>
    <style:style style:name="T133" style:family="text">
      <style:text-properties officeooo:rsid="00c68d13"/>
    </style:style>
    <style:style style:name="T134" style:family="text">
      <style:text-properties officeooo:rsid="00c83892"/>
    </style:style>
    <style:style style:name="T135" style:family="text">
      <style:text-properties officeooo:rsid="00c838c5"/>
    </style:style>
    <style:style style:name="T136" style:family="text">
      <style:text-properties officeooo:rsid="00c9d6f7"/>
    </style:style>
    <style:style style:name="T137" style:family="text">
      <style:text-properties officeooo:rsid="0019f23c"/>
    </style:style>
    <style:style style:name="T138" style:family="text">
      <style:text-properties officeooo:rsid="00ce6137"/>
    </style:style>
    <style:style style:name="T139" style:family="text">
      <style:text-properties officeooo:rsid="00cee86c"/>
    </style:style>
    <style:style style:name="T140" style:family="text">
      <style:text-properties officeooo:rsid="00cfbad3"/>
    </style:style>
    <style:style style:name="T141" style:family="text">
      <style:text-properties officeooo:rsid="00cfc36f"/>
    </style:style>
    <style:style style:name="T142" style:family="text">
      <style:text-properties officeooo:rsid="00d221e8"/>
    </style:style>
    <style:style style:name="T143" style:family="text">
      <style:text-properties officeooo:rsid="00d36fd9"/>
    </style:style>
    <style:style style:name="T144" style:family="text">
      <style:text-properties officeooo:rsid="00d3ad5a"/>
    </style:style>
    <style:style style:name="T145" style:family="text">
      <style:text-properties officeooo:rsid="00d43ecb"/>
    </style:style>
    <style:style style:name="T146" style:family="text">
      <style:text-properties officeooo:rsid="00d6813c"/>
    </style:style>
    <style:style style:name="T147" style:family="text">
      <style:text-properties officeooo:rsid="00d93445"/>
    </style:style>
    <style:style style:name="T148" style:family="text">
      <style:text-properties officeooo:rsid="00d93832"/>
    </style:style>
    <style:style style:name="T149" style:family="text">
      <style:text-properties officeooo:rsid="00dcde70"/>
    </style:style>
    <style:style style:name="T150" style:family="text">
      <style:text-properties officeooo:rsid="00defb42"/>
    </style:style>
    <style:style style:name="T151" style:family="text">
      <style:text-properties officeooo:rsid="00e05c5f"/>
    </style:style>
    <style:style style:name="T152" style:family="text">
      <style:text-properties officeooo:rsid="00e0e45e"/>
    </style:style>
    <style:style style:name="T153" style:family="text">
      <style:text-properties officeooo:rsid="00e14de3"/>
    </style:style>
    <style:style style:name="T154" style:family="text">
      <style:text-properties officeooo:rsid="00e165db"/>
    </style:style>
    <style:style style:name="T155" style:family="text">
      <style:text-properties officeooo:rsid="00e3f9fc"/>
    </style:style>
    <style:style style:name="T156" style:family="text">
      <style:text-properties style:text-position="super 58%"/>
    </style:style>
    <style:style style:name="T157" style:family="text">
      <style:text-properties style:text-position="0% 100%"/>
    </style:style>
    <style:style style:name="T158" style:family="text">
      <style:text-properties officeooo:rsid="00e74322"/>
    </style:style>
    <style:style style:name="T159" style:family="text">
      <style:text-properties officeooo:rsid="00e86e44"/>
    </style:style>
    <style:style style:name="T160" style:family="text">
      <style:text-properties officeooo:rsid="00e9503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SDTGEN</text:p>
      <text:p text:style-name="P3">Syntax Directed Translator Generator</text:p>
      <text:p text:style-name="P4"/>
      <text:p text:style-name="P174"><text:bookmark-start text:name="__RefHeading___Toc155_3494641884"/>A <text:span text:style-name="T2">unified </text:span>scanner and LR(1) parser generator <text:span text:style-name="T2">with</text:span> automatic locally least-cost error repair<text:bookmark-end text:name="__RefHeading___Toc155_3494641884"/></text:p>
      <text:p text:style-name="P6"/>
      <text:p text:style-name="P6"/>
      <text:p text:style-name="P5">Version 1.0</text:p>
      <text:p text:style-name="P5"><text:modification-date style:data-style-name="N10121">8 Jul 2024</text:modification-date></text:p>
      <text:p text:style-name="P171"/>
      <text:p text:style-name="P17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3">Table of Contents</text:p>
          </text:index-title>
          <text:p text:style-name="P218"><text:a xlink:type="simple" xlink:href="#__RefHeading___Toc160_3494641884" text:style-name="Index_20_Link" text:visited-style-name="Index_20_Link">1 Introduction<text:tab/>1</text:a></text:p>
          <text:p text:style-name="P218"><text:a xlink:type="simple" xlink:href="#__RefHeading___Toc162_3494641884" text:style-name="Index_20_Link" text:visited-style-name="Index_20_Link">2 Acknowledgments<text:tab/>1</text:a></text:p>
          <text:p text:style-name="P218"><text:a xlink:type="simple" xlink:href="#__RefHeading___Toc208_240741357" text:style-name="Index_20_Link" text:visited-style-name="Index_20_Link">3 Sdtgen Command Line<text:tab/>2</text:a></text:p>
          <text:p text:style-name="P219"><text:a xlink:type="simple" xlink:href="#__RefHeading___Toc210_240741357" text:style-name="Index_20_Link" text:visited-style-name="Index_20_Link">3.1 Normal Parameters<text:tab/>2</text:a></text:p>
          <text:p text:style-name="P220"><text:a xlink:type="simple" xlink:href="#__RefHeading___Toc212_240741357" text:style-name="Index_20_Link" text:visited-style-name="Index_20_Link">3.1.1 -g – Display Standardized Grammar Productions<text:tab/>2</text:a></text:p>
          <text:p text:style-name="P220"><text:a xlink:type="simple" xlink:href="#__RefHeading___Toc214_240741357" text:style-name="Index_20_Link" text:visited-style-name="Index_20_Link">3.1.2 -h – Display Usage Message<text:tab/>2</text:a></text:p>
          <text:p text:style-name="P220"><text:a xlink:type="simple" xlink:href="#__RefHeading___Toc216_240741357" text:style-name="Index_20_Link" text:visited-style-name="Index_20_Link">3.1.3 -l – Display Input as it is Processed<text:tab/>2</text:a></text:p>
          <text:p text:style-name="P220"><text:a xlink:type="simple" xlink:href="#__RefHeading___Toc218_240741357" text:style-name="Index_20_Link" text:visited-style-name="Index_20_Link">3.1.4 -q – Perform Only a Syntax Scan of the Input<text:tab/>2</text:a></text:p>
          <text:p text:style-name="P220"><text:a xlink:type="simple" xlink:href="#__RefHeading___Toc220_240741357" text:style-name="Index_20_Link" text:visited-style-name="Index_20_Link">3.1.5 -r – Display the Token Regular Expressions<text:tab/>2</text:a></text:p>
          <text:p text:style-name="P220"><text:a xlink:type="simple" xlink:href="#__RefHeading___Toc222_240741357" text:style-name="Index_20_Link" text:visited-style-name="Index_20_Link">3.1.6 -t – Display the LR(1) Parsing Tables<text:tab/>2</text:a></text:p>
          <text:p text:style-name="P220"><text:a xlink:type="simple" xlink:href="#__RefHeading___Toc224_240741357" text:style-name="Index_20_Link" text:visited-style-name="Index_20_Link">3.1.7 -v – Display Verbose Conflict Repair Information<text:tab/>3</text:a></text:p>
          <text:p text:style-name="P220"><text:a xlink:type="simple" xlink:href="#__RefHeading___Toc226_240741357" text:style-name="Index_20_Link" text:visited-style-name="Index_20_Link">3.1.8 -x – Display a Cross-reference of Tokens<text:tab/>3</text:a></text:p>
          <text:p text:style-name="P220"><text:a xlink:type="simple" xlink:href="#__RefHeading___Toc2466_2850404679" text:style-name="Index_20_Link" text:visited-style-name="Index_20_Link">3.1.9 -w &lt;Output File&gt; – Select the Output File<text:tab/>3</text:a></text:p>
          <text:p text:style-name="P219"><text:a xlink:type="simple" xlink:href="#__RefHeading___Toc228_240741357" text:style-name="Index_20_Link" text:visited-style-name="Index_20_Link">3.2 Debug Parameters<text:tab/>3</text:a></text:p>
          <text:p text:style-name="P220"><text:a xlink:type="simple" xlink:href="#__RefHeading___Toc230_240741357" text:style-name="Index_20_Link" text:visited-style-name="Index_20_Link">3.2.1 -da – Display the Ancestors of Each LR(1) State<text:tab/>3</text:a></text:p>
          <text:p text:style-name="P220"><text:a xlink:type="simple" xlink:href="#__RefHeading___Toc232_240741357" text:style-name="Index_20_Link" text:visited-style-name="Index_20_Link">3.2.2 -dd – Display the Scanner DFA Before Minimization<text:tab/>3</text:a></text:p>
          <text:p text:style-name="P220"><text:a xlink:type="simple" xlink:href="#__RefHeading___Toc234_240741357" text:style-name="Index_20_Link" text:visited-style-name="Index_20_Link">3.2.3 -de – Display Error Repair Information<text:tab/>3</text:a></text:p>
          <text:p text:style-name="P220"><text:a xlink:type="simple" xlink:href="#__RefHeading___Toc236_240741357" text:style-name="Index_20_Link" text:visited-style-name="Index_20_Link">3.2.4 -df – Display Nonterminal First Sets<text:tab/>3</text:a></text:p>
          <text:p text:style-name="P220"><text:a xlink:type="simple" xlink:href="#__RefHeading___Toc238_240741357" text:style-name="Index_20_Link" text:visited-style-name="Index_20_Link">3.2.5 -dg – Display Input Grammar Productions<text:tab/>4</text:a></text:p>
          <text:p text:style-name="P220"><text:a xlink:type="simple" xlink:href="#__RefHeading___Toc240_240741357" text:style-name="Index_20_Link" text:visited-style-name="Index_20_Link">3.2.6 -di – Display LR(1) Item Sets<text:tab/>4</text:a></text:p>
          <text:p text:style-name="P220"><text:a xlink:type="simple" xlink:href="#__RefHeading___Toc242_240741357" text:style-name="Index_20_Link" text:visited-style-name="Index_20_Link">3.2.7 -dm – Display the Scanner DFA After Minimization<text:tab/>4</text:a></text:p>
          <text:p text:style-name="P220"><text:a xlink:type="simple" xlink:href="#__RefHeading___Toc244_240741357" text:style-name="Index_20_Link" text:visited-style-name="Index_20_Link">3.2.8 -dn – Display the Scanner NFA<text:tab/>4</text:a></text:p>
          <text:p text:style-name="P220"><text:a xlink:type="simple" xlink:href="#__RefHeading___Toc246_240741357" text:style-name="Index_20_Link" text:visited-style-name="Index_20_Link">3.2.9 -dp – Display the Parser Abstract Syntax Tree<text:tab/>4</text:a></text:p>
          <text:p text:style-name="P220"><text:a xlink:type="simple" xlink:href="#__RefHeading___Toc248_240741357" text:style-name="Index_20_Link" text:visited-style-name="Index_20_Link">3.2.10 -ds – Display the Scanner Abstract Syntax Tree<text:tab/>4</text:a></text:p>
          <text:p text:style-name="P218"><text:a xlink:type="simple" xlink:href="#__RefHeading___Toc167_3494641884" text:style-name="Index_20_Link" text:visited-style-name="Index_20_Link">4 Input Format<text:tab/>4</text:a></text:p>
          <text:p text:style-name="P219"><text:a xlink:type="simple" xlink:href="#__RefHeading___Toc1269_3250473122" text:style-name="Index_20_Link" text:visited-style-name="Index_20_Link">4.1 Comments<text:tab/>4</text:a></text:p>
          <text:p text:style-name="P219"><text:a xlink:type="simple" xlink:href="#__RefHeading___Toc169_3494641884" text:style-name="Index_20_Link" text:visited-style-name="Index_20_Link">4.2 Language Identifier<text:tab/>4</text:a></text:p>
          <text:p text:style-name="P219"><text:a xlink:type="simple" xlink:href="#__RefHeading___Toc180_3494641884" text:style-name="Index_20_Link" text:visited-style-name="Index_20_Link">4.3 Language Title<text:tab/>5</text:a></text:p>
          <text:p text:style-name="P219"><text:a xlink:type="simple" xlink:href="#__RefHeading___Toc182_3494641884" text:style-name="Index_20_Link" text:visited-style-name="Index_20_Link">4.4 Parser Options<text:tab/>5</text:a></text:p>
          <text:p text:style-name="P220"><text:a xlink:type="simple" xlink:href="#__RefHeading___Toc184_3494641884" text:style-name="Index_20_Link" text:visited-style-name="Index_20_Link">4.4.1 AMBIGUOUS<text:tab/>5</text:a></text:p>
          <text:p text:style-name="P220"><text:a xlink:type="simple" xlink:href="#__RefHeading___Toc186_3494641884" text:style-name="Index_20_Link" text:visited-style-name="Index_20_Link">4.4.2 ERRORREPAIR<text:tab/>5</text:a></text:p>
          <text:p text:style-name="P220"><text:a xlink:type="simple" xlink:href="#__RefHeading___Toc188_3494641884" text:style-name="Index_20_Link" text:visited-style-name="Index_20_Link">4.4.3 SHIFTREDUCE<text:tab/>5</text:a></text:p>
          <text:p text:style-name="P220"><text:a xlink:type="simple" xlink:href="#__RefHeading___Toc190_3494641884" text:style-name="Index_20_Link" text:visited-style-name="Index_20_Link">4.4.4 SPLITSTATES<text:tab/>6</text:a></text:p>
          <text:p text:style-name="P219"><text:a xlink:type="simple" xlink:href="#__RefHeading___Toc533_971919554" text:style-name="Index_20_Link" text:visited-style-name="Index_20_Link">4.5 Regular Expression Definition<text:tab/>6</text:a></text:p>
          <text:p text:style-name="P220"><text:a xlink:type="simple" xlink:href="#__RefHeading___Toc535_971919554" text:style-name="Index_20_Link" text:visited-style-name="Index_20_Link">4.5.1 Regular Expression<text:tab/>6</text:a></text:p>
          <text:p text:style-name="P221"><text:a xlink:type="simple" xlink:href="#__RefHeading___Toc537_971919554" text:style-name="Index_20_Link" text:visited-style-name="Index_20_Link">4.5.1.1 Elementary Regular Expressions<text:tab/>6</text:a></text:p>
          <text:p text:style-name="P222"><text:a xlink:type="simple" xlink:href="#__RefHeading___Toc539_971919554" text:style-name="Index_20_Link" text:visited-style-name="Index_20_Link">4.5.1.1.1 Strings<text:tab/>6</text:a></text:p>
          <text:p text:style-name="P222"><text:a xlink:type="simple" xlink:href="#__RefHeading___Toc541_971919554" text:style-name="Index_20_Link" text:visited-style-name="Index_20_Link">4.5.1.1.2 Character Class<text:tab/>6</text:a></text:p>
          <text:p text:style-name="P222"><text:a xlink:type="simple" xlink:href="#__RefHeading___Toc543_971919554" text:style-name="Index_20_Link" text:visited-style-name="Index_20_Link">4.5.1.1.3 Defined Regular Expressions<text:tab/>7</text:a></text:p>
          <text:p text:style-name="P222"><text:a xlink:type="simple" xlink:href="#__RefHeading___Toc545_971919554" text:style-name="Index_20_Link" text:visited-style-name="Index_20_Link">4.5.1.1.4 Parenthesized Regular Expressions<text:tab/>7</text:a></text:p>
          <text:p text:style-name="P221"><text:a xlink:type="simple" xlink:href="#__RefHeading___Toc547_971919554" text:style-name="Index_20_Link" text:visited-style-name="Index_20_Link">4.5.1.2 A Range of Characters<text:tab/>8</text:a></text:p>
          <text:p text:style-name="P221"><text:a xlink:type="simple" xlink:href="#__RefHeading___Toc549_971919554" text:style-name="Index_20_Link" text:visited-style-name="Index_20_Link">4.5.1.3 A Negated Character<text:tab/>8</text:a></text:p>
          <text:p text:style-name="P221"><text:soft-page-break/><text:a xlink:type="simple" xlink:href="#__RefHeading___Toc551_971919554" text:style-name="Index_20_Link" text:visited-style-name="Index_20_Link">4.5.1.4 Character Difference<text:tab/>8</text:a></text:p>
          <text:p text:style-name="P221"><text:a xlink:type="simple" xlink:href="#__RefHeading___Toc553_971919554" text:style-name="Index_20_Link" text:visited-style-name="Index_20_Link">4.5.1.5 Repetitions<text:tab/>8</text:a></text:p>
          <text:p text:style-name="P222"><text:a xlink:type="simple" xlink:href="#__RefHeading___Toc751_3859342561" text:style-name="Index_20_Link" text:visited-style-name="Index_20_Link">4.5.1.5.1 A Range of Occurrences<text:tab/>8</text:a></text:p>
          <text:p text:style-name="P222"><text:a xlink:type="simple" xlink:href="#__RefHeading___Toc753_3859342561" text:style-name="Index_20_Link" text:visited-style-name="Index_20_Link">4.5.1.5.2 A Fixed Number of Occurrences<text:tab/>8</text:a></text:p>
          <text:p text:style-name="P222"><text:a xlink:type="simple" xlink:href="#__RefHeading___Toc755_3859342561" text:style-name="Index_20_Link" text:visited-style-name="Index_20_Link">4.5.1.5.3 An Arbitrary Number of Occurrences<text:tab/>9</text:a></text:p>
          <text:p text:style-name="P222"><text:a xlink:type="simple" xlink:href="#__RefHeading___Toc757_3859342561" text:style-name="Index_20_Link" text:visited-style-name="Index_20_Link">4.5.1.5.4 One or More Occurrences<text:tab/>9</text:a></text:p>
          <text:p text:style-name="P222"><text:a xlink:type="simple" xlink:href="#__RefHeading___Toc759_3859342561" text:style-name="Index_20_Link" text:visited-style-name="Index_20_Link">4.5.1.5.5 Optional Expressions<text:tab/>9</text:a></text:p>
          <text:p text:style-name="P221"><text:a xlink:type="simple" xlink:href="#__RefHeading___Toc761_3859342561" text:style-name="Index_20_Link" text:visited-style-name="Index_20_Link">4.5.1.6 Concatenation<text:tab/>9</text:a></text:p>
          <text:p text:style-name="P221"><text:a xlink:type="simple" xlink:href="#__RefHeading___Toc763_3859342561" text:style-name="Index_20_Link" text:visited-style-name="Index_20_Link">4.5.1.7 Alternation<text:tab/>9</text:a></text:p>
          <text:p text:style-name="P220"><text:a xlink:type="simple" xlink:href="#__RefHeading___Toc1848_841529795" text:style-name="Index_20_Link" text:visited-style-name="Index_20_Link">4.5.2 Predefined Expressions<text:tab/>9</text:a></text:p>
          <text:p text:style-name="P219"><text:a xlink:type="simple" xlink:href="#__RefHeading___Toc765_3859342561" text:style-name="Index_20_Link" text:visited-style-name="Index_20_Link">4.6 Scanner<text:tab/>10</text:a></text:p>
          <text:p text:style-name="P220"><text:a xlink:type="simple" xlink:href="#__RefHeading___Toc773_3859342561" text:style-name="Index_20_Link" text:visited-style-name="Index_20_Link">4.6.1 Explicit Regular Expression<text:tab/>10</text:a></text:p>
          <text:p text:style-name="P221"><text:a xlink:type="simple" xlink:href="#__RefHeading___Toc979_1164874638" text:style-name="Index_20_Link" text:visited-style-name="Index_20_Link">4.6.1.1 Token Lookahead<text:tab/>11</text:a></text:p>
          <text:p text:style-name="P221"><text:a xlink:type="simple" xlink:href="#__RefHeading___Toc787_3859342561" text:style-name="Index_20_Link" text:visited-style-name="Index_20_Link">4.6.1.2 Attributes<text:tab/>11</text:a></text:p>
          <text:p text:style-name="P222"><text:a xlink:type="simple" xlink:href="#__RefHeading___Toc981_1164874638" text:style-name="Index_20_Link" text:visited-style-name="Index_20_Link">4.6.1.2.1 Precedence<text:tab/>11</text:a></text:p>
          <text:p text:style-name="P222"><text:a xlink:type="simple" xlink:href="#__RefHeading___Toc983_1164874638" text:style-name="Index_20_Link" text:visited-style-name="Index_20_Link">4.6.1.2.2 Associativity<text:tab/>11</text:a></text:p>
          <text:p text:style-name="P222"><text:a xlink:type="simple" xlink:href="#__RefHeading___Toc985_1164874638" text:style-name="Index_20_Link" text:visited-style-name="Index_20_Link">4.6.1.2.3 Insertion Cost<text:tab/>11</text:a></text:p>
          <text:p text:style-name="P222"><text:a xlink:type="simple" xlink:href="#__RefHeading___Toc987_1164874638" text:style-name="Index_20_Link" text:visited-style-name="Index_20_Link">4.6.1.2.4 Deletion Cost<text:tab/>12</text:a></text:p>
          <text:p text:style-name="P222"><text:a xlink:type="simple" xlink:href="#__RefHeading___Toc989_1164874638" text:style-name="Index_20_Link" text:visited-style-name="Index_20_Link">4.6.1.2.5 Install<text:tab/>12</text:a></text:p>
          <text:p text:style-name="P222"><text:a xlink:type="simple" xlink:href="#__RefHeading___Toc991_1164874638" text:style-name="Index_20_Link" text:visited-style-name="Index_20_Link">4.6.1.2.6 Ignore Case<text:tab/>12</text:a></text:p>
          <text:p text:style-name="P220"><text:a xlink:type="simple" xlink:href="#__RefHeading___Toc775_3859342561" text:style-name="Index_20_Link" text:visited-style-name="Index_20_Link">4.6.2 Implicit Regular Expression<text:tab/>12</text:a></text:p>
          <text:p text:style-name="P220"><text:a xlink:type="simple" xlink:href="#__RefHeading___Toc777_3859342561" text:style-name="Index_20_Link" text:visited-style-name="Index_20_Link">4.6.3 Token Alias<text:tab/>12</text:a></text:p>
          <text:p text:style-name="P220"><text:a xlink:type="simple" xlink:href="#__RefHeading___Toc779_3859342561" text:style-name="Index_20_Link" text:visited-style-name="Index_20_Link">4.6.4 Ignored Regular Expression<text:tab/>13</text:a></text:p>
          <text:p text:style-name="P220"><text:a xlink:type="simple" xlink:href="#__RefHeading___Toc1011_1164874638" text:style-name="Index_20_Link" text:visited-style-name="Index_20_Link">4.6.5 Epsilon Token<text:tab/>13</text:a></text:p>
          <text:p text:style-name="P220"><text:a xlink:type="simple" xlink:href="#__RefHeading___Toc2354_3871029995" text:style-name="Index_20_Link" text:visited-style-name="Index_20_Link">4.6.6 End of File Token<text:tab/>13</text:a></text:p>
          <text:p text:style-name="P220"><text:a xlink:type="simple" xlink:href="#__RefHeading___Toc3670_3409909641" text:style-name="Index_20_Link" text:visited-style-name="Index_20_Link">4.6.7 install_token Callback<text:tab/>13</text:a></text:p>
          <text:p text:style-name="P219"><text:a xlink:type="simple" xlink:href="#__RefHeading___Toc1200_1085715193" text:style-name="Index_20_Link" text:visited-style-name="Index_20_Link">4.7 Parser Defaults<text:tab/>15</text:a></text:p>
          <text:p text:style-name="P220"><text:a xlink:type="simple" xlink:href="#__RefHeading___Toc1202_1085715193" text:style-name="Index_20_Link" text:visited-style-name="Index_20_Link">4.7.1 Distinguished Symbol<text:tab/>15</text:a></text:p>
          <text:p text:style-name="P220"><text:a xlink:type="simple" xlink:href="#__RefHeading___Toc1204_1085715193" text:style-name="Index_20_Link" text:visited-style-name="Index_20_Link">4.7.2 Error Repair Context<text:tab/>15</text:a></text:p>
          <text:p text:style-name="P220"><text:a xlink:type="simple" xlink:href="#__RefHeading___Toc1206_1085715193" text:style-name="Index_20_Link" text:visited-style-name="Index_20_Link">4.7.3 Error Repair Cost<text:tab/>15</text:a></text:p>
          <text:p text:style-name="P219"><text:a xlink:type="simple" xlink:href="#__RefHeading___Toc1271_3250473122" text:style-name="Index_20_Link" text:visited-style-name="Index_20_Link">4.8 Parser<text:tab/>16</text:a></text:p>
          <text:p text:style-name="P219"><text:a xlink:type="simple" xlink:href="#__RefHeading___Toc1850_841529795" text:style-name="Index_20_Link" text:visited-style-name="Index_20_Link">4.9 Example Input File<text:tab/>16</text:a></text:p>
          <text:p text:style-name="P218"><text:a xlink:type="simple" xlink:href="#__RefHeading___Toc2108_3871029995" text:style-name="Index_20_Link" text:visited-style-name="Index_20_Link">5 Conflict Resolution<text:tab/>24</text:a></text:p>
          <text:p text:style-name="P219"><text:a xlink:type="simple" xlink:href="#__RefHeading___Toc2110_3871029995" text:style-name="Index_20_Link" text:visited-style-name="Index_20_Link">5.1 Shift-Reduce Conflicts<text:tab/>24</text:a></text:p>
          <text:p text:style-name="P219"><text:a xlink:type="simple" xlink:href="#__RefHeading___Toc2112_3871029995" text:style-name="Index_20_Link" text:visited-style-name="Index_20_Link">5.2 Reduce-Reduce Conflicts<text:tab/>27</text:a></text:p>
          <text:p text:style-name="P218"><text:a xlink:type="simple" xlink:href="#__RefHeading___Toc2468_2850404679" text:style-name="Index_20_Link" text:visited-style-name="Index_20_Link">6 Error Repair<text:tab/>30</text:a></text:p>
          <text:p text:style-name="P219"><text:a xlink:type="simple" xlink:href="#__RefHeading___Toc3617_2009469969" text:style-name="Index_20_Link" text:visited-style-name="Index_20_Link">6.1 Example Repair<text:tab/>33</text:a></text:p>
          <text:p text:style-name="P218"><text:a xlink:type="simple" xlink:href="#__RefHeading___Toc2685_1284847808" text:style-name="Index_20_Link" text:visited-style-name="Index_20_Link">7 Sdtgen Table Format<text:tab/>33</text:a></text:p>
          <text:p text:style-name="P219"><text:a xlink:type="simple" xlink:href="#__RefHeading___Toc3201_4100478356" text:style-name="Index_20_Link" text:visited-style-name="Index_20_Link">7.1 Header Line<text:tab/>33</text:a></text:p>
          <text:p text:style-name="P219"><text:a xlink:type="simple" xlink:href="#__RefHeading___Toc4863_4100478356" text:style-name="Index_20_Link" text:visited-style-name="Index_20_Link">7.2 Scanner Tables<text:tab/>34</text:a></text:p>
          <text:p text:style-name="P220"><text:a xlink:type="simple" xlink:href="#__RefHeading___Toc4345_4100478356" text:style-name="Index_20_Link" text:visited-style-name="Index_20_Link">7.2.1 End of Token Tables<text:tab/>34</text:a></text:p>
          <text:p text:style-name="P221"><text:a xlink:type="simple" xlink:href="#__RefHeading___Toc4865_4100478356" text:style-name="Index_20_Link" text:visited-style-name="Index_20_Link">7.2.1.1 End of Token Index<text:tab/>34</text:a></text:p>
          <text:p text:style-name="P221"><text:a xlink:type="simple" xlink:href="#__RefHeading___Toc3422_4100478356" text:style-name="Index_20_Link" text:visited-style-name="Index_20_Link">7.2.1.2 End of Token Values<text:tab/>34</text:a></text:p>
          <text:p text:style-name="P220"><text:a xlink:type="simple" xlink:href="#__RefHeading___Toc4867_4100478356" text:style-name="Index_20_Link" text:visited-style-name="Index_20_Link">7.2.2 Final State Table<text:tab/>35</text:a></text:p>
          <text:p text:style-name="P220"><text:soft-page-break/><text:a xlink:type="simple" xlink:href="#__RefHeading___Toc4869_4100478356" text:style-name="Index_20_Link" text:visited-style-name="Index_20_Link">7.2.3 Install Flag Table<text:tab/>35</text:a></text:p>
          <text:p text:style-name="P220"><text:a xlink:type="simple" xlink:href="#__RefHeading___Toc4871_4100478356" text:style-name="Index_20_Link" text:visited-style-name="Index_20_Link">7.2.4 Scanner Transitions Table<text:tab/>35</text:a></text:p>
          <text:p text:style-name="P219"><text:a xlink:type="simple" xlink:href="#__RefHeading___Toc4873_4100478356" text:style-name="Index_20_Link" text:visited-style-name="Index_20_Link">7.3 Sdtgen Parser Tables<text:tab/>35</text:a></text:p>
          <text:p text:style-name="P220"><text:a xlink:type="simple" xlink:href="#__RefHeading___Toc4875_4100478356" text:style-name="Index_20_Link" text:visited-style-name="Index_20_Link">7.3.1 Terminal Insertion Costs<text:tab/>35</text:a></text:p>
          <text:p text:style-name="P220"><text:a xlink:type="simple" xlink:href="#__RefHeading___Toc4877_4100478356" text:style-name="Index_20_Link" text:visited-style-name="Index_20_Link">7.3.2 Terminal Deletion Costs<text:tab/>35</text:a></text:p>
          <text:p text:style-name="P220"><text:a xlink:type="simple" xlink:href="#__RefHeading___Toc4879_4100478356" text:style-name="Index_20_Link" text:visited-style-name="Index_20_Link">7.3.3 Left Hand Side Token Numbers<text:tab/>35</text:a></text:p>
          <text:p text:style-name="P220"><text:a xlink:type="simple" xlink:href="#__RefHeading___Toc4881_4100478356" text:style-name="Index_20_Link" text:visited-style-name="Index_20_Link">7.3.4 Right Hand Side Lengths<text:tab/>35</text:a></text:p>
          <text:p text:style-name="P220"><text:a xlink:type="simple" xlink:href="#__RefHeading___Toc4883_4100478356" text:style-name="Index_20_Link" text:visited-style-name="Index_20_Link">7.3.5 Semantic Routine Numbers<text:tab/>36</text:a></text:p>
          <text:p text:style-name="P220"><text:a xlink:type="simple" xlink:href="#__RefHeading___Toc4885_4100478356" text:style-name="Index_20_Link" text:visited-style-name="Index_20_Link">7.3.6 Error Repair Values<text:tab/>36</text:a></text:p>
          <text:p text:style-name="P220"><text:a xlink:type="simple" xlink:href="#__RefHeading___Toc4887_4100478356" text:style-name="Index_20_Link" text:visited-style-name="Index_20_Link">7.3.7 String Tables<text:tab/>36</text:a></text:p>
          <text:p text:style-name="P221"><text:a xlink:type="simple" xlink:href="#__RefHeading___Toc4889_4100478356" text:style-name="Index_20_Link" text:visited-style-name="Index_20_Link">7.3.7.1 String Table Index<text:tab/>36</text:a></text:p>
          <text:p text:style-name="P221"><text:a xlink:type="simple" xlink:href="#__RefHeading___Toc4348_4100478356" text:style-name="Index_20_Link" text:visited-style-name="Index_20_Link">7.3.7.2 String Table Values<text:tab/>36</text:a></text:p>
          <text:p text:style-name="P220"><text:a xlink:type="simple" xlink:href="#__RefHeading___Toc4891_4100478356" text:style-name="Index_20_Link" text:visited-style-name="Index_20_Link">7.3.8 Parser Action Tables<text:tab/>36</text:a></text:p>
          <text:p text:style-name="P218"><text:a xlink:type="simple" xlink:href="#__RefHeading___Toc4500_417976474" text:style-name="Index_20_Link" text:visited-style-name="Index_20_Link">8 Packtables<text:tab/>37</text:a></text:p>
          <text:p text:style-name="P219"><text:a xlink:type="simple" xlink:href="#__RefHeading___Toc4502_417976474" text:style-name="Index_20_Link" text:visited-style-name="Index_20_Link">8.1 Packtables Command Line<text:tab/>37</text:a></text:p>
          <text:p text:style-name="P219"><text:a xlink:type="simple" xlink:href="#__RefHeading___Toc4504_417976474" text:style-name="Index_20_Link" text:visited-style-name="Index_20_Link">8.2 Scanner Table Packing<text:tab/>37</text:a></text:p>
          <text:p text:style-name="P219"><text:a xlink:type="simple" xlink:href="#__RefHeading___Toc4506_417976474" text:style-name="Index_20_Link" text:visited-style-name="Index_20_Link">8.3 Parser Table Packing<text:tab/>38</text:a></text:p>
          <text:p text:style-name="P219"><text:a xlink:type="simple" xlink:href="#__RefHeading___Toc3550_1445134034" text:style-name="Index_20_Link" text:visited-style-name="Index_20_Link">8.4 Packparse Table Format<text:tab/>39</text:a></text:p>
          <text:p text:style-name="P220"><text:a xlink:type="simple" xlink:href="#__RefHeading___Toc5022_1445134034" text:style-name="Index_20_Link" text:visited-style-name="Index_20_Link">8.4.1 Packed Scanner Table<text:tab/>39</text:a></text:p>
          <text:p text:style-name="P221"><text:a xlink:type="simple" xlink:href="#__RefHeading___Toc4372_1445134034" text:style-name="Index_20_Link" text:visited-style-name="Index_20_Link">8.4.1.1 Scanner Default State Table<text:tab/>39</text:a></text:p>
          <text:p text:style-name="P221"><text:a xlink:type="simple" xlink:href="#__RefHeading___Toc4370_1445134034" text:style-name="Index_20_Link" text:visited-style-name="Index_20_Link">8.4.1.2 Scanner Base Index Table<text:tab/>39</text:a></text:p>
          <text:p text:style-name="P221"><text:a xlink:type="simple" xlink:href="#__RefHeading___Toc4084_1445134034" text:style-name="Index_20_Link" text:visited-style-name="Index_20_Link">8.4.1.3 Scanner Check State Table<text:tab/>39</text:a></text:p>
          <text:p text:style-name="P221"><text:a xlink:type="simple" xlink:href="#__RefHeading___Toc4086_1445134034" text:style-name="Index_20_Link" text:visited-style-name="Index_20_Link">8.4.1.4 Scanner Next State Table<text:tab/>40</text:a></text:p>
          <text:p text:style-name="P220"><text:a xlink:type="simple" xlink:href="#__RefHeading___Toc5024_1445134034" text:style-name="Index_20_Link" text:visited-style-name="Index_20_Link">8.4.2 Packed Parser Table<text:tab/>40</text:a></text:p>
          <text:p text:style-name="P221"><text:a xlink:type="simple" xlink:href="#__RefHeading___Toc4689_1445134034" text:style-name="Index_20_Link" text:visited-style-name="Index_20_Link">8.4.2.1 Parser Base Index Table<text:tab/>40</text:a></text:p>
          <text:p text:style-name="P221"><text:a xlink:type="simple" xlink:href="#__RefHeading___Toc4376_1445134034" text:style-name="Index_20_Link" text:visited-style-name="Index_20_Link">8.4.2.2 Parser Check State Table<text:tab/>40</text:a></text:p>
          <text:p text:style-name="P221"><text:a xlink:type="simple" xlink:href="#__RefHeading___Toc4378_1445134034" text:style-name="Index_20_Link" text:visited-style-name="Index_20_Link">8.4.2.3 Parser Action Table<text:tab/>40</text:a></text:p>
          <text:p text:style-name="P218"><text:a xlink:type="simple" xlink:href="#__RefHeading___Toc3552_1445134034" text:style-name="Index_20_Link" text:visited-style-name="Index_20_Link">9 Tableformat<text:tab/>40</text:a></text:p>
          <text:p text:style-name="P219"><text:a xlink:type="simple" xlink:href="#__RefHeading___Toc3554_1445134034" text:style-name="Index_20_Link" text:visited-style-name="Index_20_Link">9.1 Tableformat Command Line<text:tab/>41</text:a></text:p>
          <text:p text:style-name="P218"><text:a xlink:type="simple" xlink:href="#__RefHeading___Toc4390_1370793228" text:style-name="Index_20_Link" text:visited-style-name="Index_20_Link">10 Using the Parser<text:tab/>41</text:a></text:p>
          <text:p text:style-name="P219"><text:a xlink:type="simple" xlink:href="#__RefHeading___Toc4392_1370793228" text:style-name="Index_20_Link" text:visited-style-name="Index_20_Link">10.1 perform_action Callback<text:tab/>42</text:a></text:p>
          <text:p text:style-name="P219"><text:a xlink:type="simple" xlink:href="#__RefHeading___Toc7007_1370793228" text:style-name="Index_20_Link" text:visited-style-name="Index_20_Link">10.2 Generating Error Messages<text:tab/>43</text:a></text:p>
          <text:p text:style-name="P218"><text:a xlink:type="simple" xlink:href="#__RefHeading___Toc5490_448733838" text:style-name="Index_20_Link" text:visited-style-name="Index_20_Link">11 Example Driver<text:tab/>44</text:a></text:p>
        </text:index-body>
      </text:table-of-content>
      <text:p text:style-name="Text_20_body"/>
      <text:table-index text:style-name="Sect1" text:protected="true" text:name="Index of Tables2">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2_Head">
            <text:p text:style-name="Table_20_index_20_heading">Index of Tables</text:p>
          </text:index-title>
          <text:p text:style-name="P275"><text:a xlink:type="simple" xlink:href="#Table!0%7Csequence" text:style-name="Index_20_Link" text:visited-style-name="Index_20_Link">Table 1: Character Escape Sequences<text:tab/>7</text:a></text:p>
          <text:p text:style-name="P275"><text:a xlink:type="simple" xlink:href="#Table!1%7Csequence" text:style-name="Index_20_Link" text:visited-style-name="Index_20_Link">Table 2: Predefined Regular Expressions<text:tab/>9</text:a></text:p>
          <text:p text:style-name="P275"><text:a xlink:type="simple" xlink:href="#Table!2%7Csequence" text:style-name="Index_20_Link" text:visited-style-name="Index_20_Link">Table 3: Tables Header Values<text:tab/>34</text:a></text:p>
          <text:p text:style-name="P275"><text:a xlink:type="simple" xlink:href="#Table!3%7Csequence" text:style-name="Index_20_Link" text:visited-style-name="Index_20_Link">Table 4: Parsing Action Encoding<text:tab/>37</text:a></text:p>
        </text:index-body>
      </text:table-index>
      <text:p text:style-name="Text_20_body"/>
      <text:p text:style-name="P173"/>
      <text:h text:style-name="P224" text:outline-level="1"><text:bookmark-start text:name="__RefHeading___Toc160_3494641884"/>Introduction<text:bookmark-end text:name="__RefHeading___Toc160_3494641884"/></text:h>
      <text:p text:style-name="P7"><text:span text:style-name="T101">Sdtgen</text:span> is a table-driven scanner and LR(1) parser generator which provides automatic error repair <text:span text:style-name="T3">so that</text:span> parsing <text:span text:style-name="T3">can</text:span> continue in the event of a syntax error. <text:s/>Language tokens are defined by regular expression<text:span text:style-name="T3">s</text:span> in the scanner section of the input and include insertion and deletion costs among their attributes. <text:s/>If error repair has been enabled the <text:span text:style-name="T102">generated </text:span>parser will try inserting and deleting tokens searching for the least-cost repair which allows parsing to continue. <text:s/>Repairs are reported as a list of inserted tokens, a list of deleted tokens, or a list of replaced tokens.</text:p>
      <text:p text:style-name="P14"><text:span text:style-name="T101">Sdtgen</text:span> is implemented in itself and serve<text:span text:style-name="T17">s</text:span> as an example for how to use the tables produced by the generator. <text:s/><text:span text:style-name="T116">A minimal driver program is include as a starting point for using the generated </text:span><text:span text:style-name="T135">scanner and</text:span><text:span text:style-name="T116"> parser.</text:span></text:p>
      <text:h text:style-name="P225" text:outline-level="1"><text:bookmark-start text:name="__RefHeading___Toc162_3494641884"/>Acknowledgments<text:bookmark-end text:name="__RefHeading___Toc162_3494641884"/></text:h>
      <text:p text:style-name="P7">The author would like to express his appreciation to Dr. Ted Baker o<text:span text:style-name="T3">f</text:span> Florida State who first convinced him to try his hand at developing a parser generator and to Dr. Rich Leblanc of Georgia Tech who pointed him along the way to locally least-cost error repair. <text:s/>This software would surely not exist without the inspiration they provided many years ago.</text:p>
      <text:p text:style-name="P7"/>
      <text:h text:style-name="P226" text:outline-level="1"><text:bookmark-start text:name="__RefHeading___Toc208_240741357"/><text:span text:style-name="T101">Sdtgen</text:span><text:span text:style-name="T54"> </text:span>Command Line<text:bookmark-end text:name="__RefHeading___Toc208_240741357"/></text:h>
      <text:p text:style-name="P16"><text:span text:style-name="T4">sdtgen</text:span> { -[ghlqrtvx] | -d[adefgimnps] | -w tables.dat } [&lt;input file&gt;]</text:p>
      <text:h text:style-name="P235" text:outline-level="2"><text:bookmark-start text:name="__RefHeading___Toc210_240741357"/>Normal Parameters<text:bookmark-end text:name="__RefHeading___Toc210_240741357"/></text:h>
      <text:h text:style-name="P255" text:outline-level="3"><text:bookmark-start text:name="__RefHeading___Toc212_240741357"/>-<text:span text:style-name="T4">g – Display Standardized Grammar Productions</text:span><text:bookmark-end text:name="__RefHeading___Toc212_240741357"/></text:h>
      <text:p text:style-name="P17">Display<text:span text:style-name="T9">s</text:span> the augmented input grammar as it will be used when generating the parser. <text:s/>Whereas productions in the input may have alternative right hand sides, for parser generation each production has its own left hand side. <text:s/><text:span text:style-name="T7">Production semantic routine numbers are listed separately from the production left and right hand sides.</text:span></text:p>
      <text:p text:style-name="P18">Additionally, if error repair has been requested with the <text:bookmark-ref text:reference-format="text" text:ref-name="__RefHeading___Toc186_3494641884">ERRORREPAIR</text:bookmark-ref><text:s/><text:span text:style-name="T68">parser </text:span>option each production is listed with its assigned <text:span text:style-name="T68">derivation steps</text:span> and insertion cost. <text:s/>See the <text:bookmark-ref text:reference-format="text" text:ref-name="__RefHeading___Toc2468_2850404679">Error Repair</text:bookmark-ref><text:s/>section for more details. <text:s/></text:p>
      <text:h text:style-name="Heading_20_3" text:outline-level="3"><text:bookmark-start text:name="__RefHeading___Toc214_240741357"/>-<text:span text:style-name="T4">h – Display Usage Message</text:span><text:bookmark-end text:name="__RefHeading___Toc214_240741357"/></text:h>
      <text:p text:style-name="P18">Display<text:span text:style-name="T9">s</text:span> the command line summary usage message and exit<text:span text:style-name="T68">s</text:span>.</text:p>
      <text:h text:style-name="Heading_20_3" text:outline-level="3"><text:bookmark-start text:name="__RefHeading___Toc216_240741357"/>-<text:span text:style-name="T4">l – Display Input </text:span><text:span text:style-name="T68">a</text:span><text:span text:style-name="T4">s </text:span><text:span text:style-name="T68">i</text:span><text:span text:style-name="T4">t </text:span><text:span text:style-name="T68">i</text:span><text:span text:style-name="T4">s Processed</text:span><text:bookmark-end text:name="__RefHeading___Toc216_240741357"/></text:h>
      <text:p text:style-name="P18">Each line of the input file is displayed as it is parsed. <text:s/>If this option is not specified only those lines which are required for error <text:span text:style-name="T116">repair </text:span>messages will be displayed.</text:p>
      <text:h text:style-name="Heading_20_3" text:outline-level="3"><text:bookmark-start text:name="__RefHeading___Toc218_240741357"/>-<text:span text:style-name="T4">q – Perform Only a Syntax Scan of the Input</text:span><text:bookmark-end text:name="__RefHeading___Toc218_240741357"/></text:h>
      <text:p text:style-name="P18">The input file will be checked for syntax errors but no scanner or parser will be produced.</text:p>
      <text:h text:style-name="Heading_20_3" text:outline-level="3"><text:bookmark-start text:name="__RefHeading___Toc220_240741357"/>-<text:span text:style-name="T4">r – </text:span><text:span text:style-name="T5">Display the Token Regular Expressions</text:span><text:bookmark-end text:name="__RefHeading___Toc220_240741357"/></text:h>
      <text:p text:style-name="P22">Display<text:span text:style-name="T9">s</text:span> all the regular expressions that will be used to produce the scanner along with their tokens and attributes. <text:s/><text:span text:style-name="T8">See the </text:span><text:span text:style-name="T8"><text:bookmark-ref text:reference-format="text" text:ref-name="__RefHeading___Toc765_3859342561">Scanner</text:bookmark-ref></text:span><text:span text:style-name="T8"><text:s/>section for more details.</text:span></text:p>
      <text:h text:style-name="Heading_20_3" text:outline-level="3"><text:bookmark-start text:name="__RefHeading___Toc222_240741357"/>-<text:span text:style-name="T5">t – Display the LR(1) Parsing Tables</text:span><text:bookmark-end text:name="__RefHeading___Toc222_240741357"/></text:h>
      <text:p text:style-name="P23">Display<text:span text:style-name="T9">s</text:span> the LR(1) parsing tables with “S” actions to shift to a new state, “SR” actions (if requested <text:span text:style-name="T68">by the </text:span><text:span text:style-name="T68"><text:bookmark-ref text:reference-format="text" text:ref-name="__RefHeading___Toc188_3494641884">SHIFTREDUCE</text:bookmark-ref></text:span><text:span text:style-name="T68"><text:s/>parser option</text:span>) to shift a token and immediately reduce by a production number, “R” actions to reduce by a production number, <text:span text:style-name="T116">and </text:span><text:span text:style-name="T135">a single</text:span><text:span text:style-name="T116"> “A” action to indicate acceptance.</text:span></text:p>
      <text:h text:style-name="Heading_20_3" text:outline-level="3"><text:bookmark-start text:name="__RefHeading___Toc224_240741357"/><text:soft-page-break/>-<text:span text:style-name="T5">v – Display Verbose Conflict Repair Information</text:span><text:bookmark-end text:name="__RefHeading___Toc224_240741357"/></text:h>
      <text:p text:style-name="P23">Normally <text:span text:style-name="T101">sdtgen</text:span> will display shift-reduce or reduce-reduce conflicts and then resolve them if requested by the “<text:bookmark-ref text:reference-format="text" text:ref-name="__RefHeading___Toc184_3494641884">AMBIGUOUS</text:bookmark-ref>” <text:span text:style-name="T116">and/</text:span>or “<text:bookmark-ref text:reference-format="text" text:ref-name="__RefHeading___Toc190_3494641884">SPLITSTATES</text:bookmark-ref>” options respectively. <text:s/>If the “-v” parameter is specified <text:span text:style-name="T101">sdtgen</text:span> will also display some information about how the conflict was resolved.</text:p>
      <text:h text:style-name="Heading_20_3" text:outline-level="3"><text:bookmark-start text:name="__RefHeading___Toc226_240741357"/>-<text:span text:style-name="T5">x – Display a Cross-reference of Tokens</text:span><text:bookmark-end text:name="__RefHeading___Toc226_240741357"/></text:h>
      <text:p text:style-name="P23">Display<text:span text:style-name="T9">s</text:span> a list of all terminal and nonterminal tokens with the numbers of the <text:span text:style-name="T68">grammar</text:span> productions where they appear on the left hand side and/or the right hand side. <text:s/><text:span text:style-name="T135">Tokens are displayed sorted by name rather than by number.</text:span></text:p>
      <text:h text:style-name="Heading_20_3" text:outline-level="3"><text:bookmark-start text:name="__RefHeading___Toc2466_2850404679"/>-<text:span text:style-name="T60">w &lt;</text:span><text:span text:style-name="T135">Output File&gt;</text:span><text:span text:style-name="T60"> – Select the Output File</text:span><text:bookmark-end text:name="__RefHeading___Toc2466_2850404679"/></text:h>
      <text:p text:style-name="P124">Sets the path for the scanner and parser tables file being generated. <text:s/>If specified as “-” the tables will be written to stdout. <text:s/><text:span text:style-name="T135">The default output file is “tables.dat”.</text:span></text:p>
      <text:h text:style-name="P235" text:outline-level="2"><text:bookmark-start text:name="__RefHeading___Toc228_240741357"/>Debug Parameters<text:bookmark-end text:name="__RefHeading___Toc228_240741357"/></text:h>
      <text:h text:style-name="Heading_20_3" text:outline-level="3"><text:bookmark-start text:name="__RefHeading___Toc230_240741357"/>-<text:span text:style-name="T5">da – Display the Ancestors of Each LR(1) State</text:span><text:bookmark-end text:name="__RefHeading___Toc230_240741357"/></text:h>
      <text:p text:style-name="P24">Displays a list of all LR(1) states with the GOTO token that led to their creation and a list of the states that <text:span text:style-name="T117">reference</text:span> them.</text:p>
      <text:h text:style-name="Heading_20_3" text:outline-level="3"><text:bookmark-start text:name="__RefHeading___Toc232_240741357"/>-<text:span text:style-name="T5">dd – Display the Scanner DFA Before Minimization</text:span><text:bookmark-end text:name="__RefHeading___Toc232_240741357"/></text:h>
      <text:p text:style-name="P24">Displays the scanner deterministic finite state <text:span text:style-name="T69">automaton</text:span> as it was produced from the nondeterministic automaton. <text:s/>Each state lists the token <text:span text:style-name="T135">numbers</text:span> which end in this state, the token number which is recognized by this state, and the state character transitions.</text:p>
      <text:h text:style-name="Heading_20_3" text:outline-level="3"><text:bookmark-start text:name="__RefHeading___Toc234_240741357"/>-<text:span text:style-name="T5">de – Display Error Repair Information</text:span><text:bookmark-end text:name="__RefHeading___Toc234_240741357"/></text:h>
      <text:p text:style-name="P24">Displays the error repair action associated with each parser state if the <text:bookmark-ref text:reference-format="text" text:ref-name="__RefHeading___Toc186_3494641884">ERRORREPAIR</text:bookmark-ref><text:s/>option is specified. <text:s/>Actions are either a token number which is appended to the continuation string generated for error repair or a production number triggering a reduce. <text:s/>See the <text:bookmark-ref text:reference-format="text" text:ref-name="__RefHeading___Toc2468_2850404679">Error Repair</text:bookmark-ref><text:s/>section for more details.</text:p>
      <text:h text:style-name="Heading_20_3" text:outline-level="3"><text:bookmark-start text:name="__RefHeading___Toc236_240741357"/>-<text:span text:style-name="T5">df – Display Nonterminal First Sets</text:span><text:bookmark-end text:name="__RefHeading___Toc236_240741357"/></text:h>
      <text:p text:style-name="P24">Displays the set of terminals which may begin the derivation of each nonterminal along with a “nullable” flag indicating that the nonterminal may derive epsilon.</text:p>
      <text:h text:style-name="Heading_20_3" text:outline-level="3"><text:bookmark-start text:name="__RefHeading___Toc238_240741357"/><text:soft-page-break/>-<text:span text:style-name="T5">dg – </text:span><text:span text:style-name="T6">Display Input Grammar Productions</text:span><text:bookmark-end text:name="__RefHeading___Toc238_240741357"/></text:h>
      <text:p text:style-name="P24">Displays the parser grammar as produced from the input <text:span text:style-name="T135">abstract syntax tree</text:span> before it is converted into the standard format used by the parser generator.</text:p>
      <text:h text:style-name="Heading_20_3" text:outline-level="3"><text:bookmark-start text:name="__RefHeading___Toc240_240741357"/>-<text:span text:style-name="T6">di – Display LR(1) Item Sets</text:span><text:bookmark-end text:name="__RefHeading___Toc240_240741357"/></text:h>
      <text:p text:style-name="P24">Displays the LR(1) character finite state machine item sets including their lookahead sets.</text:p>
      <text:h text:style-name="Heading_20_3" text:outline-level="3"><text:bookmark-start text:name="__RefHeading___Toc242_240741357"/>-<text:span text:style-name="T6">dm – Display the Scanner DFA After Minimization</text:span><text:bookmark-end text:name="__RefHeading___Toc242_240741357"/></text:h>
      <text:p text:style-name="P25">Displays the scanner deterministic finite state <text:span text:style-name="T69">automaton</text:span> after redundant states have been removed.</text:p>
      <text:h text:style-name="Heading_20_3" text:outline-level="3"><text:bookmark-start text:name="__RefHeading___Toc244_240741357"/>-<text:span text:style-name="T6">dn – Display the Scanner NFA</text:span><text:bookmark-end text:name="__RefHeading___Toc244_240741357"/></text:h>
      <text:p text:style-name="P25">Displays the scanner nondeterministic finite state <text:span text:style-name="T69">automaton</text:span> as it was produced from the input abstract syntax tree. <text:s/>Each state lists the number of the token which ends in this state, the number of the token which is recognized by this state, the character set transition<text:span text:style-name="T117">s</text:span> for this state, and the list of next state numbers.</text:p>
      <text:h text:style-name="Heading_20_3" text:outline-level="3"><text:bookmark-start text:name="__RefHeading___Toc246_240741357"/>-<text:span text:style-name="T6">dp – Display the Parser Abstract Syntax Tree</text:span><text:bookmark-end text:name="__RefHeading___Toc246_240741357"/></text:h>
      <text:p text:style-name="P25">Displays the abstract syntax tree produced from the <text:bookmark-ref text:reference-format="text" text:ref-name="__RefHeading___Toc1271_3250473122">Parser</text:bookmark-ref><text:s/>section of the input file.</text:p>
      <text:h text:style-name="Heading_20_3" text:outline-level="3"><text:bookmark-start text:name="__RefHeading___Toc248_240741357"/>-<text:span text:style-name="T6">ds – Display the Scanner Abstract Syntax Tree</text:span><text:bookmark-end text:name="__RefHeading___Toc248_240741357"/></text:h>
      <text:p text:style-name="P25">Displays the abstract syntax tree produced from the <text:bookmark-ref text:reference-format="text" text:ref-name="__RefHeading___Toc765_3859342561">Scanner</text:bookmark-ref><text:s/>section of the input file.</text:p>
      <text:h text:style-name="P227" text:outline-level="1"><text:bookmark-start text:name="__RefHeading___Toc167_3494641884"/>Input Format<text:bookmark-end text:name="__RefHeading___Toc167_3494641884"/></text:h>
      <text:h text:style-name="P236" text:outline-level="2"><text:bookmark-start text:name="__RefHeading___Toc1269_3250473122"/>Comments<text:bookmark-end text:name="__RefHeading___Toc1269_3250473122"/></text:h>
      <text:p text:style-name="P75">% This is a full line comment</text:p>
      <text:p text:style-name="P76">% This is a terminated comment %</text:p>
      <text:p text:style-name="P74">Comments in the input file are introduced by the percent sign character “%”. <text:s/>They continue until end of line or another percent sign. <text:s/><text:span text:style-name="T70">Percent signs inside </text:span><text:span text:style-name="T117">other tokens</text:span><text:span text:style-name="T70"> are not recognized as comments.</text:span></text:p>
      <text:h text:style-name="P237" text:outline-level="2"><text:bookmark-start text:name="__RefHeading___Toc169_3494641884"/>Language Identif<text:span text:style-name="T83">ier</text:span><text:bookmark-end text:name="__RefHeading___Toc169_3494641884"/></text:h>
      <text:p text:style-name="P8">IDENT identifier;</text:p>
      <text:p text:style-name="P69"><text:span text:style-name="T101">The</text:span><text:span text:style-name="T37"> </text:span><text:span text:style-name="T101">sdtgen</text:span><text:span text:style-name="T37"> input file begins with an identifier for the language being defined. <text:s/></text:span>This identifier will be stored in the header line of the resulting <text:bookmark-ref text:reference-format="text" text:ref-name="__RefHeading___Toc2685_1284847808">Sdtgen Table Format</text:bookmark-ref><text:s/><text:span text:style-name="T135">output file </text:span>and used as <text:soft-page-break/>the variable name for the C sdt_tables structure which is generated <text:span text:style-name="T135">by </text:span><text:span text:style-name="T135"><text:bookmark-ref text:reference-format="text" text:ref-name="__RefHeading___Toc3552_1445134034">Tableformat</text:bookmark-ref></text:span><text:s/>to contain all the <text:span text:style-name="T71">scanner and parser data</text:span>. <text:s/>A pointer to this structure is passed to the parser to control scanning and parsing the input file.</text:p>
      <text:h text:style-name="P238" text:outline-level="2"><text:bookmark-start text:name="__RefHeading___Toc180_3494641884"/>Language Title<text:bookmark-end text:name="__RefHeading___Toc180_3494641884"/></text:h>
      <text:p text:style-name="P10">TITLE “string”;</text:p>
      <text:p text:style-name="P11">T<text:span text:style-name="T38">he </text:span><text:span text:style-name="T101">sdtgen</text:span><text:span text:style-name="T38"> input file may contain an optional title </text:span><text:span text:style-name="T71">string</text:span><text:span text:style-name="T38">. <text:s/></text:span>This string may be used to provide information about the language defined by this file. <text:s/>It will be displayed on output produced by <text:span text:style-name="T101">sdtgen</text:span> <text:span text:style-name="T101">display parameters</text:span> but otherwise has no functional impact on the language being defined.</text:p>
      <text:h text:style-name="P239" text:outline-level="2"><text:bookmark-start text:name="__RefHeading___Toc182_3494641884"/>Parser Options<text:bookmark-end text:name="__RefHeading___Toc182_3494641884"/></text:h>
      <text:p text:style-name="P70">OPTIONS option<text:span text:style-name="T10">1</text:span>, option<text:span text:style-name="T10">2</text:span>, ...;</text:p>
      <text:p text:style-name="P12">The <text:span text:style-name="T101">sdtgen</text:span> input file may contain an optional list of options which control some features of the generator. <text:s/>These options are case insignificant:</text:p>
      <text:h text:style-name="P256" text:outline-level="3"><text:bookmark-start text:name="__RefNumPara__925_1164874638"/><text:bookmark-start text:name="__RefHeading___Toc184_3494641884"/>AMBIGUOUS<text:bookmark-end text:name="__RefNumPara__925_1164874638"/><text:bookmark-end text:name="__RefHeading___Toc184_3494641884"/></text:h>
      <text:p text:style-name="P13">If the grammar in this input file generates shift-reduce conflicts and the <text:bookmark-ref text:reference-format="text" text:ref-name="__RefHeading___Toc184_3494641884">AMBIGUOUS</text:bookmark-ref><text:s/>option has been specified, <text:span text:style-name="T101">sdtgen</text:span> will use the <text:bookmark-ref text:reference-format="text" text:ref-name="__RefHeading___Toc981_1164874638">Precedence</text:bookmark-ref><text:s/>and <text:bookmark-ref text:reference-format="text" text:ref-name="__RefHeading___Toc983_1164874638">Associativity</text:bookmark-ref><text:s/><text:span text:style-name="T118">values </text:span>defined for the tokens in the <text:bookmark-ref text:reference-format="text" text:ref-name="__RefHeading___Toc765_3859342561">Scanner</text:bookmark-ref><text:s/>section to choose whether to <text:span text:style-name="T136">generate a </text:span>shift or reduce <text:span text:style-name="T136">action</text:span> to resolve the conflict. <text:s/><text:span text:style-name="T61">See the <text:s/></text:span><text:span text:style-name="T61"><text:bookmark-ref text:reference-format="text" text:ref-name="__RefHeading___Toc2110_3871029995">Shift-Reduce Conflicts</text:bookmark-ref></text:span><text:span text:style-name="T61"><text:s/></text:span><text:span text:style-name="T71">section </text:span><text:span text:style-name="T61">for more details.</text:span></text:p>
      <text:h text:style-name="P256" text:outline-level="3"><text:bookmark-start text:name="__RefHeading___Toc186_3494641884"/>ERRORREPAIR<text:bookmark-end text:name="__RefHeading___Toc186_3494641884"/></text:h>
      <text:p text:style-name="P9">If this option is specified <text:span text:style-name="T101">sdtgen</text:span> will produce the table needed for automatic error repair. <text:s/><text:span text:style-name="T71">See the </text:span><text:span text:style-name="T71"><text:bookmark-ref text:reference-format="text" text:ref-name="__RefHeading___Toc2468_2850404679">Error Repair</text:bookmark-ref></text:span><text:span text:style-name="T71"><text:s/>section for more details.</text:span></text:p>
      <text:h text:style-name="P256" text:outline-level="3"><text:bookmark-start text:name="__RefHeading___Toc188_3494641884"/>SHIFTREDUCE<text:bookmark-end text:name="__RefHeading___Toc188_3494641884"/></text:h>
      <text:p text:style-name="P15">If this option is specified <text:span text:style-name="T101">sdtgen</text:span> will use default reduce actions to decrease the number of states required by the parser. <text:s/>If a parsing state contains only one item which would generate a shift on a particular token, and that token is the last token on the right hand side of a production, the parser would normally shift to another state and then immediately reduce by the recognized production. <text:s/>At the cost of delaying syntax error detection a bit we can replace that shift with a “shiftreduce” action which immediately reduces by the recognized production (effectively combining the shift with a default reduce) and avoid generating the state required for the shift. <text:s/>Any syntax error which would have been detected by the reduce in the state we are omitting will still be detected before shifting another input token.</text:p>
      <text:h text:style-name="P256" text:outline-level="3"><text:bookmark-start text:name="__RefHeading___Toc190_3494641884"/><text:soft-page-break/>SPLITSTATES<text:bookmark-end text:name="__RefHeading___Toc190_3494641884"/></text:h>
      <text:p text:style-name="P25">To generate a parser <text:span text:style-name="T101">sdtgen</text:span> creates the LR(0) characteristic finite state machine and then adds the LALR(1) lookahead sets to disambiguate reduce actions. <text:s/>If this results in reduce-reduce conflicts the <text:bookmark-ref text:reference-format="text" text:ref-name="__RefHeading___Toc190_3494641884">SPLITSTATES</text:bookmark-ref><text:s/>option may be specified to identify the states whose merging by the LR(0) CFSM led to the conflicts. <text:s/>Provided the grammar is actually LR(1), <text:span text:style-name="T101">sdtgen</text:span> will create additional states to effectively “un-merge” the LR(0) states as necessary to resolve the conflict. <text:s/>See the <text:bookmark-ref text:reference-format="text" text:ref-name="__RefHeading___Toc2112_3871029995">Reduce-Reduce Conflicts</text:bookmark-ref><text:s/><text:span text:style-name="T71">section </text:span>for more information.</text:p>
      <text:h text:style-name="P240" text:outline-level="2"><text:bookmark-start text:name="__RefHeading___Toc533_971919554"/>Regular Expression Definition<text:bookmark-end text:name="__RefHeading___Toc533_971919554"/></text:h>
      <text:p text:style-name="P19">DEFINE identifier<text:span text:style-name="T10">1</text:span> = &lt;expression<text:span text:style-name="T14">1</text:span>&gt;;</text:p>
      <text:p text:style-name="P196"><text:span text:style-name="T137"><text:tab/> <text:s text:c="3"/>identifier</text:span><text:span text:style-name="T15">2</text:span><text:span text:style-name="T137"> = &lt;expression</text:span><text:span text:style-name="T10">2</text:span><text:span text:style-name="T137">&gt;;</text:span></text:p>
      <text:p text:style-name="P20"><text:tab/> <text:s text:c="3"/>…</text:p>
      <text:p text:style-name="P21">To improve readability, <text:bookmark-ref text:reference-format="text" text:ref-name="__RefHeading___Toc535_971919554">Regular Expression</text:bookmark-ref>s may be given names for use in later regular expressions. <text:s/><text:span text:style-name="T19">This section of the input file is optional.</text:span></text:p>
      <text:h text:style-name="Heading_20_3" text:outline-level="3"><text:bookmark-start text:name="__RefNumPara__911_1164874638"/><text:bookmark-start text:name="__RefHeading___Toc535_971919554"/>Regular Expression<text:bookmark-end text:name="__RefNumPara__911_1164874638"/><text:bookmark-end text:name="__RefHeading___Toc535_971919554"/></text:h>
      <text:p text:style-name="P26">Regular expressions are described by combining the following elements, listed from highest precedence to lowest.</text:p>
      <text:h text:style-name="Heading_20_4" text:outline-level="4"><text:bookmark-start text:name="__RefHeading___Toc537_971919554"/>Elementary Regular Expressions<text:bookmark-end text:name="__RefHeading___Toc537_971919554"/></text:h>
      <text:p text:style-name="P27">At the highest precedence level are the elementary regular expressions for strings, character classes, regular expression definition identifiers, and parenthesized regular expressions.</text:p>
      <text:h text:style-name="Heading_20_5" text:outline-level="5"><text:bookmark-start text:name="__RefHeading___Toc539_971919554"/>Strings<text:bookmark-end text:name="__RefHeading___Toc539_971919554"/></text:h>
      <text:p text:style-name="P34">“<text:span text:style-name="T17">string</text:span><text:span text:style-name="T11">1</text:span><text:span text:style-name="T17">” </text:span><text:span text:style-name="T29">or</text:span></text:p>
      <text:p text:style-name="P33"><text:span text:style-name="T17">‘string</text:span><text:span text:style-name="T11">2</text:span><text:span text:style-name="T17">’</text:span></text:p>
      <text:p text:style-name="P27">A regular expression which recognizes a string of characters is specified by surrounding the characters with quotes. <text:s/><text:span text:style-name="T101">Sdtgen</text:span> allows strings to be quoted with either single or double quotes rather than <text:span text:style-name="T72">providing</text:span> an escaped quote character within the string.</text:p>
      <text:h text:style-name="Heading_20_5" text:outline-level="5"><text:bookmark-start text:name="__RefHeading___Toc541_971919554"/>Character Class<text:bookmark-end text:name="__RefHeading___Toc541_971919554"/></text:h>
      <text:p text:style-name="P35">[character class] <text:span text:style-name="T28">or</text:span></text:p>
      <text:p text:style-name="P36">[^inverted class]</text:p>
      <text:p text:style-name="P31">A single character which matches any of a set of characters is specified by a character class surrounded by square brackets “[“ and “]”.</text:p>
      <text:p text:style-name="P31"><text:soft-page-break/>If the first character of the class is a caret “^” the sense of the class is inverted: it will match any 8 bit character 0-255 except for those listed within the class. <text:s/><text:span text:style-name="T118">EOF is automatically excluded from an inverted character class.</text:span></text:p>
      <text:p text:style-name="P31">A range of characters is specified as first character dash last character as in “a-z”. <text:s/>If the first character is not less than or equal to the last character <text:span text:style-name="T72">no characters are added to the class</text:span>. <text:s/>If the dash occurs at the beginning or end of the character class so that there is either no first or no last character then the dash is interpreted as an actual dash.</text:p>
      <text:p text:style-name="P32">Within both strings and character classes the following escape sequences are interpreted:</text:p>
      <text:p text:style-name="P30">Table <text:sequence text:ref-name="refTable0" text:name="Table" text:formula="ooow:Table+1" style:num-format="1">1</text:sequence>: Character Escape Sequences</text:p>
      <table:table table:name="Table1" table:style-name="Table1" table:template-name="Default Style">
        <table:table-column table:style-name="Table1.A"/>
        <table:table-column table:style-name="Table1.B"/>
        <table:table-row table:style-name="Table1.1">
          <table:table-cell table:style-name="Table1.A1" office:value-type="string">
            <text:p text:style-name="P42">\a</text:p>
          </table:table-cell>
          <table:table-cell table:style-name="Table1.B1" office:value-type="string">
            <text:p text:style-name="P42">Alert - \x07</text:p>
          </table:table-cell>
        </table:table-row>
        <table:table-row table:style-name="Table1.1">
          <table:table-cell table:style-name="Table1.A2" office:value-type="string">
            <text:p text:style-name="P42">\b</text:p>
          </table:table-cell>
          <table:table-cell table:style-name="Table1.B2" office:value-type="string">
            <text:p text:style-name="P42">Backspace - \x08</text:p>
          </table:table-cell>
        </table:table-row>
        <table:table-row table:style-name="Table1.1">
          <table:table-cell table:style-name="Table1.A2" office:value-type="string">
            <text:p text:style-name="P42">\e</text:p>
          </table:table-cell>
          <table:table-cell table:style-name="Table1.B2" office:value-type="string">
            <text:p text:style-name="P42">Escape - \x1B</text:p>
          </table:table-cell>
        </table:table-row>
        <table:table-row table:style-name="Table1.1">
          <table:table-cell table:style-name="Table1.A2" office:value-type="string">
            <text:p text:style-name="P42">\f</text:p>
          </table:table-cell>
          <table:table-cell table:style-name="Table1.B2" office:value-type="string">
            <text:p text:style-name="P42">Formfeed - \x0C</text:p>
          </table:table-cell>
        </table:table-row>
        <table:table-row table:style-name="Table1.1">
          <table:table-cell table:style-name="Table1.A2" office:value-type="string">
            <text:p text:style-name="P42">\n</text:p>
          </table:table-cell>
          <table:table-cell table:style-name="Table1.B2" office:value-type="string">
            <text:p text:style-name="P42">Newline - \x0A</text:p>
          </table:table-cell>
        </table:table-row>
        <table:table-row table:style-name="Table1.1">
          <table:table-cell table:style-name="Table1.A2" office:value-type="string">
            <text:p text:style-name="P42">\r</text:p>
          </table:table-cell>
          <table:table-cell table:style-name="Table1.B2" office:value-type="string">
            <text:p text:style-name="P42">Carriage Return - \x0D</text:p>
          </table:table-cell>
        </table:table-row>
        <table:table-row table:style-name="Table1.1">
          <table:table-cell table:style-name="Table1.A2" office:value-type="string">
            <text:p text:style-name="P42">\t</text:p>
          </table:table-cell>
          <table:table-cell table:style-name="Table1.B2" office:value-type="string">
            <text:p text:style-name="P42">Horizontal Tab - \x09</text:p>
          </table:table-cell>
        </table:table-row>
        <table:table-row table:style-name="Table1.1">
          <table:table-cell table:style-name="Table1.A2" office:value-type="string">
            <text:p text:style-name="P42">\v</text:p>
          </table:table-cell>
          <table:table-cell table:style-name="Table1.B2" office:value-type="string">
            <text:p text:style-name="P42">Vertical Tab - \x0B</text:p>
          </table:table-cell>
        </table:table-row>
        <table:table-row table:style-name="Table1.1">
          <table:table-cell table:style-name="Table1.A2" office:value-type="string">
            <text:p text:style-name="P42">\\</text:p>
          </table:table-cell>
          <table:table-cell table:style-name="Table1.B2" office:value-type="string">
            <text:p text:style-name="P42">Backslash - \x5C</text:p>
          </table:table-cell>
        </table:table-row>
        <table:table-row table:style-name="Table1.1">
          <table:table-cell table:style-name="Table1.A2" office:value-type="string">
            <text:p text:style-name="P42">\nnn</text:p>
          </table:table-cell>
          <table:table-cell table:style-name="Table1.B2" office:value-type="string">
            <text:p text:style-name="P42">Character with 8 bit octal value “nnn”. <text:s/>Leading zeroes may be omitted.</text:p>
          </table:table-cell>
        </table:table-row>
        <table:table-row table:style-name="Table1.1">
          <table:table-cell table:style-name="Table1.A2" office:value-type="string">
            <text:p text:style-name="P42">\xhh</text:p>
          </table:table-cell>
          <table:table-cell table:style-name="Table1.B2" office:value-type="string">
            <text:p text:style-name="P42">Character with 8 bit hexadecimal value “hh”. <text:s/>Leading zeroes may be omitted.</text:p>
          </table:table-cell>
        </table:table-row>
      </table:table>
      <text:p text:style-name="P197">A backslash followed by a character not listed above is generally just interpreted as the following character. <text:s/>The exception to this is within a character class “\]” may be used to add a close bracket to the class. <text:s/>Note that “\-” does not escape the function of a dash specifying a range of characters.</text:p>
      <text:h text:style-name="Heading_20_5" text:outline-level="5"><text:bookmark-start text:name="__RefHeading___Toc543_971919554"/>Defined Regular Expressions<text:bookmark-end text:name="__RefHeading___Toc543_971919554"/></text:h>
      <text:p text:style-name="P36">identifier</text:p>
      <text:p text:style-name="P28">The name of a predefined regular expression inserts a copy of that regular expression.</text:p>
      <text:h text:style-name="Heading_20_5" text:outline-level="5"><text:bookmark-start text:name="__RefHeading___Toc545_971919554"/>Parenthesized Regular Expressions<text:bookmark-end text:name="__RefHeading___Toc545_971919554"/></text:h>
      <text:p text:style-name="P36">( &lt;expression&gt; )</text:p>
      <text:p text:style-name="P28">A parenthesized regular expression groups the contained expression as a unit.</text:p>
      <text:h text:style-name="Heading_20_4" text:outline-level="4"><text:bookmark-start text:name="__RefHeading___Toc547_971919554"/><text:soft-page-break/>A Range of Characters<text:bookmark-end text:name="__RefHeading___Toc547_971919554"/></text:h>
      <text:p text:style-name="P37">&lt;<text:span text:style-name="T17">expression&gt; : &lt;expression&gt;</text:span></text:p>
      <text:p text:style-name="P28">Two regular expression<text:span text:style-name="T17">s</text:span> which both represent single characters may be separated by a colon “:” to match any single character in that range. <text:s/>For example, “a”:”z” is a single character which will match anything in the range “a” through “z”. <text:s/>This is equivalent to the character class [a-z] except that with the colon “a” and “b” could be predefined regular expression identifiers, <text:span text:style-name="T16">for</text:span> example.</text:p>
      <text:h text:style-name="Heading_20_4" text:outline-level="4"><text:bookmark-start text:name="__RefHeading___Toc549_971919554"/>A Negated Character<text:bookmark-end text:name="__RefHeading___Toc549_971919554"/></text:h>
      <text:p text:style-name="P36">~ &lt;expression&gt;</text:p>
      <text:p text:style-name="P29">A regular expression which represents a single character may be prefixed with a tilde “~” to match any single character except for it. <text:s/><text:span text:style-name="T118">EOF is automatically excluded from the negated character value.</text:span> <text:s/>For example, ~”a” matches any character in the range 0-255 except for “a”. <text:s/>This is equivalent to the character class [^a] except that with the tilde the “a” could be a predefined regular expression identifier, for example.</text:p>
      <text:h text:style-name="Heading_20_4" text:outline-level="4"><text:bookmark-start text:name="__RefHeading___Toc551_971919554"/>Character Difference<text:bookmark-end text:name="__RefHeading___Toc551_971919554"/></text:h>
      <text:p text:style-name="P38">&lt;<text:span text:style-name="T17">expression&gt; - &lt;expression&gt;</text:span></text:p>
      <text:p text:style-name="P29">Two regular expressions which represent single characters or character classes may be separated by a minus sign to match any character which is in the first expression but not in the second. <text:s/>For example, “a”:”z”-”x” will match any character in the range “a” through “z” except for an “x”.</text:p>
      <text:h text:style-name="Heading_20_4" text:outline-level="4"><text:bookmark-start text:name="__RefHeading___Toc553_971919554"/>Repetitions<text:bookmark-end text:name="__RefHeading___Toc553_971919554"/></text:h>
      <text:p text:style-name="P44">The following expressions may be used to match <text:span text:style-name="T118">the selected</text:span> number of repetitions of a regular expression.</text:p>
      <text:h text:style-name="Heading_20_5" text:outline-level="5"><text:bookmark-start text:name="__RefHeading___Toc751_3859342561"/>A Range of Occurrences<text:bookmark-end text:name="__RefHeading___Toc751_3859342561"/></text:h>
      <text:p text:style-name="P45">{&lt;expression&gt;} lower : upper</text:p>
      <text:p text:style-name="P44">This matches a range of repetitions of the <text:span text:style-name="T72">given</text:span> regular expression. <text:s/>Lower and upper must be integers and lower must be less than or equal to upper.. <text:s/>For example, {[a-fA-F<text:span text:style-name="T72">0-9</text:span>]} 1:4 will match one through four hexadecimal digits in upper or lower case.</text:p>
      <text:h text:style-name="Heading_20_5" text:outline-level="5"><text:bookmark-start text:name="__RefHeading___Toc753_3859342561"/>A Fixed Number of Occurrences<text:bookmark-end text:name="__RefHeading___Toc753_3859342561"/></text:h>
      <text:p text:style-name="P45">{&lt;expression&gt;} count</text:p>
      <text:p text:style-name="P44">This matches exactly the specified number of repetitions of the <text:span text:style-name="T72">given</text:span> regular expression. <text:s/>For example, {“a”:”z”} 5 matches exactly five character<text:span text:style-name="T72">s</text:span> each in the range of a through z.</text:p>
      <text:h text:style-name="Heading_20_5" text:outline-level="5"><text:bookmark-start text:name="__RefHeading___Toc755_3859342561"/><text:soft-page-break/>An Arbitrary Number of Occurrences<text:bookmark-end text:name="__RefHeading___Toc755_3859342561"/></text:h>
      <text:p text:style-name="P47">{&lt;expression&gt;} <text:span text:style-name="T28">or</text:span></text:p>
      <text:p text:style-name="P48">&lt;expression&gt; *</text:p>
      <text:p text:style-name="P46">This matches zero or more repetitions of the <text:span text:style-name="T72">given</text:span> regular expression. <text:s/>The curly brace version of this result is convenient when precedence requires the expression to be surrounded by parenthesis in order to use the Kleene star.</text:p>
      <text:h text:style-name="Heading_20_5" text:outline-level="5"><text:bookmark-start text:name="__RefHeading___Toc757_3859342561"/>One or More Occurrences<text:bookmark-end text:name="__RefHeading___Toc757_3859342561"/></text:h>
      <text:p text:style-name="P49">&lt;<text:span text:style-name="T18">expression&gt; +</text:span></text:p>
      <text:p text:style-name="P46">This matches one or more occurrences of the <text:span text:style-name="T72">given</text:span> regular expression.</text:p>
      <text:h text:style-name="Heading_20_5" text:outline-level="5"><text:bookmark-start text:name="__RefHeading___Toc759_3859342561"/>Optional Expressions<text:bookmark-end text:name="__RefHeading___Toc759_3859342561"/></text:h>
      <text:p text:style-name="P49">&lt;<text:span text:style-name="T18">expression&gt; ?</text:span></text:p>
      <text:p text:style-name="P46">This matches zero or one occurrence of the <text:span text:style-name="T72">given</text:span> regular expression.</text:p>
      <text:h text:style-name="Heading_20_4" text:outline-level="4"><text:bookmark-start text:name="__RefHeading___Toc761_3859342561"/>Concatenation<text:bookmark-end text:name="__RefHeading___Toc761_3859342561"/></text:h>
      <text:p text:style-name="P49">&lt;<text:span text:style-name="T18">expression&gt; &lt;expression&gt;</text:span></text:p>
      <text:p text:style-name="P46">Two regular expressions adjacent to each other match the first regular expression followed by the second.</text:p>
      <text:h text:style-name="Heading_20_4" text:outline-level="4"><text:bookmark-start text:name="__RefHeading___Toc763_3859342561"/>Alternation<text:bookmark-end text:name="__RefHeading___Toc763_3859342561"/></text:h>
      <text:p text:style-name="P49">&lt;<text:span text:style-name="T18">expression&gt; | &lt;expression&gt;</text:span></text:p>
      <text:p text:style-name="P46">Two regular expressions separated by the pipe symbol “|” match the first expression or the second expression (but not both).</text:p>
      <text:h text:style-name="P257" text:outline-level="3"><text:bookmark-start text:name="__RefHeading___Toc1848_841529795"/>Predefined Expressions<text:bookmark-end text:name="__RefHeading___Toc1848_841529795"/></text:h>
      <text:p text:style-name="P86"><text:span text:style-name="T101">Sdtgen</text:span> automatically defines the following regular expressions:</text:p>
      <text:p text:style-name="P30">Table <text:sequence text:ref-name="refTable1" text:name="Table" text:formula="ooow:Table+1" style:num-format="1">2</text:sequence>: Predefined Regular Expressions</text:p>
      <table:table table:name="Table2" table:style-name="Table2" table:template-name="Default Style">
        <table:table-column table:style-name="Table2.A"/>
        <table:table-column table:style-name="Table2.B"/>
        <table:table-column table:style-name="Table2.A"/>
        <table:table-column table:style-name="Table2.B"/>
        <table:table-column table:style-name="Table2.A"/>
        <table:table-column table:style-name="Table2.F"/>
        <table:table-row>
          <table:table-cell table:style-name="Table2.A1" office:value-type="string">
            <text:p text:style-name="P39">NUL</text:p>
          </table:table-cell>
          <table:table-cell table:style-name="Table2.A1" office:value-type="string">
            <text:p text:style-name="P40">Null - 0x00</text:p>
          </table:table-cell>
          <table:table-cell table:style-name="Table2.A1" office:value-type="string">
            <text:p text:style-name="P39">EOL</text:p>
          </table:table-cell>
          <table:table-cell table:style-name="Table2.A1" office:value-type="string">
            <text:p text:style-name="P40">End of line - 0x0A</text:p>
          </table:table-cell>
          <table:table-cell table:style-name="Table2.A1" office:value-type="string">
            <text:p text:style-name="P39">SYN</text:p>
          </table:table-cell>
          <table:table-cell table:style-name="Table2.F1" office:value-type="string">
            <text:p text:style-name="P41">Synchronous idle - 0x16</text:p>
          </table:table-cell>
        </table:table-row>
        <table:table-row>
          <table:table-cell table:style-name="Table2.A2" office:value-type="string">
            <text:p text:style-name="P39">SOH</text:p>
          </table:table-cell>
          <table:table-cell table:style-name="Table2.A2" office:value-type="string">
            <text:p text:style-name="P40">Start of header - 0x01</text:p>
          </table:table-cell>
          <table:table-cell table:style-name="Table2.A2" office:value-type="string">
            <text:p text:style-name="P39">VT</text:p>
          </table:table-cell>
          <table:table-cell table:style-name="Table2.A2" office:value-type="string">
            <text:p text:style-name="P40">Vertical tab - 0x0B</text:p>
          </table:table-cell>
          <table:table-cell table:style-name="Table2.A2" office:value-type="string">
            <text:p text:style-name="P39">ETB</text:p>
          </table:table-cell>
          <table:table-cell table:style-name="Table2.F2" office:value-type="string">
            <text:p text:style-name="P40">End of tran<text:span text:style-name="T43">s.</text:span> <text:span text:style-name="T43">b</text:span>lock - <text:span text:style-name="T43">0x17</text:span></text:p>
          </table:table-cell>
        </table:table-row>
        <table:table-row>
          <table:table-cell table:style-name="Table2.A2" office:value-type="string">
            <text:p text:style-name="P39">STX</text:p>
          </table:table-cell>
          <table:table-cell table:style-name="Table2.A2" office:value-type="string">
            <text:p text:style-name="P40">Start of text - 0x02</text:p>
          </table:table-cell>
          <table:table-cell table:style-name="Table2.A2" office:value-type="string">
            <text:p text:style-name="P39">FF</text:p>
          </table:table-cell>
          <table:table-cell table:style-name="Table2.A2" office:value-type="string">
            <text:p text:style-name="P40">Form feed - 0x0C</text:p>
          </table:table-cell>
          <table:table-cell table:style-name="Table2.A2" office:value-type="string">
            <text:p text:style-name="P39">CAN</text:p>
          </table:table-cell>
          <table:table-cell table:style-name="Table2.F2" office:value-type="string">
            <text:p text:style-name="P40">Cancel - <text:span text:style-name="T43">0x18</text:span></text:p>
          </table:table-cell>
        </table:table-row>
        <table:table-row>
          <table:table-cell table:style-name="Table2.A2" office:value-type="string">
            <text:p text:style-name="P39">ETX</text:p>
          </table:table-cell>
          <table:table-cell table:style-name="Table2.A2" office:value-type="string">
            <text:p text:style-name="P40">End of text - 0x03</text:p>
          </table:table-cell>
          <table:table-cell table:style-name="Table2.A2" office:value-type="string">
            <text:p text:style-name="P39">CR</text:p>
          </table:table-cell>
          <table:table-cell table:style-name="Table2.A2" office:value-type="string">
            <text:p text:style-name="P40">Carriage return - 0x0D</text:p>
          </table:table-cell>
          <table:table-cell table:style-name="Table2.A2" office:value-type="string">
            <text:p text:style-name="P39">EM</text:p>
          </table:table-cell>
          <table:table-cell table:style-name="Table2.F2" office:value-type="string">
            <text:p text:style-name="P40">End of media - <text:span text:style-name="T43">0x19</text:span></text:p>
          </table:table-cell>
        </table:table-row>
        <table:table-row>
          <table:table-cell table:style-name="Table2.A2" office:value-type="string">
            <text:p text:style-name="P39">EOT</text:p>
          </table:table-cell>
          <table:table-cell table:style-name="Table2.A2" office:value-type="string">
            <text:p text:style-name="P40">End of trans. - 0x04</text:p>
          </table:table-cell>
          <table:table-cell table:style-name="Table2.A2" office:value-type="string">
            <text:p text:style-name="P39">SO</text:p>
          </table:table-cell>
          <table:table-cell table:style-name="Table2.A2" office:value-type="string">
            <text:p text:style-name="P40">Shift out - 0x0E</text:p>
          </table:table-cell>
          <table:table-cell table:style-name="Table2.A2" office:value-type="string">
            <text:p text:style-name="P39">SUB</text:p>
          </table:table-cell>
          <table:table-cell table:style-name="Table2.F2" office:value-type="string">
            <text:p text:style-name="P40">Substitute - <text:span text:style-name="T43">0x1A</text:span></text:p>
          </table:table-cell>
        </table:table-row>
        <table:table-row>
          <table:table-cell table:style-name="Table2.A2" office:value-type="string">
            <text:p text:style-name="P39">ENQ</text:p>
          </table:table-cell>
          <table:table-cell table:style-name="Table2.A2" office:value-type="string">
            <text:p text:style-name="P40">Enquiry - 0x05</text:p>
          </table:table-cell>
          <table:table-cell table:style-name="Table2.A2" office:value-type="string">
            <text:p text:style-name="P39">SI</text:p>
          </table:table-cell>
          <table:table-cell table:style-name="Table2.A2" office:value-type="string">
            <text:p text:style-name="P40">Shift in - 0x0F</text:p>
          </table:table-cell>
          <table:table-cell table:style-name="Table2.A2" office:value-type="string">
            <text:p text:style-name="P39">ESC</text:p>
          </table:table-cell>
          <table:table-cell table:style-name="Table2.F2" office:value-type="string">
            <text:p text:style-name="P40">Escape - <text:span text:style-name="T43">0x1B</text:span></text:p>
          </table:table-cell>
        </table:table-row>
        <text:soft-page-break/>
        <table:table-row>
          <table:table-cell table:style-name="Table2.A2" office:value-type="string">
            <text:p text:style-name="P39">ACK</text:p>
          </table:table-cell>
          <table:table-cell table:style-name="Table2.A2" office:value-type="string">
            <text:p text:style-name="P40">Acknowledge - 0x06</text:p>
          </table:table-cell>
          <table:table-cell table:style-name="Table2.A2" office:value-type="string">
            <text:p text:style-name="P39">DLE</text:p>
          </table:table-cell>
          <table:table-cell table:style-name="Table2.A2" office:value-type="string">
            <text:p text:style-name="P40">Data link escape - <text:span text:style-name="T43">0x10</text:span></text:p>
          </table:table-cell>
          <table:table-cell table:style-name="Table2.A2" office:value-type="string">
            <text:p text:style-name="P39">FS</text:p>
          </table:table-cell>
          <table:table-cell table:style-name="Table2.F2" office:value-type="string">
            <text:p text:style-name="P40">File separator - <text:span text:style-name="T43">0x1C</text:span></text:p>
          </table:table-cell>
        </table:table-row>
        <table:table-row>
          <table:table-cell table:style-name="Table2.A2" office:value-type="string">
            <text:p text:style-name="P39">BEL</text:p>
          </table:table-cell>
          <table:table-cell table:style-name="Table2.A2" office:value-type="string">
            <text:p text:style-name="P40">Bell - 0x07</text:p>
          </table:table-cell>
          <table:table-cell table:style-name="Table2.A2" office:value-type="string">
            <text:p text:style-name="P39">DC1</text:p>
          </table:table-cell>
          <table:table-cell table:style-name="Table2.A2" office:value-type="string">
            <text:p text:style-name="P40">Device control 1 - <text:span text:style-name="T43">0x11</text:span></text:p>
          </table:table-cell>
          <table:table-cell table:style-name="Table2.A2" office:value-type="string">
            <text:p text:style-name="P39">GS</text:p>
          </table:table-cell>
          <table:table-cell table:style-name="Table2.F2" office:value-type="string">
            <text:p text:style-name="P40">Group separator - <text:span text:style-name="T43">0x1D</text:span></text:p>
          </table:table-cell>
        </table:table-row>
        <table:table-row>
          <table:table-cell table:style-name="Table2.A2" office:value-type="string">
            <text:p text:style-name="P39">BS</text:p>
          </table:table-cell>
          <table:table-cell table:style-name="Table2.A2" office:value-type="string">
            <text:p text:style-name="P40">Backspace - 0x08</text:p>
          </table:table-cell>
          <table:table-cell table:style-name="Table2.A2" office:value-type="string">
            <text:p text:style-name="P39">DC2</text:p>
          </table:table-cell>
          <table:table-cell table:style-name="Table2.A2" office:value-type="string">
            <text:p text:style-name="P40">Device control 2 - <text:span text:style-name="T43">0x12</text:span></text:p>
          </table:table-cell>
          <table:table-cell table:style-name="Table2.A2" office:value-type="string">
            <text:p text:style-name="P39">RS</text:p>
          </table:table-cell>
          <table:table-cell table:style-name="Table2.F2" office:value-type="string">
            <text:p text:style-name="P40">Record separator - <text:span text:style-name="T43">0x1E</text:span></text:p>
          </table:table-cell>
        </table:table-row>
        <table:table-row>
          <table:table-cell table:style-name="Table2.A2" office:value-type="string">
            <text:p text:style-name="P39">HT</text:p>
          </table:table-cell>
          <table:table-cell table:style-name="Table2.A2" office:value-type="string">
            <text:p text:style-name="P40">Horizontal tab - 0x09</text:p>
          </table:table-cell>
          <table:table-cell table:style-name="Table2.A2" office:value-type="string">
            <text:p text:style-name="P39">DC3</text:p>
          </table:table-cell>
          <table:table-cell table:style-name="Table2.A2" office:value-type="string">
            <text:p text:style-name="P40">Device control 3 - <text:span text:style-name="T43">0x13</text:span></text:p>
          </table:table-cell>
          <table:table-cell table:style-name="Table2.A2" office:value-type="string">
            <text:p text:style-name="P39">US</text:p>
          </table:table-cell>
          <table:table-cell table:style-name="Table2.F2" office:value-type="string">
            <text:p text:style-name="P40">Unit separator - <text:span text:style-name="T43">0x1F</text:span></text:p>
          </table:table-cell>
        </table:table-row>
        <table:table-row>
          <table:table-cell table:style-name="Table2.A2" office:value-type="string">
            <text:p text:style-name="P39">LF</text:p>
          </table:table-cell>
          <table:table-cell table:style-name="Table2.A2" office:value-type="string">
            <text:p text:style-name="P40">Line feed - 0x0A</text:p>
          </table:table-cell>
          <table:table-cell table:style-name="Table2.A2" office:value-type="string">
            <text:p text:style-name="P39">DC4</text:p>
          </table:table-cell>
          <table:table-cell table:style-name="Table2.A2" office:value-type="string">
            <text:p text:style-name="P40">Device control 4 - <text:span text:style-name="T43">0x14</text:span></text:p>
          </table:table-cell>
          <table:table-cell table:style-name="Table2.A2" office:value-type="string">
            <text:p text:style-name="P39">DEL</text:p>
          </table:table-cell>
          <table:table-cell table:style-name="Table2.F2" office:value-type="string">
            <text:p text:style-name="P40">Delete - <text:span text:style-name="T43">0x7F</text:span></text:p>
          </table:table-cell>
        </table:table-row>
        <table:table-row>
          <table:table-cell table:style-name="Table2.A2" office:value-type="string">
            <text:p text:style-name="P39">NL</text:p>
          </table:table-cell>
          <table:table-cell table:style-name="Table2.A2" office:value-type="string">
            <text:p text:style-name="P40">Newline - 0x0A</text:p>
          </table:table-cell>
          <table:table-cell table:style-name="Table2.A2" office:value-type="string">
            <text:p text:style-name="P39">NAK</text:p>
          </table:table-cell>
          <table:table-cell table:style-name="Table2.A2" office:value-type="string">
            <text:p text:style-name="P40">Not acknowledge - <text:span text:style-name="T43">0x15</text:span></text:p>
          </table:table-cell>
          <table:table-cell table:style-name="Table2.A2" office:value-type="string">
            <text:p text:style-name="P39">EOF</text:p>
          </table:table-cell>
          <table:table-cell table:style-name="Table2.F2" office:value-type="string">
            <text:p text:style-name="P40">End of file</text:p>
          </table:table-cell>
        </table:table-row>
      </table:table>
      <text:p text:style-name="P88">EOF is a special “character” with value 256 which is used internally by the scanner to represent end of file. <text:s/>The only way to reference it is via the EOF definition.</text:p>
      <text:h text:style-name="P241" text:outline-level="2"><text:bookmark-start text:name="__RefHeading___Toc765_3859342561"/>Scanner<text:bookmark-end text:name="__RefHeading___Toc765_3859342561"/></text:h>
      <text:p text:style-name="P66">SCANNER &lt;token definition<text:span text:style-name="T10">1</text:span>&gt;;</text:p>
      <text:p text:style-name="P66"><text:tab/> <text:s text:c="7"/>&lt;token definition<text:span text:style-name="T10">2</text:span>&gt;;</text:p>
      <text:p text:style-name="P66"><text:tab/> <text:s text:c="7"/>...</text:p>
      <text:p text:style-name="P198">This section of the input file defines the <text:span text:style-name="T20">regular expression</text:span><text:span text:style-name="T21">s</text:span><text:span text:style-name="T20"> which are recognized by the generated scanner. <text:s/>These regular expression</text:span><text:span text:style-name="T21">s</text:span><text:span text:style-name="T20"> </text:span><text:span text:style-name="T73">are</text:span><text:span text:style-name="T20"> given terminal symbol names for use in the </text:span><text:span text:style-name="T20"><text:bookmark-ref text:reference-format="text" text:ref-name="__RefHeading___Toc1271_3250473122">Parser</text:bookmark-ref></text:span><text:span text:style-name="T20"><text:s/>along with attributes which affect how the scanner is generated and how these terminals are handled by the parser generator. <text:s/></text:span><text:span text:style-name="T73">All terminal tokens must be defined in the scanner in order to be used in the </text:span><text:span text:style-name="T73"><text:bookmark-ref text:reference-format="text" text:ref-name="__RefHeading___Toc1271_3250473122">Parser</text:bookmark-ref></text:span><text:span text:style-name="T73"><text:s/>grammar later on.</text:span></text:p>
      <text:p text:style-name="P199">If the scanner encounters a character which matches none of the defined regular expressions, it issues an error message, skips over the character, and continues searching for the next token.</text:p>
      <text:p text:style-name="P43">There are four formats for scanner regular expression definitions: a token may be defined with an <text:bookmark-ref text:reference-format="text" text:ref-name="__RefHeading___Toc773_3859342561">Explicit Regular Expression</text:bookmark-ref><text:s/>or by using the token name itself as <text:span text:style-name="T138">an</text:span> <text:bookmark-ref text:reference-format="text" text:ref-name="__RefHeading___Toc775_3859342561">Implicit Regular Expression</text:bookmark-ref>, a token may be defined as <text:span text:style-name="T138">a</text:span> <text:bookmark-ref text:reference-format="text" text:ref-name="__RefHeading___Toc777_3859342561">Token Alias</text:bookmark-ref><text:s/>for another token, and finally a<text:span text:style-name="T138">n</text:span> <text:bookmark-ref text:reference-format="text" text:ref-name="__RefHeading___Toc779_3859342561">Ignored Regular Expression</text:bookmark-ref><text:s/>may be defined which is <text:span text:style-name="T138">matched and discarded</text:span> by the scanner.</text:p>
      <text:h text:style-name="P258" text:outline-level="3"><text:bookmark-start text:name="__RefHeading___Toc773_3859342561"/>Explicit Regular Expression<text:bookmark-end text:name="__RefHeading___Toc773_3859342561"/></text:h>
      <text:p text:style-name="P57">“<text:span text:style-name="T21">token” = &lt;token expression&gt; &lt;attributes&gt;;</text:span></text:p>
      <text:p text:style-name="P50">This defines “token” as the name of a terminal token to be used later in the grammar. <text:s/>The generated scanner will match the given token expression and return the number assigned to this token. <text:s/>If more than one token expression matches the same sequence of characters the one listed first will be recognized. <text:s/>The token attributes <text:span text:style-name="T23">are optional and </text:span>may be omitted if the default values are acceptable.</text:p>
      <text:h text:style-name="P269" text:outline-level="4"><text:bookmark-start text:name="__RefHeading___Toc979_1164874638"/><text:soft-page-break/>Token Lookahead<text:bookmark-end text:name="__RefHeading___Toc979_1164874638"/></text:h>
      <text:p text:style-name="P50"><text:span text:style-name="T31">A</text:span> token expression <text:span text:style-name="T31">is a</text:span> regular expression as described in <text:span text:style-name="T119">the</text:span> <text:bookmark-ref text:reference-format="text" text:ref-name="__RefHeading___Toc535_971919554">Regular Expression</text:bookmark-ref><text:span text:style-name="T73">s </text:span>section <text:span text:style-name="T73">with the </text:span><text:span text:style-name="T32">additio</text:span><text:span text:style-name="T73">n of</text:span><text:span text:style-name="T22"> an optional lookahead regular expression:</text:span></text:p>
      <text:p text:style-name="P52">&lt;<text:span text:style-name="T22">expression&gt; </text:span><text:span text:style-name="T30">or</text:span></text:p>
      <text:p text:style-name="P52">&lt;<text:span text:style-name="T32">expression&gt; / </text:span><text:span text:style-name="T30">or</text:span></text:p>
      <text:p text:style-name="P51">&lt;<text:span text:style-name="T32">expression&gt; / &lt;expression&gt;</text:span></text:p>
      <text:p text:style-name="P58">The regular expression before the slash defines the token and indicates where it begins and ends in the scanned text. <text:s/>But in order for the scanner to recognize that this token has been found the regular expression after the slash must also match. <text:s/>After the token has been recognized the characters which matched the regular expression after the slash are returned to the input stream and will be reexamined when the scanner looks for the next token.</text:p>
      <text:h text:style-name="P270" text:outline-level="4"><text:bookmark-start text:name="__RefHeading___Toc787_3859342561"/>Attributes<text:bookmark-end text:name="__RefHeading___Toc787_3859342561"/></text:h>
      <text:p text:style-name="P53"><text:span text:style-name="T119">A</text:span> token regular expression is optionally followed by a comma and a list of one or more attributes to be associated with the token being defined.</text:p>
      <text:h text:style-name="P274" text:outline-level="5"><text:bookmark-start text:name="__RefHeading___Toc981_1164874638"/>Precedence<text:bookmark-end text:name="__RefHeading___Toc981_1164874638"/></text:h>
      <text:p text:style-name="P54">, precedence = integer</text:p>
      <text:p text:style-name="P53">This specifies a precedence value for this token to be used when the grammar contains a shift-reduce conflict and the <text:bookmark-ref text:reference-format="text" text:ref-name="__RefNumPara__925_1164874638">AMBIGUOUS</text:bookmark-ref><text:s/>option has been specified. <text:s/>Smaller integers indicate higher precedence. <text:s/>The default token precedence is 0. <text:s/><text:span text:style-name="T119">See the </text:span><text:span text:style-name="T119"><text:bookmark-ref text:reference-format="text" text:ref-name="__RefHeading___Toc2110_3871029995">Shift-Reduce Conflicts</text:bookmark-ref></text:span><text:span text:style-name="T119"><text:s/>section for more details.</text:span></text:p>
      <text:h text:style-name="P274" text:outline-level="5"><text:bookmark-start text:name="__RefHeading___Toc983_1164874638"/>Associativity<text:bookmark-end text:name="__RefHeading___Toc983_1164874638"/></text:h>
      <text:p text:style-name="P55">, associativity = left or</text:p>
      <text:p text:style-name="P55">, associativity = right or</text:p>
      <text:p text:style-name="P54">, associativity = none</text:p>
      <text:p text:style-name="P56">This specifies a<text:span text:style-name="T24">n</text:span> <text:span text:style-name="T24">associativity</text:span> value for this token to be used when the grammar contains a shift-reduce conflict, the <text:bookmark-ref text:reference-format="text" text:ref-name="__RefNumPara__925_1164874638">AMBIGUOUS</text:bookmark-ref><text:s/>option has been specified, <text:span text:style-name="T24">and the shift and reduce precedence values are equal. <text:s/>If the token associativity is “none”, which is the default value, the shift-reduce conflict </text:span><text:span text:style-name="T138">cannot</text:span><text:span text:style-name="T24"> be resolved. <text:s/></text:span><text:span text:style-name="T119">See the </text:span><text:span text:style-name="T119"><text:bookmark-ref text:reference-format="text" text:ref-name="__RefHeading___Toc2110_3871029995">Shift-Reduce Conflicts</text:bookmark-ref></text:span><text:span text:style-name="T119"><text:s/>section for more details.</text:span></text:p>
      <text:h text:style-name="P274" text:outline-level="5"><text:bookmark-start text:name="__RefHeading___Toc985_1164874638"/>Insertion Cost<text:bookmark-end text:name="__RefHeading___Toc985_1164874638"/></text:h>
      <text:p text:style-name="P60">, insert = integer</text:p>
      <text:p text:style-name="P59">This specifies the cost of inserting this token while repairing a syntax error. <text:s/>The default insert cost is 1. <text:s/><text:span text:style-name="T73">See the </text:span><text:span text:style-name="T73"><text:bookmark-ref text:reference-format="text" text:ref-name="__RefHeading___Toc2468_2850404679">Error Repair</text:bookmark-ref></text:span><text:span text:style-name="T73"><text:s/>section for more details.</text:span></text:p>
      <text:h text:style-name="P274" text:outline-level="5"><text:bookmark-start text:name="__RefHeading___Toc987_1164874638"/><text:soft-page-break/>Deletion Cost<text:bookmark-end text:name="__RefHeading___Toc987_1164874638"/></text:h>
      <text:p text:style-name="P60">, delete = integer</text:p>
      <text:p text:style-name="P59">This specifies the cost of deleting this token while repairing a syntax error. <text:s/>The default delete cost is 1. <text:s/><text:span text:style-name="T73">See the </text:span><text:span text:style-name="T73"><text:bookmark-ref text:reference-format="text" text:ref-name="__RefHeading___Toc2468_2850404679">Error Repair</text:bookmark-ref></text:span><text:span text:style-name="T73"><text:s/>section for more details.</text:span></text:p>
      <text:h text:style-name="P274" text:outline-level="5"><text:bookmark-start text:name="__RefHeading___Toc989_1164874638"/>Install<text:bookmark-end text:name="__RefHeading___Toc989_1164874638"/></text:h>
      <text:p text:style-name="P60">, install</text:p>
      <text:p text:style-name="P59">This specifies that the parser should push the actual string that matched this token onto the parse stack along with the token number. <text:s/>This allows <text:span text:style-name="T138">the actual value of </text:span>tokens <text:span text:style-name="T138">which</text:span> are variable, like [0-9]+ for an integer, to be available to the semantic routines for processing. <text:s/>In addition, the presence of this flag causes the <text:span text:style-name="T25">scanner</text:span> <text:span text:style-name="T25">to call the </text:span><text:span text:style-name="T25"><text:bookmark-ref text:reference-format="text" text:ref-name="__RefHeading___Toc3670_3409909641">install_token Callback</text:bookmark-ref></text:span><text:span text:style-name="T25"><text:s/></text:span><text:span text:style-name="T107">function</text:span><text:span text:style-name="T25">, passing it the new token stack entry. <text:s/>This allows </text:span><text:span text:style-name="T107">a new input token</text:span><text:span text:style-name="T25"> to </text:span><text:span text:style-name="T107">be </text:span><text:span text:style-name="T25">examine</text:span><text:span text:style-name="T107">d</text:span><text:span text:style-name="T25">, and potentially modif</text:span><text:span text:style-name="T107">ied</text:span><text:span text:style-name="T25">, </text:span><text:span text:style-name="T107">before being passed on to</text:span><text:span text:style-name="T25"> the parser.</text:span></text:p>
      <text:h text:style-name="P274" text:outline-level="5"><text:bookmark-start text:name="__RefHeading___Toc991_1164874638"/>Ignore Case<text:bookmark-end text:name="__RefHeading___Toc991_1164874638"/></text:h>
      <text:p text:style-name="P62">, ignore case</text:p>
      <text:p text:style-name="P61">This specifies that the scanner should treat every alphabetic character in <text:span text:style-name="T73">this token’s</text:span> regular expression as though it is both upper and lower case. <text:s/>So, for example, a hexadecimal <text:span text:style-name="T73">digit</text:span> could be described as [a-fA-F0-9] or simply as [a-f0-9] <text:span text:style-name="T73">(or [A-F0-9])</text:span> with the <text:bookmark-ref text:reference-format="text" text:ref-name="__RefHeading___Toc991_1164874638">Ignore Case</text:bookmark-ref><text:s/>attribute.</text:p>
      <text:h text:style-name="P258" text:outline-level="3"><text:bookmark-start text:name="__RefHeading___Toc775_3859342561"/>Implicit Regular Expression<text:bookmark-end text:name="__RefHeading___Toc775_3859342561"/></text:h>
      <text:p text:style-name="P57">“<text:span text:style-name="T25">token” &lt;attributes&gt;;</text:span></text:p>
      <text:p text:style-name="P61">If the “= &lt;token expression&gt;” part of the token definition is omitted, the “token” string itself will be used <text:span text:style-name="T73">as the defining token expression</text:span>. <text:s/>This allows <text:span text:style-name="T60">tokens</text:span> like “<text:span text:style-name="T138">+</text:span>” to be defined without having to specify “<text:span text:style-name="T138">+</text:span>” = “<text:span text:style-name="T138">+</text:span>”.</text:p>
      <text:h text:style-name="P258" text:outline-level="3"><text:bookmark-start text:name="__RefHeading___Toc777_3859342561"/>Token Alias<text:bookmark-end text:name="__RefHeading___Toc777_3859342561"/></text:h>
      <text:p text:style-name="P57">“<text:span text:style-name="T25">token alias”: “token definition” &lt;attributes&gt;;</text:span></text:p>
      <text:p text:style-name="P61">This allows a new token alias name to be assigned the same token number as a previous token definition <text:span text:style-name="T33">but</text:span> with a new and <text:span text:style-name="T49">normally</text:span> different set of attributes. <text:s/><text:span text:style-name="T26">The scanner will return the token number of the original token definition when its regular expression is matched, but the attributes used by the parser generator will be those of the alias. <text:s/></text:span><text:span text:style-name="T49">For the purposes of GOTO and lookahead computation the alias appears to be the original token</text:span><text:span text:style-name="T26">.</text:span></text:p>
      <text:p text:style-name="P63">Note that the install and ignore case attributes have no effect when specified by an alias. <text:s/>The values which were specified on the original token which <text:span text:style-name="T49">defined</text:span> <text:span text:style-name="T49">the</text:span> token expression are the ones which have an effect.</text:p>
      <text:h text:style-name="P258" text:outline-level="3"><text:bookmark-start text:name="__RefHeading___Toc779_3859342561"/><text:soft-page-break/>Ignored Regular Expression<text:bookmark-end text:name="__RefHeading___Toc779_3859342561"/></text:h>
      <text:p text:style-name="P64">ignore &lt;token expression&gt;;</text:p>
      <text:p text:style-name="P63">This specifies a <text:span text:style-name="T74">token</text:span> expression which is to be<text:span text:style-name="T138"> discarded</text:span> by the scanner when recognized. <text:s/>This is generally used to skip over whitespace between tokens as well as to remove comments from the input stream. <text:s/>Be aware that the scanner has to collect all the matching text into its input buffers before it can ignore it so if <text:span text:style-name="T74">things like </text:span>comments are <text:span text:style-name="T27">effectively</text:span> unbounded the<text:span text:style-name="T27">y</text:span> can <text:span text:style-name="T27">drastically </text:span>increase memory usage just by being ignored.</text:p>
      <text:h text:style-name="P259" text:outline-level="3"><text:bookmark-start text:name="__RefHeading___Toc1011_1164874638"/>Epsilon Token<text:bookmark-end text:name="__RefHeading___Toc1011_1164874638"/></text:h>
      <text:p text:style-name="P65">“<text:span text:style-name="T27">token” </text:span><text:span text:style-name="T31">=</text:span><text:span text:style-name="T27"> “” &lt;attributes&gt;;</text:span></text:p>
      <text:p text:style-name="P96">When resolving shift-reduce errors with the <text:bookmark-ref text:reference-format="text" text:ref-name="__RefNumPara__925_1164874638">AMBIGUOUS</text:bookmark-ref><text:s/>option, the precedence of the reduce production is that of the last terminal token on the right hand side. <text:s/>This is generally the correct thing to do but the possibility exists that the right hand side is composed entirely of nonterminals or the precedence of the rightmost terminal doesn’t give the correct result. <text:s/>To give the product<text:span text:style-name="T31">ion</text:span> a <text:span text:style-name="T74">context dependent</text:span> precedence value an epsilon token can be defined with that precedence and added to the end of the right hand side in question. <text:s/>The scanner will never actually return this token since it does not match epsilon regular expressions but the terminal can be placed in the grammar without any effect. <text:s/>As the dot moves through productions by the GOTO operation it will automatically skip over these epsilon tokens. <text:s/>The<text:span text:style-name="T31">y</text:span> are present for the benefit of resolving shift-reduce conflicts but otherwise it is as though they do not exist.</text:p>
      <text:h text:style-name="P260" text:outline-level="3"><text:bookmark-start text:name="__RefHeading___Toc2354_3871029995"/>End of File Token<text:bookmark-end text:name="__RefHeading___Toc2354_3871029995"/></text:h>
      <text:p text:style-name="P97">The scanner generator automatically appends a special token to the end of the token list. <text:s/>This token ‘”’$’”’, which matches end of file, is used by the parser generator when it augments the input grammar. <text:s/><text:span text:style-name="T106">It has an insertion cost of 49</text:span><text:span text:style-name="T112">9</text:span><text:span text:style-name="T106">99 and a deletion cost of 99</text:span><text:span text:style-name="T112">9</text:span><text:span text:style-name="T106">99 to strongly suggest that error repair not affect it. <text:s/></text:span><text:span text:style-name="T120">The name is chosen so that it cannot possibly conflict with any token defined in the input file.</text:span></text:p>
      <text:h text:style-name="P261" text:outline-level="3"><text:bookmark-start text:name="__RefHeading___Toc3670_3409909641"/><text:span text:style-name="T111">i</text:span>nstall_token <text:span text:style-name="T154">Callback</text:span><text:bookmark-end text:name="__RefHeading___Toc3670_3409909641"/></text:h>
      <text:p text:style-name="P181">After a terminal with the <text:bookmark-ref text:reference-format="text" text:ref-name="__RefHeading___Toc989_1164874638">Install</text:bookmark-ref><text:s/>attribute has been identified by the scanner but before it is passed to the parser, the scanner <text:span text:style-name="T150">calls install_token to allow it to be inspected:</text:span></text:p>
      <text:p text:style-name="P209"><text:span text:style-name="T153">void </text:span>install_token(sdt_tables *<text:span text:style-name="T153">tables</text:span>, tokenentry *<text:span text:style-name="T153">token</text:span>);</text:p>
      <text:p text:style-name="P181"><text:span text:style-name="T150">The first parameter is a pointer to the sdt_tables structure created by sdtgen to control the parse. <text:s/></text:span>The <text:span text:style-name="T150">second parameter is a pointer to the newly recognized token</text:span>:</text:p>
      <text:p text:style-name="P178">struct tokenentry <text:s text:c="18"/>/* One entry on the token stack */</text:p>
      <text:p text:style-name="P179"><text:soft-page-break/>{</text:p>
      <text:p text:style-name="P179"><text:s text:c="3"/>int <text:s text:c="11"/><text:tab/> <text:s text:c="6"/>token; <text:s text:c="7"/>/* Token number for parser */</text:p>
      <text:p text:style-name="P179"><text:s text:c="3"/>unsigned char *symbol; <text:s text:c="4"/>/* Token string (if installed) */</text:p>
      <text:p text:style-name="P179"><text:s text:c="3"/>location <text:s text:c="12"/>locus; <text:s text:c="7"/>/* Start of containing line */</text:p>
      <text:p text:style-name="P179"><text:s text:c="3"/>location <text:s text:c="11"/>where; <text:s text:c="6"/>/* Token start position */</text:p>
      <text:p text:style-name="P180">};</text:p>
      <text:p text:style-name="P177">The token member and the symbol member will be the actual token number and the matching string identified by the scanner. <text:s/>The members locus and where are pointers into the I/O buffers <text:span text:style-name="T139">which are used when generating error messages </text:span>and aren’t important here.</text:p>
      <text:p text:style-name="P182">The install_token function can be used to <text:span text:style-name="T109">examine</text:span> the symbol string and change the token number for tokens which cannot be identified by their character pattern alone. <text:s/>An example from the C language will <text:span text:style-name="T109">hopefully </text:span>make this clear.</text:p>
      <text:p text:style-name="P182">In C, there are three tokens which all match the same pattern of alphanumeric characters and underscore: an identifier, a typedef name, and an enum constant. <text:s/>The C grammar will contain productions using each of those tokens. <text:s/>But when we define them for the scanner with:</text:p>
      <text:p text:style-name="P183">"identifier" <text:s text:c="21"/>= [a-zA-Z_] [a-zA-Z_0-9]*, install;</text:p>
      <text:p text:style-name="P183">"typedef name" <text:s text:c="13"/>= [a-zA-Z_] [a-zA-Z_0-9]*, install;</text:p>
      <text:p text:style-name="P184">"enumeration constant" = [a-zA-Z_] [a-zA-Z_0-9]*, install;</text:p>
      <text:p text:style-name="P185"><text:span text:style-name="T110">o</text:span>nly the identifier token will ever be recognized because all three tokens match the same regular expression and the first one declared takes precedence.</text:p>
      <text:p text:style-name="P185">This problem can be solved by having the semantic routines <text:span text:style-name="T139">which define</text:span> typedef name<text:span text:style-name="T139">s</text:span> and enumeration constant<text:span text:style-name="T139">s</text:span> place the matching identifiers (which aren’t typedefs or enums yet) into a dictionary. <text:s/><text:span text:style-name="T108">Subsequently, when the scanner sees an identifier and calls install_token it can consult that dictionary and determine the actual token </text:span><text:span text:style-name="T139">which</text:span><text:span text:style-name="T108"> has been recognized.</text:span></text:p>
      <text:p text:style-name="P186">To map the identifier token to typedef name or enumeration constant we need the token numbers that were assigned to those tokens. <text:s/>We can look them up with:</text:p>
      <text:p text:style-name="P187">lookup_<text:span text:style-name="T111">token</text:span>(tables, “typedef name”, TERMINAL, LOOKUP)</text:p>
      <text:p text:style-name="P188">lookup_<text:span text:style-name="T111">token</text:span>(tables, “enumeration constant”, TERMINAL, LOOKUP)</text:p>
      <text:p text:style-name="P186">This function returns a pointer to a name <text:span text:style-name="T110">structure</text:span>:</text:p>
      <text:p text:style-name="P187">struct name <text:s text:c="27"/>/* Name to token number mapping */</text:p>
      <text:p text:style-name="P187">{</text:p>
      <text:p text:style-name="P187"><text:s text:c="3"/>unsigned char *name; <text:s text:c="8"/>/* Terminal/nonterminal name without quotes */</text:p>
      <text:p text:style-name="P187"><text:s text:c="3"/>int <text:s text:c="20"/>type; <text:s text:c="10"/>/* TERMINAL or NONTERMINAL */</text:p>
      <text:p text:style-name="P187"><text:s text:c="3"/>int <text:s text:c="20"/>token; <text:s text:c="8"/>/* Corresponding token number */</text:p>
      <text:p text:style-name="P187"><text:soft-page-break/><text:s text:c="3"/>nameentry <text:s text:c="5"/>*next; <text:s text:c="10"/>/* Next entry in hash table bucket */</text:p>
      <text:p text:style-name="P188">};</text:p>
      <text:p text:style-name="P186">or NULL if there is no matching table entry. <text:s/>Just replace the value of the token member in the tokenentry which was passed to install_token with the appropriate token value from the struct name to correctly identify the token.</text:p>
      <text:p text:style-name="P189">Of course, if the language scanner <text:span text:style-name="T120">is no longer being modified</text:span> you can use the <text:bookmark-ref text:reference-format="text" text:ref-name="__RefHeading___Toc220_240741357">-r – Display the Token Regular Expressions</text:bookmark-ref><text:s/><text:span text:style-name="T120">sdtgen parameter to find the typedef name and enumeration expression token numbers and hard-code them.</text:span></text:p>
      <text:h text:style-name="P242" text:outline-level="2"><text:bookmark-start text:name="__RefHeading___Toc1200_1085715193"/>Parser Defaults<text:bookmark-end text:name="__RefHeading___Toc1200_1085715193"/></text:h>
      <text:p text:style-name="P67">DEFAULT <text:span text:style-name="T35">identifier</text:span><text:span text:style-name="T12">1</text:span><text:span text:style-name="T35"> = value</text:span><text:span text:style-name="T12">1</text:span><text:span text:style-name="T35">;</text:span></text:p>
      <text:p text:style-name="P67"><text:tab/> <text:s text:c="5"/><text:span text:style-name="T35">identifier</text:span><text:span text:style-name="T12">2</text:span><text:span text:style-name="T35"> = value</text:span><text:span text:style-name="T12">2</text:span><text:span text:style-name="T35">;</text:span></text:p>
      <text:p text:style-name="P68"><text:tab/> <text:s text:c="5"/>…</text:p>
      <text:p text:style-name="P71">The <text:span text:style-name="T101">sdtgen</text:span> input file may contain an optional list of default values <text:span text:style-name="T34">to be used by the generated parser.</text:span></text:p>
      <text:h text:style-name="P262" text:outline-level="3"><text:bookmark-start text:name="__RefHeading___Toc1202_1085715193"/>Distinguished Symbol<text:bookmark-end text:name="__RefHeading___Toc1202_1085715193"/></text:h>
      <text:p text:style-name="P73">START = &lt;nonterminal&gt;;</text:p>
      <text:p text:style-name="P72">The parser generator normally selects the first left hand side symbol encountered in the input <text:span text:style-name="T140">grammar</text:span> as the distinguished symbol – the goal the parser will recognize. <text:s/>If that isn’t the correct production the <text:bookmark-ref text:reference-format="text" text:ref-name="__RefHeading___Toc1202_1085715193">Distinguished Symbol</text:bookmark-ref><text:s/>default can be used to specify the correct nonterminal.</text:p>
      <text:h text:style-name="P262" text:outline-level="3"><text:bookmark-start text:name="__RefHeading___Toc1204_1085715193"/>Error Repair Context<text:bookmark-end text:name="__RefHeading___Toc1204_1085715193"/></text:h>
      <text:p text:style-name="P73">CONTEXT = integer;</text:p>
      <text:p text:style-name="P72">When searching for the least cost error repair the parser will check a potential correction to see if it allows a specified number of future input tokens to be successfully parsed. <text:s/>If the repair doesn’t make the next <text:bookmark-ref text:reference-format="text" text:ref-name="__RefHeading___Toc1204_1085715193">Error Repair Context</text:bookmark-ref><text:s/>input tokens valid its cost is increased by an amount proportional to the number of unparsed <text:span text:style-name="T74">context</text:span> tokens. <text:s/>The default context is 0 so if error repair is being used this default should be <text:span text:style-name="T36">specified</text:span> to allow for improved repair quality.</text:p>
      <text:h text:style-name="P262" text:outline-level="3"><text:bookmark-start text:name="__RefHeading___Toc1206_1085715193"/>Error Repair Cost<text:bookmark-end text:name="__RefHeading___Toc1206_1085715193"/></text:h>
      <text:p text:style-name="P73">COST = integer;</text:p>
      <text:p text:style-name="P72"><text:soft-page-break/>If the parser encounters another syntax error while checking the <text:bookmark-ref text:reference-format="text" text:ref-name="__RefHeading___Toc1204_1085715193">Error Repair Context</text:bookmark-ref><text:s/>of a potential repair it will add a <text:span text:style-name="T36">percentage of </text:span><text:span text:style-name="T120">this</text:span><text:span text:style-name="T36"> additional default cost to the calculated cost of the tokens inserted and deleted by the repair. <text:s/>If the repair makes </text:span><text:span text:style-name="T120">the </text:span><text:span text:style-name="T36">next “context” </text:span><text:span text:style-name="T74">input</text:span><text:span text:style-name="T36"> tokens valid then the additional cost is 0. <text:s/>The fewer of the context tokens that are made valid the higher the additional cost. <text:s/>If none of the context tokens are made valid the entire additional cost will be added. <text:s/>The default </text:span><text:span text:style-name="T36"><text:bookmark-ref text:reference-format="text" text:ref-name="__RefHeading___Toc1206_1085715193">Error Repair Cost</text:bookmark-ref></text:span><text:span text:style-name="T36"><text:s/>is 0 so if error repair is being used this default should </text:span><text:span text:style-name="T140">be </text:span><text:span text:style-name="T36">specified to allow for improved repair quality.</text:span></text:p>
      <text:h text:style-name="P243" text:outline-level="2"><text:bookmark-start text:name="__RefHeading___Toc1271_3250473122"/>Parser<text:bookmark-end text:name="__RefHeading___Toc1271_3250473122"/></text:h>
      <text:p text:style-name="P83"><text:span text:style-name="T39">PARSER </text:span>&lt;left hand side<text:span text:style-name="T13">1</text:span>&gt; --&gt; &lt;<text:span text:style-name="T39">right hand side</text:span><text:span text:style-name="T13">1</text:span><text:span text:style-name="T39">&gt; | &lt;right hand side</text:span><text:span text:style-name="T13">2</text:span><text:span text:style-name="T39">&gt; | …;</text:span></text:p>
      <text:p text:style-name="P82"><text:tab/> <text:s text:c="4"/>&lt;<text:span text:style-name="T39">left hand side</text:span><text:span text:style-name="T13">2</text:span><text:span text:style-name="T39">&gt; --&gt; &lt;right hand side</text:span><text:span text:style-name="T13">1</text:span><text:span text:style-name="T39">&gt; | &lt;right hand side</text:span><text:span text:style-name="T13">2</text:span><text:span text:style-name="T39">&gt; | …;</text:span></text:p>
      <text:p text:style-name="P84">The final section of the <text:span text:style-name="T101">sdtgen</text:span> input file is the specification of the language grammar. <text:s/><text:span text:style-name="T39">The syntax is fairly standard BNF. <text:s/>The left hand side of each production is a nonterminal enclosed in angle brackets “&lt;&gt;”. <text:s/></text:span><text:span text:style-name="T40">The right hand side is a sequence of terminals enclosed in quotes and/</text:span><text:span text:style-name="T140">or</text:span><text:span text:style-name="T40"> nonterminals enclosed in angle brackets. <text:s/>Terminals must have been defined in the </text:span><text:span text:style-name="T40"><text:bookmark-ref text:reference-format="text" text:ref-name="__RefHeading___Toc765_3859342561">Scanner</text:bookmark-ref></text:span><text:span text:style-name="T40"><text:s/>section described above. <text:s/>Nonterminals may be used before they are defined later in the Parser section. <text:s/></text:span><text:span text:style-name="T120">Of course, if the nonterminal is not eventually defined the grammar will not recognize the language. <text:s/></text:span><text:span text:style-name="T40">Each right hand side may end in an optional semantic routine number which is represented as @integer. <text:s/>The parser will call the function perform_action with that semantic routine number when it reduces the right hand side to the left hand side symbol.</text:span></text:p>
      <text:p text:style-name="P106">The parser generator automatically prepends the following production to the grammar:</text:p>
      <text:p text:style-name="P109">&lt;&lt;Goal&gt;&gt; --&gt; &lt;distinguished symbol&gt; ‘”’$’”’;</text:p>
      <text:p text:style-name="P97">The &lt;<text:span text:style-name="T120">G</text:span>oal&gt; nonterminal contains angle brackets in its name which cannot be entered legally in the input file to ensure that this nonterminal cannot occur elsewhere in the input. <text:s/>Likewise, the terminal ‘”’$’”’ which represents end of file contains both single and double quotes and cannot occur elsewhere in the input file.</text:p>
      <text:h text:style-name="P244" text:outline-level="2"><text:bookmark-start text:name="__RefHeading___Toc1850_841529795"/>Example Input File<text:bookmark-end text:name="__RefHeading___Toc1850_841529795"/></text:h>
      <text:p text:style-name="P78">IDENT sdtgen;</text:p>
      <text:p text:style-name="P79">TITLE "Syntax Directed Translator Generator Version 1.0";</text:p>
      <text:p text:style-name="P77">This is the input file which generates the scanner and parser for <text:span text:style-name="T101">sdtgen</text:span>.</text:p>
      <text:p text:style-name="P78">OPTIONS</text:p>
      <text:p text:style-name="P79"><text:s text:c="3"/>errorrepair, shiftreduce;</text:p>
      <text:p text:style-name="P77">The parser being generated support<text:span text:style-name="T47">s</text:span> <text:bookmark-ref text:reference-format="text" text:ref-name="__RefHeading___Toc2468_2850404679">Error Repair</text:bookmark-ref>, and <text:bookmark-ref text:reference-format="text" text:ref-name="__RefHeading___Toc188_3494641884">SHIFTREDUCE</text:bookmark-ref><text:s/>actions <text:span text:style-name="T47">will</text:span> be used to reduce the number of states in the parser.</text:p>
      <text:p text:style-name="P78"><text:soft-page-break/>DEFINE</text:p>
      <text:p text:style-name="P78"><text:s text:c="3"/>alpha = "A" : "Z" | "a" : "z";</text:p>
      <text:p text:style-name="P79"><text:s text:c="3"/>digit <text:s text:c="2"/>= [0-9];</text:p>
      <text:p text:style-name="P77">For convenience, <text:span text:style-name="T46">the </text:span><text:span text:style-name="T46"><text:bookmark-ref text:reference-format="text" text:ref-name="__RefHeading___Toc533_971919554">Regular Expression Definition</text:bookmark-ref></text:span><text:span text:style-name="T46">section is used to define </text:span>two regular expression<text:span text:style-name="T46">s</text:span> to recognize alphabetic characters and decimal digits. <text:s/>For variety the first definition uses <text:bookmark-ref text:reference-format="text" text:ref-name="__RefHeading___Toc535_971919554">Regular Expression</text:bookmark-ref><text:s/><text:span text:style-name="T46">syntax </text:span>and the <text:span text:style-name="T75">second</text:span> uses a <text:bookmark-ref text:reference-format="text" text:ref-name="__RefHeading___Toc541_971919554">Character Class</text:bookmark-ref>. <text:s/><text:span text:style-name="T41">Either syntax could have been used for both.</text:span></text:p>
      <text:p text:style-name="P78">SCANNER</text:p>
      <text:p text:style-name="P78"><text:s text:c="3"/>"IDENT",<text:tab/><text:tab/><text:tab/><text:tab/><text:tab/><text:tab/>insert = 2, delete = <text:span text:style-name="T113">6</text:span>, ignore case;</text:p>
      <text:p text:style-name="P78"><text:s text:c="3"/>"TITLE",<text:tab/><text:tab/><text:tab/><text:tab/><text:tab/><text:tab/>insert = 2, delete = <text:span text:style-name="T113">6</text:span>, ignore case;</text:p>
      <text:p text:style-name="P78"><text:s text:c="3"/>"OPTIONS",<text:tab/><text:tab/><text:tab/><text:tab/><text:tab/>insert = 2, delete = <text:span text:style-name="T113">6</text:span>, ignore case;</text:p>
      <text:p text:style-name="P78"><text:s text:c="3"/>"DEFINE",<text:tab/><text:tab/><text:tab/><text:tab/><text:tab/><text:tab/>insert = 2, delete = <text:span text:style-name="T113">6</text:span>, ignore case;</text:p>
      <text:p text:style-name="P78"><text:s text:c="3"/>"SCANNER",<text:tab/><text:tab/><text:tab/><text:tab/><text:tab/>insert = 4, delete = <text:span text:style-name="T113">6</text:span>, ignore case;</text:p>
      <text:p text:style-name="P78"><text:s text:c="3"/>"IGNORE",<text:tab/><text:tab/><text:tab/><text:tab/><text:tab/><text:tab/>insert = 2, delete = <text:span text:style-name="T113">6</text:span>, ignore case;</text:p>
      <text:p text:style-name="P78"><text:s text:c="3"/>"PRECEDENCE",<text:tab/><text:tab/><text:tab/><text:tab/>insert = 3, delete = <text:span text:style-name="T113">6</text:span>, ignore case;</text:p>
      <text:p text:style-name="P78"><text:s text:c="3"/>"ASSOCIATIVITY",<text:tab/><text:tab/><text:tab/><text:tab/>insert = 3, delete = <text:span text:style-name="T113">6</text:span>, ignore case;</text:p>
      <text:p text:style-name="P78"><text:s text:c="3"/>"LEFT",<text:tab/><text:tab/><text:tab/><text:tab/><text:tab/><text:tab/>insert = 3, delete = <text:span text:style-name="T113">6</text:span>, ignore case;</text:p>
      <text:p text:style-name="P78"><text:s text:c="3"/>"RIGHT",<text:tab/><text:tab/><text:tab/><text:tab/><text:tab/><text:tab/>insert = 3, delete = <text:span text:style-name="T113">6</text:span>, ignore case;</text:p>
      <text:p text:style-name="P78"><text:s text:c="3"/>"NONE",<text:tab/><text:tab/><text:tab/><text:tab/><text:tab/><text:tab/>insert = 2, delete = <text:span text:style-name="T113">6</text:span>, ignore case;</text:p>
      <text:p text:style-name="P78"><text:s text:c="3"/>"INSTALL",<text:tab/><text:tab/><text:tab/><text:tab/><text:tab/>insert = 1, delete = <text:span text:style-name="T113">6</text:span>, ignore case;</text:p>
      <text:p text:style-name="P78"><text:s text:c="3"/>"INSERT",<text:tab/><text:tab/><text:tab/><text:tab/><text:tab/><text:tab/>insert = 2, delete = <text:span text:style-name="T113">6</text:span>, ignore case;</text:p>
      <text:p text:style-name="P78"><text:s text:c="3"/>"DELETE",<text:tab/><text:tab/><text:tab/><text:tab/><text:tab/><text:tab/>insert = 2, delete = <text:span text:style-name="T113">6</text:span>, ignore case;</text:p>
      <text:p text:style-name="P78"><text:s text:c="3"/>"CASE",<text:tab/><text:tab/><text:tab/><text:tab/><text:tab/><text:tab/>insert = 1, delete = <text:span text:style-name="T113">6</text:span>, ignore case;</text:p>
      <text:p text:style-name="P78"><text:s text:c="3"/>"PARSER",<text:tab/><text:tab/><text:tab/><text:tab/><text:tab/>insert = 4, delete = <text:span text:style-name="T113">6</text:span>, ignore case;</text:p>
      <text:p text:style-name="P78"><text:s text:c="3"/>"DEFAULT",<text:tab/><text:tab/><text:tab/><text:tab/><text:tab/>insert = 2, delete = <text:span text:style-name="T113">6</text:span>, ignore case;</text:p>
      <text:p text:style-name="P78"><text:s text:c="3"/>"START",<text:tab/><text:tab/><text:tab/><text:tab/><text:tab/><text:tab/>insert = 2, delete = <text:span text:style-name="T113">6</text:span>, ignore case;</text:p>
      <text:p text:style-name="P78"><text:s text:c="3"/>"COST",<text:tab/><text:tab/><text:tab/><text:tab/><text:tab/><text:tab/>insert = 2, delete = <text:span text:style-name="T113">6</text:span>, ignore case;</text:p>
      <text:p text:style-name="P79"><text:s text:c="3"/>"CONTEXT",<text:tab/><text:tab/><text:tab/><text:tab/><text:tab/>insert = 2, delete = <text:span text:style-name="T113">6</text:span>, ignore case;</text:p>
      <text:p text:style-name="P85">The reserved tokens in the language are defined using the <text:bookmark-ref text:reference-format="text" text:ref-name="__RefHeading___Toc775_3859342561">Implicit Regular Expression</text:bookmark-ref><text:s/>format. <text:s/>These tokens are specified before the identifier token so that they take precedence over it. <text:s/>More specific regular expressions have to be declare before more general or they will not be recognized.</text:p>
      <text:p text:style-name="P79"><text:s text:c="3"/>"identifier" = (alpha | "_") {alpha | digit | "_"},<text:tab/>insert = 2, delete = <text:span text:style-name="T113">4</text:span>, install;</text:p>
      <text:p text:style-name="P85"><text:span text:style-name="T42">The i</text:span>dentifier <text:span text:style-name="T42">token is defined using the </text:span><text:span text:style-name="T42"><text:bookmark-ref text:reference-format="text" text:ref-name="__RefHeading___Toc773_3859342561">Explicit Regular Expression</text:bookmark-ref></text:span><text:span text:style-name="T42"><text:s/>format. <text:s/>An identifier</text:span> must begin with an alphabetic character or an underscore which may be followed by zero or more alphanumerics or underscores. <text:s/><text:span text:style-name="T45">The install flag is specified so that the actual identifier name is stored on the parse stack along with </text:span><text:span text:style-name="T75">the</text:span><text:span text:style-name="T45"> token </text:span><text:span text:style-name="T75">number</text:span><text:span text:style-name="T45">.</text:span></text:p>
      <text:p text:style-name="P79"><text:soft-page-break/><text:s text:c="3"/>"symbol"<text:tab/>= "&lt;" (~"&gt;" - EOL)+ "&gt;"?,<text:tab/><text:tab/>insert = 2, delete = <text:span text:style-name="T113">4</text:span>, install;</text:p>
      <text:p text:style-name="P87">The symbol token is an open angle bracket followed by one or more characters which are not close angle brackets or an end of line followed by an optional close angle bracket. <text:s/>This regular expression allows a nonterminal symbol ostensibly <text:span text:style-name="T44">bracketed by angle brackets to be recognized even if the close angle bracket has been mistakenly omitted. <text:s/></text:span><text:span text:style-name="T45">The install flag causes the actual symbol string including angle brackets to be stored on the parse stack along with the token.</text:span><text:span text:style-name="T44"> <text:s/></text:span><text:span text:style-name="T45">Semantic routines which interpret symbols check the final character of the symbol string an</text:span><text:span text:style-name="T75">d</text:span><text:span text:style-name="T45"> issue an error message if it is not a close angle bracket.</text:span></text:p>
      <text:p text:style-name="P78"><text:s text:c="3"/>"string"<text:tab/>= "'" {~"'" - EOL} "'"?</text:p>
      <text:p text:style-name="P79"><text:tab/><text:tab/>| <text:s/>'"' {~'"' - EOL} '"'?,<text:tab/><text:tab/><text:tab/>insert = 1, delete = <text:span text:style-name="T113">2</text:span>, install;</text:p>
      <text:p text:style-name="P89">A string token may be surrounded with single or double quotes and must be contained on a single line. <text:s/>A pair of quotes with nothing between them is allowed and represents epsilon. <text:s/>As with the symbol token, the install flag causes the actual matching string to be stored on the parse stack and semantic routines which interpret strings check that the final character matches the first character and issue an error message if <text:span text:style-name="T75">it</text:span> do<text:span text:style-name="T75">es</text:span> not.</text:p>
      <text:p text:style-name="P79"><text:s text:c="3"/>"class" <text:s text:c="5"/>= "[" (~"]" - “<text:span text:style-name="T140">\\” </text:span>- EOL <text:span text:style-name="T45">| “\\” </text:span><text:span text:style-name="T140">~EOL</text:span>)+ "]"?,<text:tab/>insert = 4, delete = <text:span text:style-name="T113">4</text:span>, install;</text:p>
      <text:p text:style-name="P90">A character class token consists of an open square bracket followed by one or more characters which are either something other than a close square bracket/<text:span text:style-name="T140">backslash/</text:span>end of line or a <text:span text:style-name="T140">backslash followed by something other than an end of line. <text:s/>This allows a backslash escaped close bracket to be a member of the class</text:span>. <text:s/>As with the previous two tokens the close square bracket is optional and the character class semantic routine checks the final character and issues an error message if it is not a close square bracket.</text:p>
      <text:p text:style-name="P79"><text:s text:c="3"/>"integer"<text:tab/>= digit+,<text:tab/><text:tab/><text:tab/><text:tab/>insert = 1, delete = <text:span text:style-name="T113">4</text:span>, install;</text:p>
      <text:p text:style-name="P90">The integer token is a string of one or more digit characters.</text:p>
      <text:p text:style-name="P79"><text:s text:c="3"/>"semantic"<text:tab/>= "@" digit+,<text:tab/><text:tab/><text:tab/><text:tab/>insert = 3, delete = <text:span text:style-name="T113">6</text:span>, install;</text:p>
      <text:p text:style-name="P90">The semantic routine number token is an at sign followed by one or more digit characters.</text:p>
      <text:p text:style-name="P78"><text:s text:c="3"/>"/",<text:tab/><text:tab/><text:tab/><text:tab/><text:tab/><text:tab/><text:tab/>insert = 4, delete = <text:span text:style-name="T113">8</text:span>;</text:p>
      <text:p text:style-name="P78"><text:s text:c="3"/>"|",<text:tab/><text:tab/><text:tab/><text:tab/><text:tab/><text:tab/><text:tab/>insert = 2, delete = <text:span text:style-name="T113">4</text:span>;</text:p>
      <text:p text:style-name="P78"><text:s text:c="3"/>"-",<text:tab/><text:tab/><text:tab/><text:tab/><text:tab/><text:tab/><text:tab/>insert = 3, delete = <text:span text:style-name="T113">4</text:span>;</text:p>
      <text:p text:style-name="P78"><text:s text:c="3"/>"{",<text:tab/><text:tab/><text:tab/><text:tab/><text:tab/><text:tab/><text:tab/>insert = 4, delete = <text:span text:style-name="T113">4</text:span>;</text:p>
      <text:p text:style-name="P78"><text:s text:c="3"/>"}",<text:tab/><text:tab/><text:tab/><text:tab/><text:tab/><text:tab/><text:tab/>insert = 3, delete = <text:span text:style-name="T113">2</text:span>;</text:p>
      <text:p text:style-name="P78"><text:s text:c="3"/>"?",<text:tab/><text:tab/><text:tab/><text:tab/><text:tab/><text:tab/><text:tab/>insert = 3, delete = <text:span text:style-name="T113">4</text:span>;</text:p>
      <text:p text:style-name="P78"><text:s text:c="3"/>"*",<text:tab/><text:tab/><text:tab/><text:tab/><text:tab/><text:tab/><text:tab/>insert = 2, delete = <text:span text:style-name="T113">4</text:span>;</text:p>
      <text:p text:style-name="P78"><text:s text:c="3"/>"+",<text:tab/><text:tab/><text:tab/><text:tab/><text:tab/><text:tab/><text:tab/>insert = 3, delete = <text:span text:style-name="T113">4</text:span>;</text:p>
      <text:p text:style-name="P78"><text:s text:c="3"/>":",<text:tab/><text:tab/><text:tab/><text:tab/><text:tab/><text:tab/><text:tab/>insert = 2, delete = <text:span text:style-name="T113">4</text:span>;</text:p>
      <text:p text:style-name="P78"><text:soft-page-break/><text:s text:c="3"/>"~",<text:tab/><text:tab/><text:tab/><text:tab/><text:tab/><text:tab/><text:tab/>insert = 2, delete = <text:span text:style-name="T113">4</text:span>;</text:p>
      <text:p text:style-name="P78"><text:s text:c="3"/>"(",<text:tab/><text:tab/><text:tab/><text:tab/><text:tab/><text:tab/><text:tab/>insert = 2, delete = <text:span text:style-name="T113">4</text:span>;</text:p>
      <text:p text:style-name="P78"><text:s text:c="3"/>")",<text:tab/><text:tab/><text:tab/><text:tab/><text:tab/><text:tab/><text:tab/>insert = 1, delete = <text:span text:style-name="T113">2</text:span>;</text:p>
      <text:p text:style-name="P78"><text:s text:c="3"/>"--&gt;",<text:tab/><text:tab/><text:tab/><text:tab/><text:tab/><text:tab/>insert = 3, delete = <text:span text:style-name="T113">4</text:span>;</text:p>
      <text:p text:style-name="P78"><text:s text:c="3"/>"=",<text:tab/><text:tab/><text:tab/><text:tab/><text:tab/><text:tab/><text:tab/>insert = 2, delete = <text:span text:style-name="T113">4</text:span>;</text:p>
      <text:p text:style-name="P78"><text:s text:c="3"/>",",<text:tab/><text:tab/><text:tab/><text:tab/><text:tab/><text:tab/><text:tab/>insert = 1, delete = <text:span text:style-name="T113">4</text:span>;</text:p>
      <text:p text:style-name="P79"><text:s text:c="3"/>";",<text:tab/><text:tab/><text:tab/><text:tab/><text:tab/><text:tab/><text:tab/>insert = 2, delete = <text:span text:style-name="T113">4</text:span>;</text:p>
      <text:p text:style-name="P90">As with the reserved tokens, the special character tokens are define<text:span text:style-name="T46">d</text:span> using the <text:bookmark-ref text:reference-format="text" text:ref-name="__RefHeading___Toc775_3859342561">Implicit Regular Expression</text:bookmark-ref><text:s/>syntax.</text:p>
      <text:p text:style-name="P78"><text:s text:c="3"/>ignore<text:tab/> <text:s/>"%" <text:span text:style-name="T118">{</text:span>~"%" - EOL<text:span text:style-name="T118">}</text:span> "%"?;<text:tab/><text:tab/>%Comments</text:p>
      <text:p text:style-name="P79"><text:s text:c="3"/>ignore<text:tab/> <text:s/>(" " | FF | HT | EOL)+;<text:tab/><text:tab/>%Whitespace</text:p>
      <text:p text:style-name="P90">Two regular expressions are defined <text:span text:style-name="T46">with the</text:span> <text:bookmark-ref text:reference-format="text" text:ref-name="__RefHeading___Toc779_3859342561">Ignored Regular Expression</text:bookmark-ref><text:s/><text:span text:style-name="T46">syntax</text:span>: comments and whitespace characters.</text:p>
      <text:p text:style-name="P78">DEFAULT</text:p>
      <text:p text:style-name="P78"><text:s text:c="3"/>START <text:s text:c="6"/>= &lt;Input File&gt;;<text:tab/><text:tab/><text:tab/>%Distinguished symbol</text:p>
      <text:p text:style-name="P80"><text:s text:c="3"/>CONTEXT = 5;<text:tab/><text:tab/><text:tab/><text:tab/><text:tab/>%Number of symbols lookahead</text:p>
      <text:p text:style-name="P81"><text:s text:c="3"/>COST<text:tab/>= <text:span text:style-name="T103">2</text:span>0;<text:tab/><text:tab/><text:tab/><text:tab/><text:tab/>%Default error correction cost</text:p>
      <text:p text:style-name="P91"><text:span text:style-name="T46">This input file specifies all the </text:span><text:span text:style-name="T46"><text:bookmark-ref text:reference-format="text" text:ref-name="__RefHeading___Toc1200_1085715193">Parser Defaults</text:bookmark-ref></text:span><text:span text:style-name="T46">. <text:s/></text:span>The distinguished symbol of the grammar is &lt;Input File&gt;. <text:s/>This happens to be the first production in the grammar but there’s no harm in defining it. <text:s/>When validating an error repair the parser will check the next five input tokens. <text:s/>If a second syntax error occur<text:span text:style-name="T75">s</text:span> immediately after parsing the repair the repair cost will be incremented by <text:span text:style-name="T121">2</text:span>0. <text:s/>If the second syntax error occurs after successfully parsing one token of the context the repair cost will be incremented by ((5 - 1) / 5) * <text:span text:style-name="T121">2</text:span>0 = <text:span text:style-name="T121">16</text:span>. <text:s/>If two tokens of context are successfully parsed the additional cost will be <text:span text:style-name="T121">((5 - 2) / 5) * 20 = 12</text:span>, etc. <text:s/>If the entire context is successfully parsed there will be no additional cost.</text:p>
      <text:p text:style-name="P78">PARSER</text:p>
      <text:p text:style-name="P78"><text:s text:c="3"/>&lt;Input File&gt; --&gt;</text:p>
      <text:p text:style-name="P78"><text:tab/>&lt;Ident&gt; &lt;Title&gt; &lt;Options&gt; &lt;Definitions&gt; &lt;Scanner&gt; &lt;Defaults&gt; &lt;Parser&gt;</text:p>
      <text:p text:style-name="P78"><text:s text:c="3"/>;</text:p>
      <text:p text:style-name="P78"><text:s text:c="3"/>&lt;Ident&gt; --&gt;</text:p>
      <text:p text:style-name="P78"><text:tab/>"IDENT" "identifier" ";" @1<text:tab/><text:tab/><text:tab/><text:tab/>%Set translator name</text:p>
      <text:p text:style-name="P78"><text:s text:c="3"/>;</text:p>
      <text:p text:style-name="P78"><text:s text:c="3"/>&lt;Title&gt; --&gt;</text:p>
      <text:p text:style-name="P78"><text:tab/>"TITLE" "string" ";" @2<text:tab/><text:tab/><text:tab/><text:tab/>%Set listing title string</text:p>
      <text:p text:style-name="P78"><text:s text:c="8"/>| ""</text:p>
      <text:p text:style-name="P78"><text:s text:c="3"/>;</text:p>
      <text:p text:style-name="P78"><text:s text:c="3"/>&lt;Options&gt; --&gt;</text:p>
      <text:p text:style-name="P78"><text:soft-page-break/><text:tab/>"OPTIONS" &lt;Identifier List&gt; ";"</text:p>
      <text:p text:style-name="P78"><text:s text:c="8"/>| ""</text:p>
      <text:p text:style-name="P78"><text:s text:c="3"/>;</text:p>
      <text:p text:style-name="P78"><text:s text:c="3"/>&lt;Definitions&gt; --&gt;</text:p>
      <text:p text:style-name="P78"><text:tab/>"DEFINE" &lt;Definition List&gt;</text:p>
      <text:p text:style-name="P78"><text:s text:c="8"/>| ""</text:p>
      <text:p text:style-name="P78"><text:s text:c="3"/>;</text:p>
      <text:p text:style-name="P78"><text:s text:c="3"/>&lt;Scanner&gt; --&gt;</text:p>
      <text:p text:style-name="P78"><text:tab/>"SCANNER" &lt;Token List&gt; @3<text:tab/>%Finish creation of scanner regular expressions</text:p>
      <text:p text:style-name="P78"><text:s text:c="3"/>;</text:p>
      <text:p text:style-name="P78"><text:s text:c="3"/>&lt;Defaults&gt; --&gt;</text:p>
      <text:p text:style-name="P78"><text:tab/>"DEFAULT" &lt;Default List&gt;</text:p>
      <text:p text:style-name="P78"><text:s text:c="8"/>| ""</text:p>
      <text:p text:style-name="P78"><text:s text:c="3"/>;</text:p>
      <text:p text:style-name="P78"><text:s text:c="3"/>&lt;Parser&gt; --&gt;</text:p>
      <text:p text:style-name="P78"><text:tab/>"PARSER" &lt;Production List&gt; @4<text:tab/><text:tab/><text:tab/>%Finish creation of parser productions</text:p>
      <text:p text:style-name="P79"><text:s text:c="3"/>;</text:p>
      <text:p text:style-name="P92">The <text:span text:style-name="T101">sdtgen</text:span> <text:bookmark-ref text:reference-format="text" text:ref-name="__RefHeading___Toc1271_3250473122">Parser</text:bookmark-ref><text:s/><text:span text:style-name="T48">section describes an </text:span>input file <text:span text:style-name="T48">as</text:span> an Ident followed by an optional Title, an optional Options list, an optional Definitions list, a list of Scanner tokens, optional Default values, and finally the Parser.</text:p>
      <text:p text:style-name="P78"><text:s text:c="3"/>&lt;Identifier List&gt; --&gt;</text:p>
      <text:p text:style-name="P78"><text:tab/>&lt;Identifier List&gt; "," "identifier" @5<text:tab/><text:tab/><text:tab/>%Process option</text:p>
      <text:p text:style-name="P78"><text:s text:c="8"/>| "identifier" @5<text:tab/><text:tab/><text:tab/><text:tab/><text:tab/>%Process option</text:p>
      <text:p text:style-name="P79"><text:s text:c="3"/>;</text:p>
      <text:p text:style-name="P92">The <text:bookmark-ref text:reference-format="text" text:ref-name="__RefHeading___Toc182_3494641884">Parser Options</text:bookmark-ref><text:s/>identifier list is just a comma-separated list of identifiers.</text:p>
      <text:p text:style-name="P78"><text:s text:c="3"/>&lt;Definition List&gt; --&gt;</text:p>
      <text:p text:style-name="P78"><text:tab/>&lt;Definition List&gt; &lt;Definition&gt;</text:p>
      <text:p text:style-name="P78"><text:s text:c="8"/>| &lt;Definition&gt;</text:p>
      <text:p text:style-name="P78"><text:s text:c="3"/>;</text:p>
      <text:p text:style-name="P78"><text:s text:c="3"/>&lt;Definition&gt; --&gt;</text:p>
      <text:p text:style-name="P78"><text:tab/>"identifier" "=" &lt;Expression&gt; ";" @6<text:tab/><text:tab/>%Define regular expression</text:p>
      <text:p text:style-name="P79"><text:s text:c="3"/>;</text:p>
      <text:p text:style-name="P92">The <text:bookmark-ref text:reference-format="text" text:ref-name="__RefHeading___Toc533_971919554">Regular Expression Definition</text:bookmark-ref><text:s/>list is a sequence of definitions which a<text:span text:style-name="T75">re</text:span> terminated by semi-colons.</text:p>
      <text:p text:style-name="P78"><text:s text:c="3"/>&lt;Token List&gt; --&gt;</text:p>
      <text:p text:style-name="P78"><text:tab/>&lt;Token List&gt; &lt;Token&gt; @7<text:tab/><text:tab/><text:tab/><text:tab/>%Alternate regular expressions</text:p>
      <text:p text:style-name="P78"><text:s text:c="8"/>| &lt;Token&gt;</text:p>
      <text:p text:style-name="P78"><text:soft-page-break/><text:s text:c="3"/>;</text:p>
      <text:p text:style-name="P78"><text:s text:c="3"/>&lt;Token&gt; --&gt;</text:p>
      <text:p text:style-name="P78"><text:tab/>"string" "=" &lt;Regular Expr&gt; &lt;Attributes&gt; ";" @8 %Create token from <text:s/>expression</text:p>
      <text:p text:style-name="P78"><text:s text:c="8"/>| "string" ":" "string" &lt;Attributes&gt; ";" @9<text:tab/><text:tab/>%Create alias for token</text:p>
      <text:p text:style-name="P78"><text:s text:c="8"/>| "string" &lt;Attributes&gt; ";" @10<text:tab/><text:tab/><text:tab/>%Create token from name string</text:p>
      <text:p text:style-name="P78"><text:s text:c="8"/>| "IGNORE" &lt;Regular Expr&gt; ";" @11<text:tab/><text:tab/>%Set expression should be ignored</text:p>
      <text:p text:style-name="P79"><text:s text:c="3"/>;</text:p>
      <text:p text:style-name="P93">The <text:bookmark-ref text:reference-format="text" text:ref-name="__RefHeading___Toc765_3859342561">Scanner</text:bookmark-ref><text:s/>token list is a sequence of the <text:span text:style-name="T75">various</text:span> token definition types each of which is terminated with a semi-colon.</text:p>
      <text:p text:style-name="P78"><text:s text:c="3"/>&lt;Default List&gt; --&gt;</text:p>
      <text:p text:style-name="P78"><text:tab/>&lt;Default List&gt; &lt;Default&gt;</text:p>
      <text:p text:style-name="P78"><text:s text:c="8"/>| &lt;Default&gt;</text:p>
      <text:p text:style-name="P78"><text:s text:c="3"/>;</text:p>
      <text:p text:style-name="P78"><text:s text:c="3"/>&lt;Default&gt; --&gt;</text:p>
      <text:p text:style-name="P78"><text:tab/>"START" "=" "symbol" ";" @12<text:tab/><text:tab/><text:tab/>%Set start symbol for parser</text:p>
      <text:p text:style-name="P78"><text:s text:c="8"/>| "COST" "=" "integer" ";" @13<text:tab/><text:tab/><text:tab/>%Set default repair cost</text:p>
      <text:p text:style-name="P78"><text:s text:c="8"/>| "CONTEXT" "=" "integer" ";" @14<text:tab/><text:tab/><text:tab/>%Set error correction context</text:p>
      <text:p text:style-name="P79"><text:s text:c="3"/>;</text:p>
      <text:p text:style-name="P94">The <text:bookmark-ref text:reference-format="text" text:ref-name="__RefHeading___Toc1200_1085715193">Parser Defaults</text:bookmark-ref><text:s/>list is a list of default specifications terminated by semi-colons.</text:p>
      <text:p text:style-name="P78"><text:s text:c="3"/>&lt;Production List&gt; --&gt;</text:p>
      <text:p text:style-name="P78"><text:tab/>&lt;Production List&gt; &lt;Production&gt; @15<text:tab/><text:tab/>%Add production to grammar</text:p>
      <text:p text:style-name="P78"><text:s text:c="8"/>| &lt;Production&gt;</text:p>
      <text:p text:style-name="P78"><text:s text:c="3"/>;</text:p>
      <text:p text:style-name="P78"><text:s text:c="3"/>&lt;Production&gt; --&gt;</text:p>
      <text:p text:style-name="P78"><text:tab/>"symbol" "--&gt;" &lt;Alternate List&gt; ";" @16<text:tab/><text:tab/>%Join LHS and RHS into production</text:p>
      <text:p text:style-name="P79"><text:s text:c="3"/>;</text:p>
      <text:p text:style-name="P94">The <text:bookmark-ref text:reference-format="text" text:ref-name="__RefHeading___Toc1271_3250473122">Parser</text:bookmark-ref><text:s/>production list is a sequence of productions with alternate right hand sides which <text:span text:style-name="T76">is</text:span> terminated with a semi-colon.</text:p>
      <text:p text:style-name="P78"><text:s text:c="3"/>&lt;Expression&gt; --&gt;</text:p>
      <text:p text:style-name="P78"><text:tab/>&lt;Expression&gt; "|" &lt;Term&gt; @7<text:tab/><text:tab/><text:tab/>%Alternate regular expressions</text:p>
      <text:p text:style-name="P78"><text:s text:c="8"/>| &lt;Term&gt;</text:p>
      <text:p text:style-name="P78"><text:s text:c="3"/>;</text:p>
      <text:p text:style-name="P78"><text:s text:c="3"/>&lt;Term&gt; --&gt;</text:p>
      <text:p text:style-name="P78"><text:tab/>&lt;Term&gt; &lt;Factor&gt; @17<text:tab/><text:tab/><text:tab/><text:tab/>%Concatenate regular expressions</text:p>
      <text:p text:style-name="P78"><text:s text:c="8"/>| &lt;Factor&gt;</text:p>
      <text:p text:style-name="P78"><text:s text:c="3"/>;</text:p>
      <text:p text:style-name="P78"><text:s text:c="3"/>&lt;Factor&gt; --&gt;</text:p>
      <text:p text:style-name="P78"><text:soft-page-break/><text:tab/>"{" &lt;Expression&gt; "}" "integer" ":" "integer" @18 %Create range of occurrences</text:p>
      <text:p text:style-name="P78"><text:s text:c="8"/>| "{" &lt;Expression&gt; "}" "integer" @19<text:tab/><text:tab/>%Create multiple occurrences</text:p>
      <text:p text:style-name="P78"><text:s text:c="8"/>| "{" &lt;Expression&gt; "}" @20<text:tab/><text:tab/><text:tab/><text:tab/>%Create 0 or more occurrences</text:p>
      <text:p text:style-name="P78"><text:s text:c="8"/>| &lt;Transition&gt; "*" @20<text:tab/><text:tab/><text:tab/><text:tab/>%Create 0 or more occurrences</text:p>
      <text:p text:style-name="P78"><text:s text:c="8"/>| &lt;Transition&gt; "+" @21<text:tab/><text:tab/><text:tab/><text:tab/>%Create 1 or more occurrences</text:p>
      <text:p text:style-name="P78"><text:s text:c="8"/>| &lt;Transition&gt; "?" @22<text:tab/><text:tab/><text:tab/><text:tab/>%Create optional expression</text:p>
      <text:p text:style-name="P78"><text:s text:c="8"/>| &lt;Transition&gt;</text:p>
      <text:p text:style-name="P78"><text:s text:c="3"/>;</text:p>
      <text:p text:style-name="P78"><text:s text:c="3"/>&lt;Transition&gt; --&gt;</text:p>
      <text:p text:style-name="P78"><text:tab/>&lt;Transition&gt; "-" &lt;Element&gt; @23<text:tab/><text:tab/><text:tab/>%Create character difference</text:p>
      <text:p text:style-name="P78"><text:s text:c="8"/>| &lt;Element&gt;</text:p>
      <text:p text:style-name="P78"><text:s text:c="3"/>;</text:p>
      <text:p text:style-name="P78"><text:s text:c="3"/>&lt;Element&gt; --&gt;</text:p>
      <text:p text:style-name="P78"><text:tab/>"~" &lt;Secondary&gt; @24<text:tab/><text:tab/><text:tab/><text:tab/>%Create complement of character</text:p>
      <text:p text:style-name="P78"><text:s text:c="8"/>| &lt;Secondary&gt;</text:p>
      <text:p text:style-name="P78"><text:s text:c="3"/>;</text:p>
      <text:p text:style-name="P78"><text:s text:c="3"/>&lt;Secondary&gt; --&gt;</text:p>
      <text:p text:style-name="P78"><text:tab/>&lt;Primary&gt; ":" &lt;Primary&gt; @25<text:tab/><text:tab/><text:tab/>%Create a range of characters</text:p>
      <text:p text:style-name="P78"><text:s text:c="8"/>| &lt;Primary&gt;</text:p>
      <text:p text:style-name="P78"><text:s text:c="3"/>;</text:p>
      <text:p text:style-name="P78"><text:s text:c="3"/>&lt;Primary&gt; --&gt;</text:p>
      <text:p text:style-name="P78"><text:tab/>"(" &lt;Expression&gt; ")"</text:p>
      <text:p text:style-name="P78"><text:s text:c="8"/>| "identifier" @26<text:tab/><text:tab/><text:tab/><text:tab/><text:tab/>%Copy a predefined expression</text:p>
      <text:p text:style-name="P78"><text:s text:c="8"/>| "string" @27<text:tab/><text:tab/><text:tab/><text:tab/><text:tab/><text:tab/>%Create transitions for string</text:p>
      <text:p text:style-name="P78"><text:s text:c="8"/>| "class" @28<text:tab/><text:tab/><text:tab/><text:tab/><text:tab/><text:tab/>%Create transition for character class</text:p>
      <text:p text:style-name="P79"><text:s text:c="3"/>;</text:p>
      <text:p text:style-name="P95"><text:bookmark-ref text:reference-format="text" text:ref-name="__RefHeading___Toc535_971919554">Regular Expression</text:bookmark-ref><text:span text:style-name="T76">s</text:span> are define with multiple productions to enforce operator precedence.</text:p>
      <text:p text:style-name="P78"><text:s text:c="3"/>&lt;Regular Expr&gt; --&gt;</text:p>
      <text:p text:style-name="P78"><text:tab/>&lt;Expression Head&gt; &lt;Expression&gt; @17<text:tab/><text:tab/>%Concatenate regular expressions</text:p>
      <text:p text:style-name="P78"><text:s text:c="8"/>| &lt;Expression Head&gt;</text:p>
      <text:p text:style-name="P78"><text:s text:c="8"/>| &lt;Expression&gt;</text:p>
      <text:p text:style-name="P78"><text:s text:c="3"/>;</text:p>
      <text:p text:style-name="P78"><text:s text:c="3"/>&lt;Expression Head&gt; --&gt;</text:p>
      <text:p text:style-name="P78"><text:tab/>&lt;Expression&gt; "/" @29<text:tab/><text:tab/><text:tab/><text:tab/>%Create lookahead expression</text:p>
      <text:p text:style-name="P79"><text:s text:c="3"/>;</text:p>
      <text:p text:style-name="P95">Token expressions have an extra level of precedence to support the <text:bookmark-ref text:reference-format="text" text:ref-name="__RefHeading___Toc979_1164874638">Token Lookahead</text:bookmark-ref><text:s/>operator.</text:p>
      <text:p text:style-name="P78"><text:s text:c="3"/>&lt;Attributes&gt; --&gt;</text:p>
      <text:p text:style-name="P78"><text:soft-page-break/><text:tab/>"," &lt;Attribute List&gt;</text:p>
      <text:p text:style-name="P78"><text:s text:c="8"/>| ""</text:p>
      <text:p text:style-name="P78"><text:s text:c="3"/>;</text:p>
      <text:p text:style-name="P78"><text:s text:c="3"/>&lt;Attribute List&gt; --&gt;</text:p>
      <text:p text:style-name="P78"><text:tab/>&lt;Attribute List&gt; "," &lt;Attribute&gt;</text:p>
      <text:p text:style-name="P78"><text:s text:c="8"/>| &lt;Attribute&gt;</text:p>
      <text:p text:style-name="P78"><text:s text:c="3"/>;</text:p>
      <text:p text:style-name="P78"><text:s text:c="3"/>&lt;Attribute&gt; --&gt;</text:p>
      <text:p text:style-name="P78"><text:tab/>"PRECEDENCE" "=" "integer" @30<text:tab/><text:tab/>%Set token precedence</text:p>
      <text:p text:style-name="P78"><text:s text:c="8"/>| "ASSOCIATIVITY" "=" "LEFT" @31<text:tab/><text:tab/>%Set token is left associative</text:p>
      <text:p text:style-name="P78"><text:s text:c="8"/>| "ASSOCIATIVITY" "=" "RIGHT" @32<text:tab/><text:tab/>%Set token is right associative</text:p>
      <text:p text:style-name="P78"><text:s text:c="8"/>| "ASSOCIATIVITY" "=" "NONE" @33<text:tab/><text:tab/>%Set token has no associativity</text:p>
      <text:p text:style-name="P78"><text:s text:c="8"/>| "INSERT" "=" "integer" @34<text:tab/><text:tab/><text:tab/>%Set token insertion cost</text:p>
      <text:p text:style-name="P78"><text:s text:c="8"/>| "DELETE" "=" "integer" @35<text:tab/><text:tab/><text:tab/>%Set token deletion cost</text:p>
      <text:p text:style-name="P78"><text:s text:c="8"/>| "INSTALL" @36<text:tab/><text:tab/><text:tab/><text:tab/><text:tab/>%Set token should be installed</text:p>
      <text:p text:style-name="P78"><text:s text:c="8"/>| "IGNORE" "CASE" @37<text:tab/><text:tab/><text:tab/><text:tab/>%Set token is case insignificant</text:p>
      <text:p text:style-name="P79"><text:s text:c="3"/>;</text:p>
      <text:p text:style-name="P95">The optional token <text:bookmark-ref text:reference-format="text" text:ref-name="__RefHeading___Toc787_3859342561">Attributes</text:bookmark-ref><text:s/>are a leading comma followed by a comma-separated sequence of the attributes.</text:p>
      <text:p text:style-name="P78"><text:s text:c="3"/>&lt;Alternate List&gt; --&gt;</text:p>
      <text:p text:style-name="P78"><text:tab/>&lt;Alternate List&gt; "|" &lt;Alternate&gt; @7<text:tab/><text:tab/>%Add alternate to list</text:p>
      <text:p text:style-name="P78"><text:s text:c="8"/>| &lt;Alternate&gt;</text:p>
      <text:p text:style-name="P78"><text:s text:c="3"/>;</text:p>
      <text:p text:style-name="P78"><text:s text:c="3"/>&lt;Alternate&gt; --&gt;</text:p>
      <text:p text:style-name="P78"><text:tab/>&lt;Symbol List&gt; "semantic" @38<text:tab/><text:tab/><text:tab/>%Set semantic routine number</text:p>
      <text:p text:style-name="P78"><text:s text:c="8"/>| &lt;Symbol List&gt;</text:p>
      <text:p text:style-name="P79"><text:s text:c="3"/>;</text:p>
      <text:p text:style-name="P95">The right hand side of a production is a list of one or more alternatives separated by the pipe symbol. <text:s/>Each alternative may end in an optional semantic routine number.</text:p>
      <text:p text:style-name="P78"><text:s text:c="3"/>&lt;Symbol List&gt; --&gt;</text:p>
      <text:p text:style-name="P78"><text:tab/>&lt;Symbol List&gt; &lt;Symbol&gt; @17<text:tab/><text:tab/><text:tab/>%Concatenate symbol list</text:p>
      <text:p text:style-name="P78"><text:s text:c="8"/>| &lt;Symbol&gt;</text:p>
      <text:p text:style-name="P78"><text:s text:c="3"/>;</text:p>
      <text:p text:style-name="P78"><text:s text:c="3"/>&lt;Symbol&gt; --&gt;</text:p>
      <text:p text:style-name="P78"><text:tab/>"symbol" @39<text:tab/><text:tab/><text:tab/><text:tab/><text:tab/>%Create nonterminal</text:p>
      <text:p text:style-name="P78"><text:s text:c="8"/>| "string" @40<text:tab/><text:tab/><text:tab/><text:tab/><text:tab/><text:tab/>%Create terminal</text:p>
      <text:p text:style-name="P79"><text:s text:c="3"/>;</text:p>
      <text:p text:style-name="P110"><text:soft-page-break/>The actual right hand side is a list of one or more nonterminal symbols in angle brackets or quoted strings which are terminals.</text:p>
      <text:h text:style-name="P228" text:outline-level="1"><text:bookmark-start text:name="__RefHeading___Toc2108_3871029995"/>Conflict Resolution<text:bookmark-end text:name="__RefHeading___Toc2108_3871029995"/></text:h>
      <text:p text:style-name="P99">A parse conflict arises when a state in the parser indicates two different actions on the same token. <text:s/>If an item in the state has a dot in front of a terminal <text:span text:style-name="T56">indicating a shift but</text:span> <text:span text:style-name="T77">that same terminal</text:span> is also in the lookahead set of an item whose dot is all the way to the right indicating a reduce that is a shift-reduce conflict. <text:s/>If two reduce items with the dot all the way to the right <text:span text:style-name="T51">have lookahead sets which contain one or more of the same terminals that is a reduce-reduce conflict.</text:span></text:p>
      <text:p text:style-name="P100">Of course, shift-shift conflicts cannot arise because the GOTO operation moves the dot across all items with the same next token when creating the GOTO state.</text:p>
      <text:h text:style-name="P245" text:outline-level="2"><text:bookmark-start text:name="__RefHeading___Toc2110_3871029995"/>Shift-Reduce Conflicts<text:bookmark-end text:name="__RefHeading___Toc2110_3871029995"/></text:h>
      <text:p text:style-name="P100">The standard example of a shift-reduce conflict is a grammar which describes arithmetic expressions. <text:s/>We normally write this grammar with multiple levels of productions to reflect the precedence of the arithmetic operators: <text:span text:style-name="T121">i.e. </text:span>multiplication happens before addition.</text:p>
      <text:p text:style-name="P101">&lt;expr&gt; --&gt; &lt;expr&gt; “+” &lt;term&gt; | &lt;expr&gt; “-” &lt;term&gt; | &lt;term&gt;;</text:p>
      <text:p text:style-name="P101">&lt;term&gt; --&gt; &lt;term&gt; “*” &lt;factor&gt; | &lt;term&gt; “/” &lt;factor&gt; | &lt;factor&gt;;</text:p>
      <text:p text:style-name="P102">&lt;factor&gt; --&gt; “(“ &lt;expr&gt; “)” | “-” “int’ | “int”;</text:p>
      <text:p text:style-name="P103">By introducing multiple layers of recursive productions this grammar ensures that unary minus happens before the multiplicative operators which happen before the additive operators. <text:s/>However, this same language can be described with <text:span text:style-name="T141">a single recursive production</text:span>:</text:p>
      <text:p text:style-name="P104">&lt;expr&gt; --&gt; &lt;expr&gt; “+” &lt;expr&gt; | &lt;expr&gt; “-” &lt;expr&gt; | &lt;expr&gt; “*” &lt;expr&gt; | &lt;expr&gt; “/” &lt;expr&gt;</text:p>
      <text:p text:style-name="P105"><text:tab/> <text:s text:c="4"/>| “(“ &lt;expr&gt; “)” | “-” “int” | “int”;</text:p>
      <text:p text:style-name="P106">This grammar generates four states with shift-reduce conflicts:</text:p>
      <text:p text:style-name="P107">Shift-Reduce conflict in state 11 on ["+" "-" "*" "/"]</text:p>
      <text:p text:style-name="P107"><text:s text:c="3"/>Reduce <text:s/>by &lt;expr&gt; --&gt; &lt;expr&gt; "+" &lt;expr&gt; ., ["+" "-" "*" "/" ")" '"'$'"']</text:p>
      <text:p text:style-name="P107"><text:s text:c="3"/>Shift <text:s text:c="6"/>by &lt;expr&gt; --&gt; &lt;expr&gt; . "+" &lt;expr&gt;</text:p>
      <text:p text:style-name="P107"><text:s text:c="3"/>Shift <text:s text:c="6"/>by &lt;expr&gt; --&gt; &lt;expr&gt; . "-" &lt;expr&gt;</text:p>
      <text:p text:style-name="P107"><text:s text:c="3"/>Shift <text:s text:c="6"/>by &lt;expr&gt; --&gt; &lt;expr&gt; . "*" &lt;expr&gt;</text:p>
      <text:p text:style-name="P107"><text:s text:c="3"/>Shift <text:s text:c="6"/>by &lt;expr&gt; --&gt; &lt;expr&gt; . "/" &lt;expr&gt;</text:p>
      <text:p text:style-name="P107"/>
      <text:p text:style-name="P107">Shift-Reduce conflict in state 12 on ["+" "-" "*" "/"]</text:p>
      <text:p text:style-name="P107"><text:s text:c="3"/>Reduce <text:s/>by &lt;expr&gt; --&gt; &lt;expr&gt; "-" &lt;expr&gt; ., ["+" "-" "*" "/" ")" '"'$'"']</text:p>
      <text:p text:style-name="P107"><text:s text:c="3"/>Shift <text:s text:c="6"/>by &lt;expr&gt; --&gt; &lt;expr&gt; . "+" &lt;expr&gt;</text:p>
      <text:p text:style-name="P107"><text:soft-page-break/><text:s text:c="3"/>Shift <text:s text:c="6"/>by &lt;expr&gt; --&gt; &lt;expr&gt; . "-" &lt;expr&gt;</text:p>
      <text:p text:style-name="P107"><text:s text:c="3"/>Shift <text:s text:c="6"/>by &lt;expr&gt; --&gt; &lt;expr&gt; . "*" &lt;expr&gt;</text:p>
      <text:p text:style-name="P107"><text:s text:c="3"/>Shift <text:s text:c="6"/>by &lt;expr&gt; --&gt; &lt;expr&gt; . "/" &lt;expr&gt;</text:p>
      <text:p text:style-name="P107"/>
      <text:p text:style-name="P107">Shift-Reduce conflict in state 13 on ["+" "-" "*" "/"]</text:p>
      <text:p text:style-name="P107"><text:s text:c="3"/>Reduce <text:s/>by &lt;expr&gt; --&gt; &lt;expr&gt; "*" &lt;expr&gt; ., ["+" "-" "*" "/" ")" '"'$'"']</text:p>
      <text:p text:style-name="P107"><text:s text:c="3"/>Shift <text:s text:c="6"/>by &lt;expr&gt; --&gt; &lt;expr&gt; . "+" &lt;expr&gt;</text:p>
      <text:p text:style-name="P107"><text:s text:c="3"/>Shift <text:s text:c="6"/>by &lt;expr&gt; --&gt; &lt;expr&gt; . "-" &lt;expr&gt;</text:p>
      <text:p text:style-name="P107"><text:s text:c="3"/>Shift <text:s text:c="6"/>by &lt;expr&gt; --&gt; &lt;expr&gt; . "*" &lt;expr&gt;</text:p>
      <text:p text:style-name="P107"><text:s text:c="3"/>Shift <text:s text:c="6"/>by &lt;expr&gt; --&gt; &lt;expr&gt; . "/" &lt;expr&gt;</text:p>
      <text:p text:style-name="P107"/>
      <text:p text:style-name="P107">Shift-Reduce conflict in state 14 on ["+" "-" "*" "/"]</text:p>
      <text:p text:style-name="P107"><text:s text:c="3"/>Reduce <text:s/>by &lt;expr&gt; --&gt; &lt;expr&gt; "/" &lt;expr&gt; ., ["+" "-" "*" "/" ")" '"'$'"']</text:p>
      <text:p text:style-name="P107"><text:s text:c="3"/>Shift <text:s text:c="6"/>by &lt;expr&gt; --&gt; &lt;expr&gt; . "+" &lt;expr&gt;</text:p>
      <text:p text:style-name="P107"><text:s text:c="3"/>Shift <text:s text:c="6"/>by &lt;expr&gt; --&gt; &lt;expr&gt; . "-" &lt;expr&gt;</text:p>
      <text:p text:style-name="P107"><text:s text:c="3"/>Shift <text:s text:c="6"/>by &lt;expr&gt; --&gt; &lt;expr&gt; . "*" &lt;expr&gt;</text:p>
      <text:p text:style-name="P108"><text:s text:c="3"/>Shift <text:s text:c="6"/>by &lt;expr&gt; --&gt; &lt;expr&gt; . "/" &lt;expr&gt;</text:p>
      <text:p text:style-name="P98">In each of these states we have an item representing an arithmetic expression on the top of the <text:span text:style-name="T52">stack</text:span> which may be reduced as well as items with a dot in front of a new arithmetic operator about to be scanned. <text:s/>The choice of whether to reduce, which will make the operator at the top of the stack come first, or to shift, which will make the operator about to be recognized come first, depends on the relative precedence of the reduction and the shift and <text:span text:style-name="T141">on</text:span> the associativity of the token about to be scanned if reduce and shift have the same precedence.</text:p>
      <text:p text:style-name="P111">To <text:span text:style-name="T101">configure</text:span> <text:span text:style-name="T101">sdtgen</text:span> to resolve the shift-reduce conflicts above, we <text:span text:style-name="T54">enable shift-reduce conflict resolution by specifying the </text:span><text:span text:style-name="T54"><text:bookmark-ref text:reference-format="text" text:ref-name="__RefHeading___Toc184_3494641884">AMBIGUOUS</text:bookmark-ref></text:span><text:span text:style-name="T54"><text:s/>parser option and </text:span>define the operator tokens with precedence and associativity <text:bookmark-ref text:reference-format="text" text:ref-name="__RefHeading___Toc787_3859342561">Attributes</text:bookmark-ref>:</text:p>
      <text:p text:style-name="P112"><text:s text:c="3"/>"+", precedence=2, associativity=left;</text:p>
      <text:p text:style-name="P112"><text:s text:c="3"/>"-", precedence=2, associativity=left;</text:p>
      <text:p text:style-name="P112"><text:s text:c="3"/>"*", precedence=1, associativity=left;</text:p>
      <text:p text:style-name="P113"><text:s text:c="3"/>"/", precedence=1, associativity=left;</text:p>
      <text:p text:style-name="P114">Smaller numeric values represent higher precedence. <text:s/>To resolve a conflict <text:span text:style-name="T101">sdtgen</text:span> first determines the precedence of the reduce. <text:s/>This is the precedence of the <text:span text:style-name="T121">rightmost</text:span> terminal in the production being reduced. <text:s/>If there is no terminal this conflict cannot be resolved. <text:s/>To <text:span text:style-name="T121">remedy</text:span> this, define an <text:bookmark-ref text:reference-format="text" text:ref-name="__RefHeading___Toc1011_1164874638">Epsilon Token</text:bookmark-ref><text:s/>with the desired precedence value and append it to the right hand side of this production.</text:p>
      <text:p text:style-name="P114"><text:soft-page-break/>Once given the reduce precedence <text:span text:style-name="T101">sdtgen</text:span> examines each potential shift. <text:s/>If the precedence of the terminal after the dot is higher than the precedence of the reduce then the <text:span text:style-name="T53">terminal about to be scanned should come first and the</text:span> parse table action will be the shift.</text:p>
      <text:p text:style-name="P114">If the precedence of the terminal after the dot is lower than the precedence of the reduce then the <text:span text:style-name="T53">production on the stack should come first and the</text:span> parse table action will be the reduce.</text:p>
      <text:p text:style-name="P114">If the two precedence values are the same then the associativity of the terminal after the dot is used <text:span text:style-name="T53">to resolve the conflict</text:span>. <text:s/>If that terminal has associativity NONE, which is the default, <text:span text:style-name="T77">the</text:span> conflict cannot be resolved. <text:s/>If the terminal <text:span text:style-name="T53">after the dot</text:span> has left associativity then the operator which is already on the stack should happen first and the parse table action will be the reduce. <text:s/>If the terminal <text:span text:style-name="T53">after the dot </text:span>has right associativity then the operator which is about to be scanned should happen first and the parse table action will be the shift.</text:p>
      <text:p text:style-name="P115">In the first example above:</text:p>
      <text:p text:style-name="P176">Shift-Reduce conflict in state 10 on ["+" "-" "*" "/"]</text:p>
      <text:p text:style-name="P176"><text:s text:c="3"/>Reduce <text:s/>by &lt;expr&gt; --&gt; &lt;expr&gt; "+" &lt;expr&gt; ., ["+" "-" "*" "/" ")" '"'$'"']</text:p>
      <text:p text:style-name="P176"><text:s text:c="3"/>Shift <text:s text:c="6"/>by &lt;expr&gt; --&gt; &lt;expr&gt; . "+" &lt;expr&gt;</text:p>
      <text:p text:style-name="P176"><text:s text:c="3"/>Shift <text:s text:c="6"/>by &lt;expr&gt; --&gt; &lt;expr&gt; . "-" &lt;expr&gt;</text:p>
      <text:p text:style-name="P176"><text:s text:c="3"/>Shift <text:s text:c="6"/>by &lt;expr&gt; --&gt; &lt;expr&gt; . "*" &lt;expr&gt;</text:p>
      <text:p text:style-name="P176"><text:s text:c="3"/>Shift <text:s text:c="6"/>by &lt;expr&gt; --&gt; &lt;expr&gt; . "/" &lt;expr&gt;</text:p>
      <text:p text:style-name="P176">The reduce by production &lt;expr&gt; --&gt; &lt;expr&gt; "+" &lt;expr&gt; . has precedence 2</text:p>
      <text:p text:style-name="P176">The shift by production &lt;expr&gt; --&gt; &lt;expr&gt; . "+" &lt;expr&gt; has precedence 2 and associativity = LEFT</text:p>
      <text:p text:style-name="P176">Shift precedence 2 equals reduce precedence 2 and associativity = LEFT; action will be reduce</text:p>
      <text:p text:style-name="P176">The shift by production &lt;expr&gt; --&gt; &lt;expr&gt; . "-" &lt;expr&gt; has precedence 2 and associativity = LEFT</text:p>
      <text:p text:style-name="P176">Shift precedence 2 equals reduce precedence 2 and associativity = LEFT; action will be reduce</text:p>
      <text:p text:style-name="P176">The shift by production &lt;expr&gt; --&gt; &lt;expr&gt; . "*" &lt;expr&gt; has precedence 1 and associativity = LEFT</text:p>
      <text:p text:style-name="P176">Shift precedence 1 is higher than reduce precedence 2; action will be shift</text:p>
      <text:p text:style-name="P176">The shift by production &lt;expr&gt; --&gt; &lt;expr&gt; . "/" &lt;expr&gt; has precedence 1 and associativity = LEFT</text:p>
      <text:p text:style-name="P176">Shift precedence 1 is higher than reduce precedence 2; action will be shift</text:p>
      <text:p text:style-name="P175">Shift-Reduce conflict has been resolved</text:p>
      <text:p text:style-name="P116">The expression to be reduced is “+”, which has the same precedence value as the shifts on “+” and “-”, so in both those cases the fact that they are left associative resolves the conflict in favor of the reduce action. <text:s/>The precedence of <text:span text:style-name="T55">the </text:span>“+” expression is less than the precedence of “*” and “/” so in their cases precedence alone resolves the conflict in favor of shift.</text:p>
      <text:p text:style-name="P115">Sometime a terminal has two different precedence values depending on where it is used; for example unary operators which are the same symbol as binary operators. <text:s/>If required to resolve a shift-reduce conflict, a <text:bookmark-ref text:reference-format="text" text:ref-name="__RefHeading___Toc777_3859342561">Token Alias</text:bookmark-ref><text:s/>can be defined to give multiple precedence and associativity values to the same token. <text:s/>A token and its alias are identical from the point of view of the grammar. <text:s/>GOTOs and lookahead sets will only ever contain the originally defined <text:soft-page-break/>token. <text:s/>Only shift-reduce conflict resolution will distinguish between the token and its alias and use the appropriate precedence and associativity values <text:span text:style-name="T122">to resolve conflicts</text:span>.</text:p>
      <text:h text:style-name="P245" text:outline-level="2"><text:bookmark-start text:name="__RefHeading___Toc2112_3871029995"/>Reduce-Reduce <text:span text:style-name="T50">Conflicts</text:span><text:bookmark-end text:name="__RefHeading___Toc2112_3871029995"/></text:h>
      <text:p text:style-name="P117"><text:span text:style-name="T101">Sdtgen</text:span> normally produces LALR(1) parsing tables. <text:s/>LALR(1) parser generation begins with the LR(0) characteristic finite state machine. <text:s/>If the input grammar is LR(1) but not LALR(1) the merging of states caused by <text:span text:style-name="T77">the fact that LALR(1)</text:span> us<text:span text:style-name="T77">es</text:span> the LR(0) CFSM can introduce reduce-reduce conflicts which are not present in canonical LR(1) parsing tables.</text:p>
      <text:p text:style-name="P117">If the grammar is <text:span text:style-name="T77">in fact</text:span> LR(1) but not LALR(1), the <text:bookmark-ref text:reference-format="text" text:ref-name="__RefHeading___Toc190_3494641884">SPLITSTATES</text:bookmark-ref><text:s/>parser option can be specified to <text:span text:style-name="T122">have</text:span> <text:span text:style-name="T101">sdtgen</text:span> <text:span text:style-name="T129">identify and duplicate</text:span> the states leading to the reduce-reduce conflict <text:span text:style-name="T129">effectively undoing the state merge </text:span>in order to resolve the conflict. <text:s/>If this process succeeds the result is a parser with slightly more states than LALR(1) but with the power <text:span text:style-name="T77">of</text:span> canonical LR(1).</text:p>
      <text:p text:style-name="P117">When <text:span text:style-name="T101">sdtgen</text:span> calculates the LALR(1) lookahead sets it does <text:span text:style-name="T122">it</text:span> in two steps. <text:s/>First it calculates the spontaneous follow sets that a<text:span text:style-name="T122">re</text:span> produced entirely within each state. <text:s/>Then it propagates these spontaneous sets to GOTO states in order to produce the actual LALR(1) lookahead sets which are used to produce the parsing tables. <text:s/>During this process, the spontaneous follow sets are preserved unchanged separately from the full lookahead sets.</text:p>
      <text:p text:style-name="P190">When a reduce-reduce conflict occurs and <text:bookmark-ref text:reference-format="text" text:ref-name="__RefHeading___Toc190_3494641884">SPLITSTATES</text:bookmark-ref><text:s/>has been specified sdtgen follows each item in the conflict back through the sequence of items which propagate lookahead sets to them. <text:s/>To do this, sdtgen creates a “lane” for each conflict item. <text:s/>A lane consists of a follow set which has been propagated to the conflict item by the states <text:span text:style-name="T129">in the lane</text:span> and a <text:span text:style-name="T124">sequence of lane entries. <text:s/>Each </text:span><text:span text:style-name="T129">lane </text:span><text:span text:style-name="T124">entry consists of a state number and a set of items which propagate lookaheads to the previous entry in the sequence</text:span>.</text:p>
      <text:p text:style-name="P190">Each lane in the conflict is initialized to <text:span text:style-name="T124">the conflict state and</text:span> one of the conflict items and it<text:span text:style-name="T124">s</text:span> follow set is <text:span text:style-name="T124">initialized to</text:span> the spontaneous follow set of the conflict item. <text:s/>Since spontaneous follow sets have already been propagated throughout the item set these follow sets are the entirety of the lookahead which has been propag<text:span text:style-name="T124">a</text:span>ted to the conflict items by the state in which the conflict occurred.</text:p>
      <text:p text:style-name="P192">If the reduce-reduce conflict exists in the accumulated lane follow sets then it arises with<text:span text:style-name="T129">in</text:span> a state and cannot be resolved by splitting states. <text:s/>The attempt to repair the conflict has failed.</text:p>
      <text:p text:style-name="P191">Now sdtgen has to search back to the states which have a GOTO to this state at the end of each lane. <text:s/>To do this, each lane in the conflict must first end in a kernel item. <text:s/>If a lane ends in a closure item, a new entry is pushed onto the end of the lane consisting of the state <text:span text:style-name="T129">of</text:span> the closure item and a set of all the kernel items <text:span text:style-name="T125">in that state</text:span> which propagate lookaheads to the <text:span text:style-name="T125">closure item. <text:s/>If no kernel item propagates lookahead</text:span><text:span text:style-name="T129">s</text:span><text:span text:style-name="T125"> to the closure item then this lane is </text:span><text:soft-page-break/><text:span text:style-name="T125">completely explored and the accumulated follow set associated with the lane is the entirety of the lookahead contributed to the conflict </text:span><text:span text:style-name="T129">by this lane+</text:span><text:span text:style-name="T125">.</text:span></text:p>
      <text:p text:style-name="P192">If there are still lanes that end in kernel items a new copy of the<text:span text:style-name="T129">se</text:span> lanes is created for every ancestor state whose GOTO produced this state. <text:s/><text:span text:style-name="T126">Sdtgen appends one of the ancestor states to each of the copies along with the items in the ancestor state which are the predecessors of the items at the end of the lane. <text:s/>The follow sets of the predecessor items are merged with the </text:span><text:span text:style-name="T129">accumulated </text:span><text:span text:style-name="T126">lane follow sets to mimic the </text:span><text:span text:style-name="T129">propagation</text:span><text:span text:style-name="T126"> of the GOTO follow set to the conflict item lookaheads.</text:span></text:p>
      <text:p text:style-name="P193">If the new state at the end of a lane also exists earlier in the lane we have discovered a loop in the characteristic finite state machine. <text:s/>This lane has been completely explored and the accumulated follow set for this lane is the entire follow set that it can contribute to the conflict. </text:p>
      <text:p text:style-name="P193">If the lookahead sets for the predecessor items do not exhibit the reduce-reduce conflict, this lane resolves the conflict and has been completely explored. <text:s/><text:span text:style-name="T129">However, i</text:span>f the reduce-reduce conflict still exists in the lookahead this process repeats again starting with the check for a conflict in the accumulated lane follow sets. <text:s/>Sdtgen continues <text:span text:style-name="T127">working backwards through the ancestor states</text:span> until it either discovers that the conflict exists in the spontaneous lookahead sets or it discovers a set of ancestor states that are free of conflict.</text:p>
      <text:p text:style-name="P194">Each copy of the conflict lanes will contain the same sequence of states and items except for the entry at the end of each lane which resolves the conflict. <text:s/>It is possible that some copies can be merged without reintroducing the conflict so sdtgen first groups together all the conflict lane copies which have compatible lookahead sets. <text:s/>Then it creates copies of the common lane states so that each grouped copy of the conflict lanes has its own set of states. <text:s/>The states at the end of the lane are modified so that they point to the independent sequence of states created for them from the states earlier in the lane. <text:s/><text:span text:style-name="T128">The results in a characteristic finite state machine where the LR(1) states whose merge created the conflict are no longer merged.</text:span> </text:p>
      <text:p text:style-name="P118"><text:span text:style-name="T128">After the new states have been created sdtgen r</text:span>ecomputes the propagated lookahead <text:span text:style-name="T128">sets of the </text:span>now conflict free <text:span text:style-name="T130">characteristic finite state machine</text:span>.</text:p>
      <text:p text:style-name="P119">Here is an example grammar from Dr. DeRemer’s paper “Practical Translators for LR(k) Languages.”</text:p>
      <text:p text:style-name="P120">IDENT deremer2;</text:p>
      <text:p text:style-name="P120">TITLE "Grammar G4 from Practical Translators for LR(k) Languages";</text:p>
      <text:p text:style-name="P120">OPTIONS</text:p>
      <text:p text:style-name="P120"><text:s text:c="3"/>shiftreduce, splitstates;</text:p>
      <text:p text:style-name="P120">SCANNER</text:p>
      <text:p text:style-name="P120"><text:s text:c="3"/>"a"; "b"; "c"; "d"; "e";</text:p>
      <text:p text:style-name="P120">PARSER</text:p>
      <text:p text:style-name="P120"><text:soft-page-break/><text:s text:c="3"/>&lt;E&gt; --&gt;</text:p>
      <text:p text:style-name="P120"><text:tab/>"a" &lt;A&gt; "d"</text:p>
      <text:p text:style-name="P120"><text:s text:c="8"/>| "a" &lt;B&gt; "c"</text:p>
      <text:p text:style-name="P120"><text:s text:c="8"/>| "b" &lt;A&gt; "c"</text:p>
      <text:p text:style-name="P120"><text:s text:c="8"/>| "b" &lt;B&gt; "d"</text:p>
      <text:p text:style-name="P120"><text:s text:c="3"/>;</text:p>
      <text:p text:style-name="P120"><text:s text:c="3"/>&lt;A&gt; --&gt;</text:p>
      <text:p text:style-name="P120"><text:tab/>"e" &lt;A&gt;</text:p>
      <text:p text:style-name="P120"><text:s text:c="8"/>| "e"</text:p>
      <text:p text:style-name="P120"><text:s text:c="3"/>;</text:p>
      <text:p text:style-name="P120"><text:s text:c="3"/>&lt;B&gt; --&gt;</text:p>
      <text:p text:style-name="P120"><text:tab/>"e" &lt;B&gt;</text:p>
      <text:p text:style-name="P120"><text:s text:c="8"/>| "e"</text:p>
      <text:p text:style-name="P121"><text:s text:c="3"/>;</text:p>
      <text:p text:style-name="P119">This grammar is LR(1) but not LALR(1) so the <text:bookmark-ref text:reference-format="text" text:ref-name="__RefHeading___Toc190_3494641884">SPLITSTATES</text:bookmark-ref><text:s/>parser option has been specified to correct the conflict.</text:p>
      <text:p text:style-name="P120">Reduce-Reduce conflict in state 5 on ["c" "d"]</text:p>
      <text:p text:style-name="P120"><text:s text:c="3"/>&lt;A&gt; --&gt; "e" ., ["c" "d"]</text:p>
      <text:p text:style-name="P120"><text:s text:c="3"/>&lt;B&gt; --&gt; "e" ., ["c" "d"]</text:p>
      <text:p text:style-name="P120">Conflict Resolution 1:</text:p>
      <text:p text:style-name="P120"><text:s text:c="3"/>Lane 1: follow ["d"]</text:p>
      <text:p text:style-name="P120"><text:s text:c="6"/>5. <text:s/>1. <text:s/>&lt;A&gt; --&gt; "e" ., ["c" "d"]</text:p>
      <text:p text:style-name="P120"><text:s text:c="6"/>2. <text:s/>3. <text:s/>&lt;A&gt; --&gt; . "e", ["d"]</text:p>
      <text:p text:style-name="P120"><text:s text:c="3"/>Lane 2: follow ["c"]</text:p>
      <text:p text:style-name="P120"><text:s text:c="6"/>5. <text:s/>3. <text:s/>&lt;B&gt; --&gt; "e" ., ["c" "d"]</text:p>
      <text:p text:style-name="P120"><text:s text:c="6"/>2. <text:s/>5. <text:s/>&lt;B&gt; --&gt; . "e", ["c"]</text:p>
      <text:p text:style-name="P120">Conflict Resolution 2:</text:p>
      <text:p text:style-name="P120"><text:s text:c="3"/>Lane 1: follow ["c"]</text:p>
      <text:p text:style-name="P120"><text:s text:c="6"/>5. <text:s/>1. <text:s/>&lt;A&gt; --&gt; "e" ., ["c" "d"]</text:p>
      <text:p text:style-name="P120"><text:s text:c="6"/>3. <text:s/>3. <text:s/>&lt;A&gt; --&gt; . "e", ["c"]</text:p>
      <text:p text:style-name="P120"><text:s text:c="3"/>Lane 2: follow ["d"]</text:p>
      <text:p text:style-name="P120"><text:s text:c="6"/>5. <text:s/>3. <text:s/>&lt;B&gt; --&gt; "e" ., ["c" "d"]</text:p>
      <text:p text:style-name="P120"><text:s text:c="6"/>3. <text:s/>5. <text:s/>&lt;B&gt; --&gt; . "e", ["d"]</text:p>
      <text:p text:style-name="P120">Conflict Resolution 3:</text:p>
      <text:p text:style-name="P120"><text:s text:c="3"/>Lane 1: follow []</text:p>
      <text:p text:style-name="P120"><text:s text:c="6"/>5. <text:s/>1. <text:s/>&lt;A&gt; --&gt; "e" ., ["c" "d"]</text:p>
      <text:p text:style-name="P120"><text:s text:c="6"/>5. <text:s/>5. <text:s/>&lt;A&gt; --&gt; . "e", ["c" "d"]</text:p>
      <text:p text:style-name="P120"><text:s text:c="3"/>Lane 2: follow []</text:p>
      <text:p text:style-name="P120"><text:s text:c="6"/>5. <text:s/>3. <text:s/>&lt;B&gt; --&gt; "e" ., ["c" "d"]</text:p>
      <text:p text:style-name="P120"><text:soft-page-break/><text:s text:c="6"/>5. <text:s/>7. <text:s/>&lt;B&gt; --&gt; . "e", ["c" "d"]</text:p>
      <text:p text:style-name="P120">The lookaheads for conflict resolutions 1 and 3 are compatible</text:p>
      <text:p text:style-name="P121">Reduce-Reduce conflict as been resolved</text:p>
      <text:p text:style-name="P119">The reduce-reduce conflict occurs in state 5 between the productions “&lt;A&gt; --&gt; “e” .” and “&lt;B&gt; --&gt; “e” .” <text:span text:style-name="T58">both of </text:span>which have the lookahead set [“c” “d”]. <text:s/><text:span text:style-name="T57">Since there are two reduce items in conflict we have two lanes. <text:s/>One starts with state 5 item 1, the reduce by “&lt;A&gt; --&gt; “e” .” and the other starts with state 5 item 3, the reduce by &lt;B&gt; --&gt; “e” .”. <text:s/>Both of these items are in the state kernel so we can immediately proceed </text:span><text:span text:style-name="T78">to</text:span><text:span text:style-name="T57"> their ancestor states.</text:span></text:p>
      <text:p text:style-name="P122">Three states have a GOTO on “e” to state 5 – state 2, state 3, and state 5 – so <text:span text:style-name="T101">sdtgen</text:span> creates a copy of these two lanes for each. <text:s/>The first copy gets the items in state 2 which are the ancestors of the lane items, the second copy get<text:span text:style-name="T78">s</text:span> the items in state 3, and the third copy gets the items in state 5.</text:p>
      <text:p text:style-name="P122">The items in state 2 have the lookahead sets [“d”] and [“c”] respectively so they do not conflict. <text:s/>The items in state 3 have the lookahead sets [“c”] and [“d”] respectively so they also do not conflict. <text:s/>The items in state 5 are the top of a loop. <text:s/>Since their spontaneous follow sets (reported on the “Lane” line <text:span text:style-name="T78">above</text:span>) have no conflict (and in fact contribute nothing to the lookahead sets) these three copies of the lanes <text:span text:style-name="T59">are conflict free</text:span>.</text:p>
      <text:p text:style-name="P123"><text:span text:style-name="T101">Sdtgen</text:span> groups Conflict Resolution 1 and Conflict Resolution 3 since doing so does not reintroduce the conflict. <text:s/>It was actually the merge of Conflict Resolution 1 and Conflict Resolution 2 in the original LR(0) CFSM which introduced the error.</text:p>
      <text:p text:style-name="P123"><text:span text:style-name="T101">Sdtgen</text:span> therefore creates a single additional copy of state 5 to act as the GOTO on “e” for state 3 <text:span text:style-name="T128">as well as itself</text:span>. <text:s/>The original state 5 remains the GOTO on “e” for both states 2 and 5. <text:s/>State 5 now contains “&lt;A&gt; --&gt; “e” ., [“d”]” and “&lt;B&gt; --&gt; “e” ., [“c”]” and the state 5 copy contains “&lt;A&gt; --&gt; “e” ., [“c”]” and “&lt;B&gt; --&gt; “e”., [“d”]”, successfully resolving the original conflict.</text:p>
      <text:h text:style-name="P229" text:outline-level="1"><text:bookmark-start text:name="__RefHeading___Toc2468_2850404679"/>Error Repair<text:bookmark-end text:name="__RefHeading___Toc2468_2850404679"/></text:h>
      <text:p text:style-name="P125">The error repair method implemented in <text:span text:style-name="T101">sdtgen</text:span> is <text:span text:style-name="T123">based on</text:span> the paper “Methods for the Automatic Construction of Error Correcting Parsers” by Dr. Johannes R<text:span text:style-name="T79">ö</text:span>hrich with the addition of insertion and deletion costs inspired by locally least-cost error repair. <text:s/>This method <text:span text:style-name="T123">uses</text:span> the idea of a “continuation grammar” which is a subset of the grammar for the language being generated. <text:s/>From this continuation grammar, a “continuation automaton” can be <text:span text:style-name="T100">selected</text:span> whose purpose is to generate the shortest sequence of terminals which consumes the parse stack and results in acceptance. <text:s/>This sequence of terminals is called the continuation <text:span text:style-name="T65">string</text:span>.</text:p>
      <text:p text:style-name="P126"><text:span text:style-name="T63">When the </text:span><text:span text:style-name="T63"><text:bookmark-ref text:reference-format="text" text:ref-name="__RefHeading___Toc186_3494641884">ERRORREPAIR</text:bookmark-ref></text:span><text:span text:style-name="T63"><text:s/>parser option has been selected, </text:span><text:span text:style-name="T101">sdtgen</text:span><text:span text:style-name="T63"> assigns two values to each production in the grammar: the</text:span> <text:span text:style-name="T62">number of steps required to derive a string of terminals </text:span><text:soft-page-break/><text:span text:style-name="T63">from the production right hand side</text:span> and <text:span text:style-name="T62">an </text:span>insertion cost <text:span text:style-name="T62">for that derived right hand side </text:span><text:span text:style-name="T63">string.</text:span></text:p>
      <text:p text:style-name="P126"><text:span text:style-name="T62">The number of steps for a terminal is, of course, 0. <text:s/>The number of steps for a production is the sum of the number of steps for each nonterminal on its right hand side </text:span><text:span text:style-name="T64">plus 1 for the production itself</text:span><text:span text:style-name="T62">. <text:s/>The number of steps for a nonterminal on the right hand side is the minimum number of steps required for any production with that nonterminal on the left hand side.</text:span></text:p>
      <text:p text:style-name="P127">Similarly, the insertion cost for a terminal is the cost assigned to that terminal in the scanner token definition. <text:s/>The insertion cost of a production is the sum of the insertion costs of each terminal and nonterminal on its right hand side. <text:s/>The insertion cost for a nonterminal on the right hand side is the minimum insertion cost of any production with that nonterminal on the left hand side.</text:p>
      <text:p text:style-name="P127">Once each production’s number of steps and insertion cost have been calculated the right hand sides <text:span text:style-name="T63">with the same</text:span> left hand side are <text:span text:style-name="T63">independently </text:span>sorted <text:span text:style-name="T63">using the</text:span> <text:span text:style-name="T63">computed </text:span>steps as the primary key and <text:span text:style-name="T63">computed </text:span>cost as the secondary key. <text:s/>This produces a grammar where the first right hand side for each left hand side is the continuation grammar production <text:span text:style-name="T100">with the lowest insertion cost</text:span>.</text:p>
      <text:p text:style-name="P129">In order to maintain this ordering in the LR(0) characteristic finite state machine the closure operation is modified to insert additional items <text:span text:style-name="T81">to the state</text:span> in a depth-first rather than breadth-first fashion. <text:s/><text:span text:style-name="T113">This ensures that the first item in each state is a member of the continuation automaton </text:span><text:span text:style-name="T142">and the first items in the closure were added by that item in order of steps and cost</text:span><text:span text:style-name="T113">. <text:s/>If the dot is all the way on the right of th</text:span><text:span text:style-name="T142">e first</text:span><text:span text:style-name="T113"> item, the error repair </text:span><text:span text:style-name="T114">action</text:span><text:span text:style-name="T113"> for this state is a reduce by this production. <text:s/>If the dot is in front of a terminal, that terminal is the error repair value for this state </text:span><text:span text:style-name="T114">and will be</text:span><text:span text:style-name="T113"> appended to the continuation string. <text:s/>If </text:span><text:span text:style-name="T114">the dot is in front of a nonterminal, </text:span><text:span text:style-name="T130">the depth-first closure order ensures that </text:span><text:span text:style-name="T114">the first item in this state’s closure with the dot all the way on the right or with the dot in front of a terminal specifies the error repair value for this state.</text:span></text:p>
      <text:p text:style-name="P128">This allows the continuation automaton to be encoded by storing a single additional value per parse<text:span text:style-name="T81">r</text:span> state: the <text:span text:style-name="T100">continuation string</text:span> terminal or the reduce production number. <text:s/><text:span text:style-name="T115">Note that it is possible to write a pathological grammar where a nonterminal does not actually derive a terminal. <text:s/>In this case a state can arise which has no error repair value because no item has a reduce or a dot in front of a terminal. <text:s/>In this case sdtgen will issue a warning that the state has no valid error repair value. <text:s/>The tables generated for this language will, of course, be unusable.</text:span></text:p>
      <text:p text:style-name="P128">When the parser encounters a syntax error it stops parsing input tokens and saves the current parse and token stack. <text:s/>It then continues parsing until acceptance using the continuation automaton values selected when the parser was generated <text:span text:style-name="T100">in place of input tokens</text:span>. <text:s/>Each shift appends the terminal token to the continuation string and finds all the <text:soft-page-break/>terminal tokens which are valid in the new parse state. <text:s/>These are the terminals which will become valid after the insertion of the prefix of the continuation string that has been generated thus far.</text:p>
      <text:p text:style-name="P128">When the parse is complete the continuation string is the shortest string of terminals such that the input which has been parsed thus far followed by the continuation string is a valid input string in the language. <text:s/>As a side effect we have a table of the tokens which become valid after the insertion of each prefix of the continuation string.</text:p>
      <text:p text:style-name="P130">Unfortunately, because the continuation grammar (and therefore automaton) is only a small subset of the entire language grammar the choice of insertion strings that it provides is quite limited. <text:s/><text:span text:style-name="T100">Since the only tokens which can be inserted are those which are a prefix of the continuation string this greatly limits the quality of the repairs that a</text:span><text:span text:style-name="T114">re</text:span><text:span text:style-name="T100"> possible with only the continuation. <text:s/></text:span>To help alleviate this near-sightedness <text:span text:style-name="T101">sdtgen</text:span> considers two potential <text:span text:style-name="T114">insertions</text:span> at each step of the <text:span text:style-name="T114">repair</text:span>.</text:p>
      <text:p text:style-name="P130">After the continuation string has been generated <text:span text:style-name="T101">sdtgen</text:span> examines the current parse state for the terminal with the lowest insertion cost <text:span text:style-name="T81">which selects a valid parsing action</text:span>. <text:s/>Inserting this token is one potential repair. <text:s/>It then check<text:span text:style-name="T66">s</text:span> to see if inserting this token makes the next <text:bookmark-ref text:reference-format="text" text:ref-name="__RefHeading___Toc1204_1085715193">Error Repair Context</text:bookmark-ref><text:s/><text:span text:style-name="T66">input </text:span>tokens valid. <text:s/>If it does then the cost of this repair is just the <text:bookmark-ref text:reference-format="text" text:ref-name="__RefHeading___Toc985_1164874638">Insertion Cost</text:bookmark-ref><text:s/>of the token. <text:s/>If a second syntax error is encountered before the entire context has been parsed the cost of the repair is increased by the <text:bookmark-ref text:reference-format="text" text:ref-name="__RefHeading___Toc1206_1085715193">Error Repair Cost</text:bookmark-ref><text:s/>times the number of unparsed tokens divided by the number of context tokens. <text:s/>This rewards repairs that make more unparsed input tokens valid.</text:p>
      <text:p text:style-name="P131">If there is a prefix of the continuation string which makes the current input token <text:span text:style-name="T81">valid</text:span>, inserting this prefix is a second potential repair. <text:s/>As with the valid token insertion described above, <text:span text:style-name="T101">sdtgen</text:span> checks the next <text:bookmark-ref text:reference-format="text" text:ref-name="__RefHeading___Toc1204_1085715193">Error Repair Context</text:bookmark-ref><text:s/>input tokens. <text:s/>If they are all valid the cost of this repair is the sum of the <text:bookmark-ref text:reference-format="text" text:ref-name="__RefHeading___Toc985_1164874638">Insertion Cost</text:bookmark-ref>s <text:span text:style-name="T81">of</text:span> each terminal in the continuation string prefix. <text:s/>Encountering a second syntax error increases the repair cost proportionally as described above.</text:p>
      <text:p text:style-name="P131"><text:span text:style-name="T101">Sdtgen</text:span> selects the cheaper of these two <text:span text:style-name="T67">insertions</text:span> as the best current repair. <text:s/>Then it tries deleting the current input token and repeating this process. <text:s/>The repair costs this time will be the <text:bookmark-ref text:reference-format="text" text:ref-name="__RefHeading___Toc987_1164874638">Deletion Cost</text:bookmark-ref><text:s/>of the deleted input token plus the repair cost of the cheapest insertion alternative based on the new current input token. <text:s/>If this new deletion plus insertion repair is cheaper than the previous best repair then it become the new <text:span text:style-name="T67">best </text:span>repair and the deleted token is permanently deleted.</text:p>
      <text:p text:style-name="P132">This process continues until the total deletion cost up to this point exceeds the cost of the best previously selected repair. <text:s/>At this point no new repair can <text:span text:style-name="T142">improve on the</text:span> one that has already been selected. <text:s/>Any input tokens which were deleted during the search but not accepted as deleted as part of the best repair are returned to the input stream.</text:p>
      <text:p text:style-name="P132"><text:soft-page-break/><text:span text:style-name="T101">Sdtgen</text:span> then displays the repair as a sequence of deleted tokens, a sequence of inserted tokens, or a replacement where tokens are both deleted and inserted. <text:s/>If the selected insertion string contains a token which is in the deletion string, then that token value is <text:span text:style-name="T82">reclaimed</text:span> from the deletion string <text:span text:style-name="T82">for use in</text:span> the insertion. <text:s/>For example, if the deletion string includes an integer token with the value “42” (available because the token is from the actual input file) and the insertion string contains an integer token which has no value because it was manufactured by the repair process, the “42’ is copied from the deletion to the insertion. <text:s/>This allows repairs like “replaced 42 = <text:s/>with <text:s/>= 42” to be generated.</text:p>
      <text:p text:style-name="P166">After the input stream has been modified <text:span text:style-name="T100">by the repair</text:span> <text:span text:style-name="T101">sdtgen</text:span> <text:span text:style-name="T81">restores the parse stack and </text:span>resumes parsing normally.</text:p>
      <text:p text:style-name="P166"><text:span text:style-name="T100">This error repair method is very lightweight since i</text:span><text:span text:style-name="T80">n the absence of a</text:span><text:span text:style-name="T100">n actual</text:span><text:span text:style-name="T80"> syntax error </text:span><text:span text:style-name="T100">it</text:span><text:span text:style-name="T80"> incurs no additional overhead beyond one integer per parser state for the value generated to select the continuation automaton actions.</text:span></text:p>
      <text:h text:style-name="P246" text:outline-level="2"><text:bookmark-start text:name="__RefHeading___Toc3617_2009469969"/>Example Repair<text:bookmark-end text:name="__RefHeading___Toc3617_2009469969"/></text:h>
      <text:p text:style-name="P167">Introducing a couple of syntax errors into the sdtgen language definition file results in:</text:p>
      <text:p text:style-name="P169"><text:s text:c="4"/>37: <text:s text:c="3"/>"integer"<text:tab/>== digit+<text:tab/><text:tab/><text:tab/><text:tab/>insert = 1, delete 4 =, install;</text:p>
      <text:p text:style-name="P168"><text:tab/><text:tab/><text:tab/> ^</text:p>
      <text:p text:style-name="P168"><text:s/>*****<text:tab/>Deleted: =</text:p>
      <text:p text:style-name="P168"><text:tab/><text:tab/><text:tab/><text:tab/><text:tab/><text:tab/><text:tab/><text:tab/>^</text:p>
      <text:p text:style-name="P168"><text:s/>*****<text:tab/>Inserted: ,</text:p>
      <text:p text:style-name="P168"><text:tab/><text:tab/><text:tab/><text:tab/><text:tab/><text:tab/><text:tab/><text:tab/><text:tab/><text:tab/> <text:s text:c="2"/>^</text:p>
      <text:p text:style-name="P170"><text:s/>*****<text:tab/>Replaced: 4 = <text:s/>with <text:s/>= 4</text:p>
      <text:p text:style-name="P167">Fortunately in this case the selected repairs actually produce the correct input. <text:s/>However, semantic routines must always handle the cases where a <text:span text:style-name="T104">parse stack entry containing a token which has the </text:span><text:span text:style-name="T104"><text:bookmark-ref text:reference-format="text" text:ref-name="__RefHeading___Toc989_1164874638">Install</text:bookmark-ref></text:span><text:span text:style-name="T104"><text:s/>attribute specified</text:span> was manufactured entirely by the repair process and therefore <text:span text:style-name="T131">contains NULL rather than</text:span> an actual input string.</text:p>
      <text:h text:style-name="P230" text:outline-level="1"><text:bookmark-start text:name="__RefHeading___Toc2685_1284847808"/><text:span text:style-name="T101">Sdtgen</text:span><text:span text:style-name="T89"> </text:span>Table <text:span text:style-name="T97">Format</text:span><text:bookmark-end text:name="__RefHeading___Toc2685_1284847808"/></text:h>
      <text:p text:style-name="P133"><text:span text:style-name="T101">Sdtgen</text:span> writes a single output file containing all the tables required to scan and parse the input language. <text:s/>The default name for this file is “tables.dat” which may be selected with the <text:bookmark-ref text:reference-format="text" text:ref-name="__RefHeading___Toc2466_2850404679">-w &lt;Output File&gt; – Select the Output File</text:bookmark-ref><text:s/>command line parameter.</text:p>
      <text:h text:style-name="P247" text:outline-level="2"><text:bookmark-start text:name="__RefHeading___Toc3201_4100478356"/>Header Line<text:bookmark-end text:name="__RefHeading___Toc3201_4100478356"/></text:h>
      <text:p text:style-name="P133">The first line of the tables file contains global information about the input language.</text:p>
      <text:p text:style-name="P30"><text:soft-page-break/>Table <text:sequence text:ref-name="refTable2" text:name="Table" text:formula="ooow:Table+1" style:num-format="1">3</text:sequence>: Tables Header <text:span text:style-name="T83">Values</text:span></text:p>
      <table:table table:name="Table3" table:style-name="Table3">
        <table:table-column table:style-name="Table3.A"/>
        <table:table-row>
          <table:table-cell table:style-name="Table3.A1" office:value-type="string">
            <text:p text:style-name="P140">Table type: 0 for tables produced by <text:span text:style-name="T101">sdtgen</text:span> and 1 for tables produced by packtables.</text:p>
          </table:table-cell>
        </table:table-row>
        <table:table-row>
          <table:table-cell table:style-name="Table3.A2" office:value-type="string">
            <text:p text:style-name="P140">Number of terminals in the language.</text:p>
          </table:table-cell>
        </table:table-row>
        <table:table-row>
          <table:table-cell table:style-name="Table3.A2" office:value-type="string">
            <text:p text:style-name="P140">Number of tokens in the scanner (number of terminals plus ignored regular expressions).</text:p>
          </table:table-cell>
        </table:table-row>
        <table:table-row>
          <table:table-cell table:style-name="Table3.A2" office:value-type="string">
            <text:p text:style-name="P140">Number of states in the scanner.</text:p>
          </table:table-cell>
        </table:table-row>
        <table:table-row>
          <table:table-cell table:style-name="Table3.A2" office:value-type="string">
            <text:p text:style-name="P140">Number of nonterminals in the grammar.</text:p>
          </table:table-cell>
        </table:table-row>
        <table:table-row>
          <table:table-cell table:style-name="Table3.A2" office:value-type="string">
            <text:p text:style-name="P140">Number of productions in the grammar.</text:p>
          </table:table-cell>
        </table:table-row>
        <table:table-row>
          <table:table-cell table:style-name="Table3.A2" office:value-type="string">
            <text:p text:style-name="P140">Number of states in the parser.</text:p>
          </table:table-cell>
        </table:table-row>
        <table:table-row>
          <table:table-cell table:style-name="Table3.A2" office:value-type="string">
            <text:p text:style-name="Table_20_Contents"><text:bookmark-ref text:reference-format="text" text:ref-name="__RefHeading___Toc1204_1085715193">Error Repair Context</text:bookmark-ref><text:s/><text:span text:style-name="T83">value.</text:span></text:p>
          </table:table-cell>
        </table:table-row>
        <table:table-row>
          <table:table-cell table:style-name="Table3.A2" office:value-type="string">
            <text:p text:style-name="Table_20_Contents"><text:span text:style-name="T83">Default </text:span><text:bookmark-ref text:reference-format="text" text:ref-name="__RefHeading___Toc1206_1085715193">Error Repair Cost</text:bookmark-ref>.</text:p>
          </table:table-cell>
        </table:table-row>
        <table:table-row>
          <table:table-cell table:style-name="Table3.A2" office:value-type="string">
            <text:p text:style-name="Table_20_Contents"><text:span text:style-name="T83">The </text:span><text:bookmark-ref text:reference-format="text" text:ref-name="__RefHeading___Toc169_3494641884">Language Identifier</text:bookmark-ref>.</text:p>
          </table:table-cell>
        </table:table-row>
      </table:table>
      <text:h text:style-name="P248" text:outline-level="2"><text:bookmark-start text:name="__RefHeading___Toc4863_4100478356"/>Scanner Tables<text:bookmark-end text:name="__RefHeading___Toc4863_4100478356"/></text:h>
      <text:h text:style-name="P263" text:outline-level="3"><text:bookmark-start text:name="__RefHeading___Toc4345_4100478356"/>End of Token Tables<text:bookmark-end text:name="__RefHeading___Toc4345_4100478356"/></text:h>
      <text:p text:style-name="P134">Because the regular expressions that define tokens can overlap, and because of the lookahead operator, it is possible that a <text:span text:style-name="T143">single </text:span>scanner state <text:span text:style-name="T143">can represent</text:span> the end of <text:span text:style-name="T143">more than one </text:span>token. <text:span text:style-name="T143">It is also possible that </text:span>the state <text:span text:style-name="T143">which</text:span> <text:span text:style-name="T143">determines</text:span> <text:span text:style-name="T143">what</text:span> token has been <text:span text:style-name="T143">recognized is different from the state which determine where that token ends</text:span>. <text:s/>In fact, it is possible that the end of multiple different tokens can be encountered before the scanner knows exactly which token has been recognized.</text:p>
      <text:p text:style-name="P134">To support this feature, each state in the scanner contains a set of 0 or more token numbers <text:span text:style-name="T131">for which</text:span> it represents <text:span text:style-name="T131">the end</text:span>. <text:s/>To efficiently encode this <text:span text:style-name="T101">sdtgen</text:span> uses an end of token index table and an table of the end of token values for each state concatenated a single table.</text:p>
      <text:h text:style-name="P271" text:outline-level="4"><text:bookmark-start text:name="__RefHeading___Toc4865_4100478356"/>End of Token Index<text:bookmark-end text:name="__RefHeading___Toc4865_4100478356"/></text:h>
      <text:p text:style-name="P134">Each entry in this table is the index of the start of the end of token values for this state. <text:s/>Th<text:span text:style-name="T88">is</text:span> table contains one more entry than there are states with the final entry being the total number of entries in the <text:bookmark-ref text:reference-format="text" text:ref-name="__RefHeading___Toc3422_4100478356">End of Token Values</text:bookmark-ref><text:s/>table. <text:s/><text:span text:style-name="T84">This make</text:span><text:span text:style-name="T88">s</text:span><text:span text:style-name="T84"> the following properties true for every state in the scanner:</text:span></text:p>
      <text:list xml:id="list987681210" text:style-name="L1">
        <text:list-item>
          <text:p text:style-name="P276">end_of_token_index[i] is the index of the first <text:bookmark-ref text:reference-format="text" text:ref-name="__RefHeading___Toc3422_4100478356">End of Token Values</text:bookmark-ref><text:s/>entry for state i.</text:p>
        </text:list-item>
        <text:list-item>
          <text:p text:style-name="P276">end_of_token_index[i+1]-1 is the index of the last <text:bookmark-ref text:reference-format="text" text:ref-name="__RefHeading___Toc3422_4100478356">End of Token Values</text:bookmark-ref><text:s/>entry for state i.</text:p>
        </text:list-item>
      </text:list>
      <text:p text:style-name="P144">If end_of_token_index[i] and end_of_token_index[i+1] are equal then state i has no end of token values.</text:p>
      <text:h text:style-name="P271" text:outline-level="4"><text:bookmark-start text:name="__RefHeading___Toc3422_4100478356"/>End of Token Values<text:bookmark-end text:name="__RefHeading___Toc3422_4100478356"/></text:h>
      <text:p text:style-name="P144">Each entry in this table is a token number recognized by the scanner.</text:p>
      <text:h text:style-name="Heading_20_3" text:outline-level="3"><text:bookmark-start text:name="__RefHeading___Toc4867_4100478356"/><text:soft-page-break/>Final State <text:span text:style-name="T85">Table</text:span><text:bookmark-end text:name="__RefHeading___Toc4867_4100478356"/></text:h>
      <text:p text:style-name="P144">This table contains one entry for each state in the scanner. <text:s/>The value is the token number which is recognized by this state. <text:s/>Unlike the end of token table, where a single state can record the end of multiple tokens, only one token can be recognized by a single state. <text:s/>If the regular expression<text:span text:style-name="T131">s</text:span> in the grammar overlap more that one token could potentially end in this state. <text:s/>When generating the deterministic finite state automaton for the scanner, <text:span text:style-name="T101">sdtgen</text:span> keeps the token <text:span text:style-name="T131">number</text:span> with the smallest value and discards all those greater. <text:s/>This results in tokens defined earlier in the input <text:span text:style-name="T85">taking precedence over those defined later.</text:span></text:p>
      <text:h text:style-name="Heading_20_3" text:outline-level="3"><text:bookmark-start text:name="__RefHeading___Toc4869_4100478356"/>Install Flag Table<text:bookmark-end text:name="__RefHeading___Toc4869_4100478356"/></text:h>
      <text:p text:style-name="P136">This table contains one entry for each state in the scanner. <text:s/>The value is 1 if the token recognized by this state has the <text:bookmark-ref text:reference-format="text" text:ref-name="__RefHeading___Toc989_1164874638">Install</text:bookmark-ref><text:s/>attribute specified and 0 otherwise.</text:p>
      <text:h text:style-name="P264" text:outline-level="3"><text:bookmark-start text:name="__RefHeading___Toc4871_4100478356"/>Scanner Transitions Table<text:bookmark-end text:name="__RefHeading___Toc4871_4100478356"/></text:h>
      <text:p text:style-name="P136">This table contains one entry for each state in the scanner. <text:s/><text:span text:style-name="T88">Each</text:span> entry consists of the number of transitions out of the state followed by that many pairs of character and next state numbers. <text:s/>“Character”, in this sense, is a number between 0 and 256 where 0-255 represent <text:span text:style-name="T86">an 8 bit character and 256 represents end of file.</text:span></text:p>
      <text:h text:style-name="P248" text:outline-level="2"><text:bookmark-start text:name="__RefHeading___Toc4873_4100478356"/><text:span text:style-name="T101">Sdtgen</text:span><text:span text:style-name="T96"> </text:span>Parser Tables<text:bookmark-end text:name="__RefHeading___Toc4873_4100478356"/></text:h>
      <text:h text:style-name="P265" text:outline-level="3"><text:bookmark-start text:name="__RefHeading___Toc4875_4100478356"/>Terminal Insertion Costs<text:bookmark-end text:name="__RefHeading___Toc4875_4100478356"/></text:h>
      <text:p text:style-name="P137">This table contains one entry for each terminal in the language. <text:s/>Each entry is the <text:bookmark-ref text:reference-format="text" text:ref-name="__RefHeading___Toc985_1164874638">Insertion Cost</text:bookmark-ref><text:s/>for that terminal.</text:p>
      <text:h text:style-name="P265" text:outline-level="3"><text:bookmark-start text:name="__RefHeading___Toc4877_4100478356"/>Terminal Deletion Costs<text:bookmark-end text:name="__RefHeading___Toc4877_4100478356"/></text:h>
      <text:p text:style-name="P137">This table contains one entry for each terminal in the language. <text:s/>Each entry is the <text:bookmark-ref text:reference-format="text" text:ref-name="__RefHeading___Toc987_1164874638">Deletion Cost</text:bookmark-ref><text:s/>for that terminal.</text:p>
      <text:h text:style-name="P265" text:outline-level="3"><text:bookmark-start text:name="__RefHeading___Toc4879_4100478356"/>Left Hand Side Token Numbers<text:bookmark-end text:name="__RefHeading___Toc4879_4100478356"/></text:h>
      <text:p text:style-name="P137">This table contains one entry for each production in the grammar. <text:s/>Each entry is the token number of the left hand <text:span text:style-name="T131">side </text:span>symbol for that production. <text:s/>When performing a reduce this table provides the token that replaces the right hand side on the top of the parse stack.</text:p>
      <text:h text:style-name="P265" text:outline-level="3"><text:bookmark-start text:name="__RefHeading___Toc4881_4100478356"/>Right Hand Side Lengths<text:bookmark-end text:name="__RefHeading___Toc4881_4100478356"/></text:h>
      <text:p text:style-name="P137">This table contains one entry for each production in the grammar. <text:s/>Each entry is the number of symbols on the right hand side of that production. <text:s/>When performing a reduce this table provides the number of entries to pop from the parse stack.</text:p>
      <text:h text:style-name="P265" text:outline-level="3"><text:bookmark-start text:name="__RefHeading___Toc4883_4100478356"/><text:soft-page-break/>Semantic Routine Numbers<text:bookmark-end text:name="__RefHeading___Toc4883_4100478356"/></text:h>
      <text:p text:style-name="P137">This table contains one entry for each production in the grammar. <text:s/>Each entry is the semantic routine number to be invoked when this production is reduced, or 0 if there is no associated semantic routine.</text:p>
      <text:h text:style-name="P265" text:outline-level="3"><text:bookmark-start text:name="__RefHeading___Toc4885_4100478356"/>Error Repair Values<text:bookmark-end text:name="__RefHeading___Toc4885_4100478356"/></text:h>
      <text:p text:style-name="P137">This table contains the values generated by specifying the <text:bookmark-ref text:reference-format="text" text:ref-name="__RefHeading___Toc186_3494641884">ERRORREPAIR</text:bookmark-ref><text:s/><text:span text:style-name="T87">parser option. <text:s/>There is one entry for each state in the parser. <text:s/>A positive value is a token number used to access an action in the current parser state as well as to be appended to the continuation string. <text:s/>A negative number is the negative production number of the reduce that should be performed </text:span><text:span text:style-name="T144">when in this state.</text:span></text:p>
      <text:h text:style-name="P266" text:outline-level="3"><text:bookmark-start text:name="__RefHeading___Toc4887_4100478356"/>String Tables<text:bookmark-end text:name="__RefHeading___Toc4887_4100478356"/></text:h>
      <text:p text:style-name="P138">In order to be able to automatically generate error messages containing tokens which were inserted and deleted, the parser requires a table of all the terminal and nonterminal name strings. <text:s/>Since these names are variable length an index table and concatenated string table are generated <text:span text:style-name="T132">using the same method as the</text:span> <text:bookmark-ref text:reference-format="text" text:ref-name="__RefHeading___Toc4345_4100478356">End of Token Tables</text:bookmark-ref>.</text:p>
      <text:h text:style-name="P272" text:outline-level="4"><text:bookmark-start text:name="__RefHeading___Toc4889_4100478356"/>String Table Index<text:bookmark-end text:name="__RefHeading___Toc4889_4100478356"/></text:h>
      <text:p text:style-name="P135">Each entry in this table is the index of the <text:span text:style-name="T87">first character of the name of a token in the </text:span><text:span text:style-name="T87"><text:bookmark-ref text:reference-format="text" text:ref-name="__RefHeading___Toc4348_4100478356">String Table Values</text:bookmark-ref></text:span><text:span text:style-name="T87"><text:s/>table</text:span>. <text:s/>Th<text:span text:style-name="T88">is</text:span> table contains one more entry than there are <text:span text:style-name="T87">terminals plus nonterminals</text:span> with the final entry being the total <text:span text:style-name="T87">length</text:span> <text:span text:style-name="T87">of</text:span> the <text:bookmark-ref text:reference-format="text" text:ref-name="__RefHeading___Toc4348_4100478356">String Table Values</text:bookmark-ref><text:s/>table. <text:s/><text:span text:style-name="T84">This make</text:span><text:span text:style-name="T132">s</text:span><text:span text:style-name="T84"> the following properties true for every state in the scanner:</text:span></text:p>
      <text:list xml:id="list161258669972728" text:continue-numbering="true" text:style-name="L1">
        <text:list-item>
          <text:p text:style-name="P277"><text:span text:style-name="T88">string_tables_index</text:span>[i] is the index of the first <text:span text:style-name="T88">character in the </text:span><text:span text:style-name="T88"><text:bookmark-ref text:reference-format="text" text:ref-name="__RefHeading___Toc4348_4100478356">String Table Values</text:bookmark-ref></text:span><text:span text:style-name="T88"><text:s/>table for token i</text:span>.</text:p>
        </text:list-item>
        <text:list-item>
          <text:p text:style-name="P277"><text:span text:style-name="T88">string_tables_index</text:span>[i+1]-1 is the index of the l<text:span text:style-name="T88">ast character in the </text:span><text:span text:style-name="T88"><text:bookmark-ref text:reference-format="text" text:ref-name="__RefHeading___Toc4348_4100478356">String Table Values</text:bookmark-ref></text:span><text:span text:style-name="T88"><text:s/>table for token i</text:span>.</text:p>
        </text:list-item>
      </text:list>
      <text:h text:style-name="P272" text:outline-level="4"><text:bookmark-start text:name="__RefHeading___Toc4348_4100478356"/>String Table Values<text:bookmark-end text:name="__RefHeading___Toc4348_4100478356"/></text:h>
      <text:p text:style-name="P139">This table is a concatenated string containing all the terminal and nonterminal names in order by token number. <text:s/>This table consists of just the names. <text:s/>There are no quotes or angle brackets surrounding them <text:span text:style-name="T132">(except of course for the special &lt;Goal&gt; and “’</text:span><text:span text:style-name="T133">$’” tokens which were generated containing those characters)</text:span>.</text:p>
      <text:h text:style-name="P267" text:outline-level="3"><text:bookmark-start text:name="__RefHeading___Toc4891_4100478356"/>Parser Action Tables<text:bookmark-end text:name="__RefHeading___Toc4891_4100478356"/></text:h>
      <text:p text:style-name="P139">This table contains one entry for each state in the parser. <text:s/>Each entry consists of the number of actions in the state followed by that many pairs of token number and corresponding action. <text:s/>Parsing actions are encoded as follows:</text:p>
      <text:p text:style-name="P30"><text:soft-page-break/>Table <text:sequence text:ref-name="refTable3" text:name="Table" text:formula="ooow:Table+1" style:num-format="1">4</text:sequence>: Parsing Action Encoding</text:p>
      <table:table table:name="Table4" table:style-name="Table4">
        <table:table-column table:style-name="Table4.A"/>
        <table:table-column table:style-name="Table4.B"/>
        <table:table-row>
          <table:table-cell table:style-name="Table4.A1" office:value-type="string">
            <text:p text:style-name="P141">n &gt; 10000</text:p>
          </table:table-cell>
          <table:table-cell table:style-name="Table4.B1" office:value-type="string">
            <text:p text:style-name="P141">Shift to state n - 10000</text:p>
          </table:table-cell>
        </table:table-row>
        <table:table-row>
          <table:table-cell table:style-name="Table4.A2" office:value-type="string">
            <text:p text:style-name="P143">0 &lt; n &lt;<text:span text:style-name="T90">=</text:span> 10000</text:p>
          </table:table-cell>
          <table:table-cell table:style-name="Table4.B2" office:value-type="string">
            <text:p text:style-name="P143">Shiftreduce by production n</text:p>
          </table:table-cell>
        </table:table-row>
        <table:table-row>
          <table:table-cell table:style-name="Table4.A2" office:value-type="string">
            <text:p text:style-name="P143">-<text:span text:style-name="T133">10000 &lt; </text:span>n &lt; 0</text:p>
          </table:table-cell>
          <table:table-cell table:style-name="Table4.B2" office:value-type="string">
            <text:p text:style-name="P141">Reduce by production -n</text:p>
          </table:table-cell>
        </table:table-row>
        <table:table-row>
          <table:table-cell table:style-name="Table4.A2" office:value-type="string">
            <text:p text:style-name="P195">n = -10000</text:p>
          </table:table-cell>
          <table:table-cell table:style-name="Table4.B2" office:value-type="string">
            <text:p text:style-name="P195">Accept</text:p>
          </table:table-cell>
        </table:table-row>
      </table:table>
      <text:p text:style-name="P142">Unused entries <text:span text:style-name="T144">are</text:span> 0 and indicate error.</text:p>
      <text:h text:style-name="P231" text:outline-level="1"><text:bookmark-start text:name="__RefHeading___Toc4500_417976474"/>Packtables<text:bookmark-end text:name="__RefHeading___Toc4500_417976474"/></text:h>
      <text:h text:style-name="P249" text:outline-level="2"><text:bookmark-start text:name="__RefHeading___Toc4502_417976474"/>Packtables Command Line<text:bookmark-end text:name="__RefHeading___Toc4502_417976474"/></text:h>
      <text:p text:style-name="P146">packtables [ &lt;input file&gt; [ &lt;output file&gt; ] ]</text:p>
      <text:p text:style-name="P145"><text:span text:style-name="T105">P</text:span>acktables reads the <text:bookmark-ref text:reference-format="text" text:ref-name="__RefHeading___Toc2685_1284847808">Sdtgen Table Format</text:bookmark-ref><text:s/>input file <text:span text:style-name="T105">as produced by sdtgen</text:span> and writes <text:span text:style-name="T105">a compressed</text:span> output file. <text:s/><text:span text:style-name="T105">If the input file is specified as “-” input will be read from standard input. <text:s/>If the output file is specified as “-” output will be written to standard output. <text:s/>Likewise, i</text:span>f the output file name is omitted the output will be written to standard output. <text:s/>If both input and output file name<text:span text:style-name="T104">s</text:span> are omitted input will be read from standard input and output will be written to standard output.</text:p>
      <text:p text:style-name="P145">Packtables writes a summary of the input table size and the compression achieved to standard error.</text:p>
      <text:h text:style-name="P249" text:outline-level="2"><text:bookmark-start text:name="__RefHeading___Toc4504_417976474"/>Scanner Table Packing<text:bookmark-end text:name="__RefHeading___Toc4504_417976474"/></text:h>
      <text:p text:style-name="P150">The scanner tables produced by <text:span text:style-name="T101">sdtgen</text:span> are a two-dimensional array indexed by state and input character. <text:s/><text:span text:style-name="T92">There are 256 possible input characters plus end of file, so this table tends to be fairly large. <text:s/>Additionally, the normal regular expressions defined for a language frequently have many states whose entries are quite similar. <text:s/>Taking advantage of this characteristic greatly enhances the amount of compression which can be achieved.</text:span></text:p>
      <text:p text:style-name="P150">The scanner tables are compressed using the method described in Aho, Lam, Sethi, and Ullman’s book “Compilers – Principles, Techniques, &amp; Tools” in section 3.9.8 entitled “Trading Time for Space in DFA Simulation.”</text:p>
      <text:p text:style-name="P150">Each scanner state has a default state number and a base index into a pair of tables which contain the entries for that state. <text:s/>The <text:span text:style-name="T91">pair of tables used to store table entries consist of a next state value and a check state value for every entry in the tables. <text:s/>The base index value for a state plus the input character is the index in the next and check state tables where the indicated table entry should be found. <text:s/>If the check state entry at that index contains the current state number then the next state value at that index is the correct result for the current </text:span><text:soft-page-break/><text:span text:style-name="T91">state and character. <text:s/>If the check state value does not match the current state then we try again using the default state number for the current state. <text:s/>That is:</text:span></text:p>
      <text:p text:style-name="P153">while (check[base[state] + character] != state) state = default[state];</text:p>
      <text:p text:style-name="P154">return(next[base[state] + character<text:span text:style-name="T133">]</text:span>);</text:p>
      <text:p text:style-name="P152">This allows us to store only the table entries which differ from the default state entries and rely on the default state to fill in the rest.</text:p>
      <text:p text:style-name="P155">Packtables begins by reading the entire <text:span text:style-name="T95">scanner</text:span> table into a two dimensional array. <text:s/>Then it compares every state to every other state counting up the number of entries which do not match between the states. <text:s/>Then it computes the weighted-distance mean difference between each state and all the other states. <text:s/>This allows packtables to sort the states based on how different from other states they are. <text:s/><text:span text:style-name="T93">States are inserted into the compressed tables beginning with the state which is most similar to other states and ending with the state that is most different from other states.</text:span></text:p>
      <text:p text:style-name="P155"><text:span text:style-name="T93">Every table entry for the state which is most similar to other states is inserted into the compressed tables to establish a base state for the default state chain. <text:s/>Subsequent states are inserted by finding the previously inserted state which is most like the state being inserted. <text:s/>This previous state will be the default state for the newly inserted state. <text:s/>Then starting from the beginning of the next and check arrays packparse searches for a place where the entries which differ from the default state will fit into unused entries. <text:s/>That index will be the base index for the new state. <text:s/></text:span><text:span text:style-name="T94">The differing entries are inserted into next and check and the insertion of the new state is complete.</text:span></text:p>
      <text:p text:style-name="P149">After all the states have been inserted there may still be unused next and check table entries. <text:s/>Packparse sorts the states by how long their default state chain is. <text:s/>Then starting with the state that has the longest chain it checks to see if any of the next and check table entries indexed by that state are unused. <text:s/>If the<text:span text:style-name="T145">re</text:span> are packparse fills in those entries in the table. <text:s/>It continues this process until all states have been checked. <text:s/>This decreases the number of table entries belonging to the states with the longest default state chains that actually have to refer to the default state.</text:p>
      <text:h text:style-name="P250" text:outline-level="2"><text:bookmark-start text:name="__RefHeading___Toc4506_417976474"/>Parser Table Packing<text:bookmark-end text:name="__RefHeading___Toc4506_417976474"/></text:h>
      <text:p text:style-name="P151">The <text:span text:style-name="T94">parser</text:span> tables produced by <text:span text:style-name="T101">sdtgen</text:span> are a two-dimensional array indexed by state and <text:span text:style-name="T94">token</text:span>. <text:s/><text:span text:style-name="T94">These tables are generally much smaller and more sparse than the scanner tables so the use of a default state is not </text:span><text:span text:style-name="T133">as</text:span><text:span text:style-name="T94"> much </text:span><text:span text:style-name="T133">a </text:span><text:span text:style-name="T94">benefit.</text:span></text:p>
      <text:p text:style-name="P156">Similarly to the compressed scanner tables, each parser state has a base index into a pair of next and check tables which contain the entries for the state. <text:s/>The next table contains the parsing action corresponding to the indexed token and the check table contains the state number. <text:s/>For these tables, the access method is:</text:p>
      <text:p text:style-name="P157"><text:soft-page-break/>if <text:span text:style-name="T91">(check[base[state] + </text:span>token<text:span text:style-name="T91">] </text:span>=<text:span text:style-name="T91">= state)</text:span></text:p>
      <text:p text:style-name="P157"><text:s text:c="3"/>return(next[base[state] + token]);</text:p>
      <text:p text:style-name="P157">else</text:p>
      <text:p text:style-name="P158"><text:s text:c="3"/>return(ERROR);</text:p>
      <text:p text:style-name="P162">Packtables begins by reading the entire parser table into a two dimensional array. <text:s/>It sorts the states by the number of actions each state contains. <text:s/>States are inserted into the compressed tables beginning with the state which has the most actions and end<text:span text:style-name="T133">ing</text:span> with the state with the fewest.</text:p>
      <text:p text:style-name="P162">Starting from the beginning of the next and check arrays packparse searches for a place where the state’s non-error entries do not overwrite previous state’s entries. <text:s/>That index will be the base index for the new state. <text:s/>The non-error entries in the new state are written into unoccupied entries of the next and check arrays. <text:s/>The error entries in the new state are either unused entries which are truly errors or used entries which are errors because the check state does not match the current state.</text:p>
      <text:h text:style-name="P251" text:outline-level="2"><text:bookmark-start text:name="__RefHeading___Toc3550_1445134034"/>Packparse Table Format<text:bookmark-end text:name="__RefHeading___Toc3550_1445134034"/></text:h>
      <text:p text:style-name="P159">The output tables written by packparse are identical to the <text:bookmark-ref text:reference-format="text" text:ref-name="__RefHeading___Toc2685_1284847808">Sdtgen Table Format</text:bookmark-ref><text:s/>written by sdtgen with the following changes:</text:p>
      <text:p text:style-name="P159">The table type on the <text:bookmark-ref text:reference-format="text" text:ref-name="__RefHeading___Toc3201_4100478356">Header Line</text:bookmark-ref><text:s/>is changed from 0 for sdtgen to 1 for packparse.</text:p>
      <text:p text:style-name="P159">The <text:bookmark-ref text:reference-format="text" text:ref-name="__RefHeading___Toc4871_4100478356">Scanner Transitions Table</text:bookmark-ref><text:s/>and the <text:bookmark-ref text:reference-format="text" text:ref-name="__RefHeading___Toc4891_4100478356">Parser Action Tables</text:bookmark-ref><text:s/>are replaced with the packed versions of those tables.</text:p>
      <text:h text:style-name="P268" text:outline-level="3"><text:bookmark-start text:name="__RefHeading___Toc5022_1445134034"/>Packed Scanner Table<text:bookmark-end text:name="__RefHeading___Toc5022_1445134034"/></text:h>
      <text:h text:style-name="P273" text:outline-level="4"><text:bookmark-start text:name="__RefHeading___Toc4372_1445134034"/>Scanner Default State Table<text:bookmark-end text:name="__RefHeading___Toc4372_1445134034"/></text:h>
      <text:p text:style-name="P160">This table has one entry for every scanner state and contains the default state number for the state. <text:s/>A default state number of 0 means that this state has no default and every entry in this state has a value in the <text:bookmark-ref text:reference-format="text" text:ref-name="__RefHeading___Toc4084_1445134034">Scanner Check State Table</text:bookmark-ref><text:s/>and <text:bookmark-ref text:reference-format="text" text:ref-name="__RefHeading___Toc4086_1445134034">Scanner Next State Table</text:bookmark-ref>.</text:p>
      <text:h text:style-name="P273" text:outline-level="4"><text:bookmark-start text:name="__RefHeading___Toc4370_1445134034"/>Scanner Base Index Table<text:bookmark-end text:name="__RefHeading___Toc4370_1445134034"/></text:h>
      <text:p text:style-name="P160">This table has one entry for every scanner state and contains the index in the <text:bookmark-ref text:reference-format="text" text:ref-name="__RefHeading___Toc4084_1445134034">Scanner Check State Table</text:bookmark-ref><text:s/>and <text:bookmark-ref text:reference-format="text" text:ref-name="__RefHeading___Toc4086_1445134034">Scanner Next State Table</text:bookmark-ref><text:s/>where the entries for the state begin. <text:s/>Every state has 257 entries in those tables, one for every character 0x00 through 0xFF plus one for end of file.</text:p>
      <text:h text:style-name="P273" text:outline-level="4"><text:bookmark-start text:name="__RefHeading___Toc4084_1445134034"/>Scanner Check State Table<text:bookmark-end text:name="__RefHeading___Toc4084_1445134034"/></text:h>
      <text:p text:style-name="P163">This table has enough entries to store the deterministic finite state automaton transitions for each state in the scanner. <text:s/>The exact number of entries will depend on how well the <text:soft-page-break/>transitions can be packed. <text:s/>When accessing a table entry the <text:bookmark-ref text:reference-format="text" text:ref-name="__RefHeading___Toc4370_1445134034">Scanner Base Index Table</text:bookmark-ref><text:s/>provides a base index for the current state and the current input character provides an offset. <text:s/>If the <text:bookmark-ref text:reference-format="text" text:ref-name="__RefHeading___Toc4084_1445134034">Scanner Check State Table</text:bookmark-ref><text:s/>entry at that index is equal to the current state the <text:bookmark-ref text:reference-format="text" text:ref-name="__RefHeading___Toc4086_1445134034">Scanner Next State Table</text:bookmark-ref><text:s/>entry <text:span text:style-name="T98">at that index </text:span>is the state number to transition to. <text:s/>If the <text:bookmark-ref text:reference-format="text" text:ref-name="__RefHeading___Toc4084_1445134034">Scanner Check State Table</text:bookmark-ref><text:s/>entry is not the current state then the table lookup continues using the <text:bookmark-ref text:reference-format="text" text:ref-name="__RefHeading___Toc4372_1445134034">Scanner Default State Table</text:bookmark-ref><text:s/>value for the current state.</text:p>
      <text:h text:style-name="P273" text:outline-level="4"><text:bookmark-start text:name="__RefHeading___Toc4086_1445134034"/>Scanner Next State Table<text:bookmark-end text:name="__RefHeading___Toc4086_1445134034"/></text:h>
      <text:p text:style-name="P163">This table has <text:span text:style-name="T134">the same number of entries as the </text:span><text:span text:style-name="T134"><text:bookmark-ref text:reference-format="text" text:ref-name="__RefHeading___Toc4084_1445134034">Scanner Check State Table</text:bookmark-ref></text:span>. <text:s/>The exact number of entries will depend on how well the transitions can be packed. <text:s/>The corresponding <text:bookmark-ref text:reference-format="text" text:ref-name="__RefHeading___Toc4084_1445134034">Scanner Check State Table</text:bookmark-ref><text:s/>entry is the state for which this <text:bookmark-ref text:reference-format="text" text:ref-name="__RefHeading___Toc4086_1445134034">Scanner Next State Table</text:bookmark-ref><text:s/>entry is valid. <text:s/><text:span text:style-name="T98">If valid, the entry is the number of the state in the DFA to be transitioned to.</text:span></text:p>
      <text:h text:style-name="P268" text:outline-level="3"><text:bookmark-start text:name="__RefHeading___Toc5024_1445134034"/>Packed Parser Table<text:bookmark-end text:name="__RefHeading___Toc5024_1445134034"/></text:h>
      <text:h text:style-name="P273" text:outline-level="4"><text:bookmark-start text:name="__RefHeading___Toc4689_1445134034"/>Parser Base Index Table<text:bookmark-end text:name="__RefHeading___Toc4689_1445134034"/></text:h>
      <text:p text:style-name="P161">This table has one entry for every scanner state and contains the index in the <text:bookmark-ref text:reference-format="text" text:ref-name="__RefHeading___Toc4376_1445134034">Parser Check State Table</text:bookmark-ref><text:s/>and <text:bookmark-ref text:reference-format="text" text:ref-name="__RefHeading___Toc4378_1445134034">Parser Action Table</text:bookmark-ref><text:s/>where the entries for the state begin. <text:s/>Every state has <text:span text:style-name="T98">one entry</text:span> in those tables for every <text:span text:style-name="T98">terminal and nonterminal token</text:span>.</text:p>
      <text:h text:style-name="P273" text:outline-level="4"><text:bookmark-start text:name="__RefHeading___Toc4376_1445134034"/>Parser Check State Table<text:bookmark-end text:name="__RefHeading___Toc4376_1445134034"/></text:h>
      <text:p text:style-name="P164">This table has enough entries to store the parsing actions for each state in the parser. <text:s/>The exact number of entries will depend on how well the actions can be packed. <text:s/>When accessing a table entry the <text:bookmark-ref text:reference-format="text" text:ref-name="__RefHeading___Toc4689_1445134034">Parser Base Index Table</text:bookmark-ref><text:s/>provides a base index for the current state and the current input token provides an offset. <text:s/>If the <text:bookmark-ref text:reference-format="text" text:ref-name="__RefHeading___Toc4376_1445134034">Parser Check State Table</text:bookmark-ref><text:s/>entry at that index is equal to the current state the <text:bookmark-ref text:reference-format="text" text:ref-name="__RefHeading___Toc4378_1445134034">Parser Action Table</text:bookmark-ref><text:s/>entry at that index is the <text:sequence-ref text:reference-format="caption" text:ref-name="refTable3">Parsing Action Encoding</text:sequence-ref><text:s/>to be <text:span text:style-name="T99">executed</text:span>. <text:s/>If the <text:bookmark-ref text:reference-format="text" text:ref-name="__RefHeading___Toc4376_1445134034">Parser Check State Table</text:bookmark-ref><text:s/>entry is not the current state then the action to be <text:span text:style-name="T99">executed</text:span> is ERROR.</text:p>
      <text:h text:style-name="P273" text:outline-level="4"><text:bookmark-start text:name="__RefHeading___Toc4378_1445134034"/>Parser Action Table<text:bookmark-end text:name="__RefHeading___Toc4378_1445134034"/></text:h>
      <text:p text:style-name="P164">This table has <text:span text:style-name="T134">the same number of entries as the </text:span><text:span text:style-name="T134"><text:bookmark-ref text:reference-format="text" text:ref-name="__RefHeading___Toc4376_1445134034">Parser Check State Table</text:bookmark-ref></text:span>. <text:s/>The exact number of entries will depend on how well the actions can be packed. <text:s/>The corresponding <text:bookmark-ref text:reference-format="text" text:ref-name="__RefHeading___Toc4376_1445134034">Parser Check State Table</text:bookmark-ref><text:s/>entry is the state for which this <text:bookmark-ref text:reference-format="text" text:ref-name="__RefHeading___Toc4378_1445134034">Parser Action Table</text:bookmark-ref><text:s/>entry is valid. <text:s/>If valid, the entry is the <text:sequence-ref text:reference-format="caption" text:ref-name="refTable3">Parsing Action Encoding</text:sequence-ref><text:s/><text:span text:style-name="T99">of the parsing action to be executed </text:span><text:span text:style-name="T134">otherwise the parsing action is ERROR</text:span><text:span text:style-name="T99">.</text:span></text:p>
      <text:h text:style-name="P232" text:outline-level="1"><text:bookmark-start text:name="__RefHeading___Toc3552_1445134034"/>Tableformat<text:bookmark-end text:name="__RefHeading___Toc3552_1445134034"/></text:h>
      <text:p text:style-name="P165">Tableformat reads <text:span text:style-name="T145">the</text:span> <text:bookmark-ref text:reference-format="text" text:ref-name="__RefHeading___Toc5024_1445134034">Packed Parser Table</text:bookmark-ref><text:s/><text:span text:style-name="T105">format</text:span> as produced by <text:bookmark-ref text:reference-format="text" text:ref-name="__RefHeading___Toc4500_417976474">Packtables</text:bookmark-ref><text:s/>and <text:span text:style-name="T105">writes</text:span> a C module <text:span text:style-name="T105">which</text:span> define<text:span text:style-name="T105">s</text:span> a variable of type struct sdt_tables <text:span text:style-name="T105">that</text:span> is declared in the include file <text:soft-page-break/>“tables<text:span text:style-name="T149">_definitions</text:span>.h”. <text:s/>This structure contains elements for every one of the tables defined in the <text:bookmark-ref text:reference-format="text" text:ref-name="__RefHeading___Toc3550_1445134034">Packparse Table Format</text:bookmark-ref><text:s/>described above. <text:s/>Tableformat uses the <text:bookmark-ref text:reference-format="text" text:ref-name="__RefHeading___Toc169_3494641884">Language Identifier</text:bookmark-ref><text:s/>which is stored in the table <text:bookmark-ref text:reference-format="text" text:ref-name="__RefHeading___Toc3201_4100478356">Header Line</text:bookmark-ref><text:s/>as the variable name.</text:p>
      <text:p text:style-name="P165">This C module is compiled and linked with the <text:span text:style-name="T101">sdtgen</text:span> driver program and a pointer to the sdt_tables variable is passed to the parser to <text:span text:style-name="T149">control</text:span> the scanning and parsing of the input language.</text:p>
      <text:h text:style-name="P252" text:outline-level="2"><text:bookmark-start text:name="__RefHeading___Toc3554_1445134034"/>Tableformat Command Line<text:bookmark-end text:name="__RefHeading___Toc3554_1445134034"/></text:h>
      <text:p text:style-name="P147"><text:span text:style-name="T96">tableformat</text:span> [ &lt;input file&gt; [ &lt;output file&gt; ] ]</text:p>
      <text:p text:style-name="P148"><text:span text:style-name="T105">If the input file is specified as “-” input will be read from standard input. <text:s/>If the output file is specified as “-” output will be written to standard output. <text:s/>Likewise, i</text:span>f the output file name is omitted the output will be written to standard output. <text:s/>If both input and output file name<text:span text:style-name="T104">s</text:span> are omitted input will be read from standard input and output will be written to standard output.</text:p>
      <text:h text:style-name="P233" text:outline-level="1"><text:bookmark-start text:name="__RefHeading___Toc4390_1370793228"/>Using the Parser<text:bookmark-end text:name="__RefHeading___Toc4390_1370793228"/></text:h>
      <text:p text:style-name="P207">The C module created by tableformat can be compiled to produce a variable of type sdt_tables which can be linked with a program to scan and parse a file in the defined language. <text:s/><text:span text:style-name="T152">A program using the parser must define the parser data types </text:span><text:span text:style-name="T160">and functions</text:span><text:span text:style-name="T152"> </text:span><text:span text:style-name="T160">as well as</text:span><text:span text:style-name="T152"> the sdt_tables data type</text:span><text:span text:style-name="T151">:</text:span></text:p>
      <text:p text:style-name="P278">#include “parser_definitions.h”</text:p>
      <text:p text:style-name="P211">#include “tables_definitions.h”</text:p>
      <text:p text:style-name="P212">#include “parser_functions.h</text:p>
      <text:p text:style-name="P213">Then the parsing tables can be referenced with</text:p>
      <text:p text:style-name="P212">extern sdt_tables ptables;</text:p>
      <text:p text:style-name="P213"><text:span text:style-name="T160">assuming</text:span> “ptables” is the name defined by the <text:bookmark-ref text:reference-format="text" text:ref-name="__RefHeading___Toc169_3494641884">Language Identifier</text:bookmark-ref><text:s/>in the sdtgen input file</text:p>
      <text:p text:style-name="P210">To parse an input file using these tables they must be initialized with the file descriptor of the file to be parsed and pointers to <text:span text:style-name="T152">the </text:span><text:span text:style-name="T152"><text:bookmark-ref text:reference-format="text" text:ref-name="__RefHeading___Toc4392_1370793228">perform_action Callback</text:bookmark-ref></text:span><text:s/><text:span text:style-name="T152">function </text:span>which performs semantic routine actions and the previously described <text:bookmark-ref text:reference-format="text" text:ref-name="__RefHeading___Toc3670_3409909641">install_token Callback</text:bookmark-ref>:</text:p>
      <text:p text:style-name="P215">void perform_action(sdt_tables *tables, int semno);</text:p>
      <text:p text:style-name="P216">void install_token(sdt_tables *tables, tokenentry *token);</text:p>
      <text:p text:style-name="P214">perform_action is called with a pointer to the sdt_tables structure and the integer semantic routine number. <text:s/>Install_token is called with the sdt_tables pointer and a pointer to the newly scanned token entry. <text:s/>These functions must be defined, if only as stubs, to initialize the parser.</text:p>
      <text:p text:style-name="P216"><text:soft-page-break/>init_parser(&amp;ptables, fd, &amp;perform_action, &amp;install_token);</text:p>
      <text:p text:style-name="P214">This will configure the members of ptables to read from the file descriptor fd as well as provide the callback function pointers for perform_action and install_token. <text:s/><text:span text:style-name="T154">It will also initialize all the members of ptables which are required to scan and parse the input file.</text:span></text:p>
      <text:p text:style-name="P208">The call:</text:p>
      <text:p text:style-name="P208">parse_input(&amp;ptables);</text:p>
      <text:p text:style-name="P208">will scan and parse the provided input file and call the perform_action and install_token functions to do whatever is necessary to interpret the language. <text:s/>If a syntax error is encountered and <text:bookmark-ref text:reference-format="text" text:ref-name="__RefHeading___Toc186_3494641884">ERRORREPAIR</text:bookmark-ref><text:s/>was specified for the language the syntax error will be repaired and the parse will continue, otherwise the parser will call exit<text:span text:style-name="T160">(1)</text:span> to terminate the program.</text:p>
      <text:p text:style-name="P280">Finally, a call to</text:p>
      <text:p text:style-name="P281">free_parser(&amp;ptables);</text:p>
      <text:p text:style-name="P280">will free any remaining data structures that were allocated by the parser.</text:p>
      <text:h text:style-name="P253" text:outline-level="2"><text:bookmark-start text:name="__RefHeading___Toc4392_1370793228"/>perform_action Callback<text:bookmark-end text:name="__RefHeading___Toc4392_1370793228"/></text:h>
      <text:p text:style-name="P280">When a reduce action has been signaled to the parser but before the production right hand side has been <text:span text:style-name="T160">popped</text:span> from the parse stack and replaced with the left hand side symbol, the parser calls the <text:bookmark-ref text:reference-format="text" text:ref-name="__RefHeading___Toc4392_1370793228">perform_action Callback</text:bookmark-ref><text:s/>passing it the semantic routine number of the production which has been recognized.</text:p>
      <text:p text:style-name="P282"><text:span text:style-name="T159">void </text:span>perform_action(sdt_tables *tables, int semno);</text:p>
      <text:p text:style-name="P280">The tables pointe<text:span text:style-name="T155">r</text:span> can be used to access any member of the structure <text:span text:style-name="T155">used by the parser. <text:s/>In particular, this gives us access to the parse stack. <text:s/>The parser_definitions.h file provides a number of macros to access these members provided we specify the sdt_tables pointer variable name to be “tables”.</text:span></text:p>
      <text:p text:style-name="P283">For the semantic routines, the most important of these are</text:p>
      <text:list xml:id="list888729116" text:style-name="L2">
        <text:list-item>
          <text:p text:style-name="P289">PARSTACK(i) – the i<text:span text:style-name="T156">th</text:span><text:span text:style-name="T157"> element on the parse stack.</text:span></text:p>
        </text:list-item>
        <text:list-item>
          <text:p text:style-name="P288">PARCOUNT – the number of elements on the parse stack.</text:p>
        </text:list-item>
      </text:list>
      <text:p text:style-name="P283">Therefore PARSTACK(PARCOUNT – 1) is the top element of the stack and the rightmost token of the recognized production’s right hand side. <text:s/>PARSTACK(PARCOUNT – 2) is the next token to the left, etc.</text:p>
      <text:p text:style-name="P287"><text:soft-page-break/>Parse stack entries are defined by:</text:p>
      <text:p text:style-name="P285">struct parseentry <text:s text:c="14"/>/* One entry on the parse stack */</text:p>
      <text:p text:style-name="P284">{</text:p>
      <text:p text:style-name="P284"><text:s text:c="3"/>int <text:s text:c="20"/>state; <text:s text:c="10"/>/* State number */</text:p>
      <text:p text:style-name="P284"><text:s text:c="3"/>location <text:s text:c="11"/>where; <text:s text:c="8"/>/* Start of token which created this entry */</text:p>
      <text:p text:style-name="P284"><text:s text:c="3"/>int <text:s text:c="20"/>token; <text:s text:c="9"/>/* Token number */</text:p>
      <text:p text:style-name="P284"><text:s text:c="3"/>unsigned char *symbol; <text:s text:c="6"/>/* Token string (if installed) */</text:p>
      <text:p text:style-name="P286">};</text:p>
      <text:p text:style-name="P283">The code to process the indicated semantic routine number can examine the parse stack entries corresponding to the recognized production’s right hand side and perform actions depending on their values.</text:p>
      <text:h text:style-name="P254" text:outline-level="2"><text:bookmark-start text:name="__RefHeading___Toc7007_1370793228"/>Generating Error Messages<text:bookmark-end text:name="__RefHeading___Toc7007_1370793228"/></text:h>
      <text:p text:style-name="P290">While the scanner and parser will automatically generate error messages for unrecognized characters by the scanner and syntax errors by the parser, it is sometimes necessary to generate semantic errors from the <text:bookmark-ref text:reference-format="text" text:ref-name="__RefHeading___Toc4392_1370793228">perform_action Callback</text:bookmark-ref>.</text:p>
      <text:p text:style-name="P290">Error messages are created with the function:</text:p>
      <text:p text:style-name="P291">void record_error(sdt_tables *tables, location *point, char *fmt, …);</text:p>
      <text:p text:style-name="P290">The location parameter point indicates where to write a caret to point at the location of the error on the input line. <text:s/>Fmt and the variable arguments are sprint<text:span text:style-name="T159">f</text:span> parameters to format the error message.</text:p>
      <text:p text:style-name="P290">Because of the way the parser performs input buffer handling, the specified location should always be <text:span text:style-name="T159">&amp;</text:span>PARSTACK(PARCOUNT – 1).where. <text:s/><text:span text:style-name="T158">While it would be more </text:span><text:span text:style-name="T159">a</text:span><text:span text:style-name="T158">esthetic to point at the first token of the production’s right hand side rather than the last, because free-form input could allow previous tokens to be many lines back in the input file it </text:span><text:span text:style-name="T159">is</text:span><text:span text:style-name="T158"> no longer possible to point to an error location on those lines. <text:s/>Only the line of the last token is guaranteed to be usable.</text:span></text:p>
      <text:p text:style-name="P292">The sdtgen scanner and parser automatically manage input buffers by allocating new buffers as needed to parse ahead. <text:s/>When the parser shifts a token it considers all input lines preceding the line containing the shifted token to be complete and advances past them, writing them out if requested or if they contain <text:span text:style-name="T159">the</text:span> location of an error message. <text:s/><text:span text:style-name="T159">When a line is written</text:span> <text:span text:style-name="T159">the parser</text:span> <text:span text:style-name="T159">follows it with</text:span> any error messages for that line. <text:s/>If writing the line advanced from one input buffer to the next the previous input buffer is no longer needed and is freed. <text:s/><text:span text:style-name="T159">Once a line is written along with its error messages, it is no longer possible to append more error messages to it. <text:s/>An attempt to do so will result in an error message on the next line which won’t point to the correct location</text:span>.</text:p>
      <text:h text:style-name="P234" text:outline-level="1"><text:bookmark-start text:name="__RefHeading___Toc5490_448733838"/><text:soft-page-break/>Example Driver<text:bookmark-end text:name="__RefHeading___Toc5490_448733838"/></text:h>
      <text:p text:style-name="P200">The example subdirectory contains a minimal main program which can be linked with the libstd.a library which contains the parser and support routines <text:span text:style-name="T149">and</text:span> a compiled sdt_tables structure <text:span text:style-name="T147">to demonstrate sdtgen’s functionality.</text:span></text:p>
      <text:p text:style-name="P200">Assuming you’ve digested this user’s guide and produced an input file named language.sdt <text:span text:style-name="T146">in the grammars subdirectory</text:span>, the following steps will create a program to scan and parse that language.</text:p>
      <text:p text:style-name="P200">The Makefile in the main sdtgen directory will compile the sdtgen library, the main sdtgen program, <text:span text:style-name="T148">and</text:span> the packtables and tableformat tools:</text:p>
      <text:p text:style-name="P201">/<text:span text:style-name="T146">usr/bin/make</text:span></text:p>
      <text:p text:style-name="P202">Run sdtgen to create the scanner and parser tables <text:span text:style-name="T147">in a file named language.dat.</text:span></text:p>
      <text:p text:style-name="P203">./sdtgen -w language.dat grammars/language.sdt</text:p>
      <text:p text:style-name="P204">If there are issues, make corrections and rerun the sdtgen command otherwise run packtables to produce the packed version of the tables <text:span text:style-name="T147">in language.pak.</text:span></text:p>
      <text:p text:style-name="P203">./packtables language.dat language.pak</text:p>
      <text:p text:style-name="P204">Convert the packed tables into C and write them into the example subdirectory.</text:p>
      <text:p text:style-name="P203">./tableformat language.pak example/tables.c</text:p>
      <text:p text:style-name="P204">When the language.sdt input file was created it specified a name for these tables with the <text:bookmark-ref text:reference-format="text" text:ref-name="__RefHeading___Toc169_3494641884">Language Identifier</text:bookmark-ref><text:s/>statement. <text:s/>Edit the file example/driver.c and change the definition</text:p>
      <text:p text:style-name="P203">#define LANGUAGE_IDENTIFIER <text:s text:c="4"/>ptables</text:p>
      <text:p text:style-name="P204">from ptables to whatever identifier was specified <text:span text:style-name="T147">with the</text:span> <text:bookmark-ref text:reference-format="text" text:ref-name="__RefHeading___Toc169_3494641884">Language Identifier</text:bookmark-ref><text:s/>statement.</text:p>
      <text:p text:style-name="P205">There should now be three files in the example subdirectory in addition to <text:span text:style-name="T147">its</text:span> Makefile. <text:s/>The driver.c program which has been modified with the name of the sdt_tables variable created from the language.sdt input file, the tables<text:span text:style-name="T149">_definitions</text:span>.h file which defines the minimal structure for those tables, and the tables.c file created from the input language definition by sdtgen -&gt; packtables -&gt; tableformat <text:span text:style-name="T148">which contains the actual sdt_tables variable</text:span>.</text:p>
      <text:p text:style-name="P205">Back in the main sdtgen directory, compile the driver program.</text:p>
      <text:p text:style-name="P206">/usr/bin/make driver</text:p>
      <text:p text:style-name="P205">Run the driver.</text:p>
      <text:p text:style-name="P206">./driver [ -l ] &lt;input file&gt;</text:p>
      <text:p text:style-name="P205"><text:soft-page-break/>The example driver doesn’t have any semantic routines, only a stub function to invoke them, so <text:span text:style-name="T147">it</text:span> won’t do more than generate a listing if requested with -l <text:span text:style-name="T147">on the command line </text:span>and repair syntax errors if requested with <text:bookmark-ref text:reference-format="text" text:ref-name="__RefHeading___Toc186_3494641884">ERRORREPAIR</text:bookmark-ref><text:s/>in the language.sdt input file. <text:s/><text:span text:style-name="T147">Sdtgen was written using itself so it can serve as inspiration for how to build on the example. <text:s/></text:span>The rest is up to yo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7" style:display-name="Contents 7" style:family="paragraph" style:parent-style-name="Index" style:class="index">
      <style:paragraph-properties fo:margin-left="1.1811in" fo:margin-right="0in" fo:text-indent="0in" style:auto-text-indent="false">
        <style:tab-stops>
          <style:tab-stop style:position="5.7437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Arial1" fo:font-family="Arial" style:font-style-name="Regular" style:font-family-generic="swiss" style:font-pitch="variable"/>
    </style:style>
    <style:style style:name="Table" style:family="paragraph" style:parent-style-name="Caption" style:class="extra"/>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day/>
      <number:text> </number:text>
      <number:month number:textual="true"/>
      <number:text> </number:text>
      <number:year number:style="long"/>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rsid="0091d7f9" officeooo:paragraph-rsid="0091d7f9"/>
    </style:style>
    <style:style style:name="MP2" style:family="paragraph" style:parent-style-name="Footer">
      <style:text-properties officeooo:rsid="00971a12" officeooo:paragraph-rsid="00971a12"/>
    </style:style>
    <style:style style:name="MT1" style:family="text">
      <style:text-properties officeooo:rsid="0097d97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Roy J. Mongiovi<text:tab/><text:tab/><text:span text:style-name="MT1">Page </text:span><text:span text:style-name="MT1"><text:page-number text:select-page="current">1</text:page-number></text:span></text:p>
      </style:footer>
    </style:master-page>
    <style:master-page style:name="Title_20_Page" style:display-name="Title Page" style:page-layout-name="Mpm2" draw:style-name="Mdp1" style:next-style-name="Contents_20_Page">
      <style:footer>
        <text:p text:style-name="MP2">Roy J. Mongiovi</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s_20_Page" style:display-name="Contents Page" style:page-layout-name="Mpm10" draw:style-name="Mdp1">
      <style:footer>
        <text:p text:style-name="MP2">Roy J. Mongiovi<text:tab/><text:tab/>Page <text:page-number text:select-page="current">i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00:14:21.864995192</meta:creation-date>
    <dc:date>2024-07-08T16:12:57.171726656</dc:date>
    <meta:editing-duration>PT5H51M35S</meta:editing-duration>
    <meta:editing-cycles>61</meta:editing-cycles>
    <meta:generator>LibreOffice/7.3.7.2$Linux_X86_64 LibreOffice_project/30$Build-2</meta:generator>
    <dc:title>SDTGEN User Guide</dc:title>
    <meta:document-statistic meta:table-count="4" meta:image-count="0" meta:object-count="0" meta:page-count="51" meta:paragraph-count="1032" meta:word-count="15796" meta:character-count="94847" meta:non-whitespace-character-count="78002"/>
  </office:meta>
</office:document-meta>
</file>